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P2"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P3" style:family="paragraph" style:parent-style-name="Header">
      <style:paragraph-properties fo:text-align="end" style:justify-single-word="false"/>
      <style:text-properties style:font-name="Algerian" fo:font-size="6pt" fo:language="id" fo:country="ID" style:font-size-asian="6pt" style:font-size-complex="6pt"/>
    </style:style>
    <style:style style:name="P4" style:family="paragraph" style:parent-style-name="Header">
      <style:text-properties fo:font-size="15pt" fo:language="id" fo:country="ID" fo:font-weight="bold" officeooo:rsid="09ddaa51" style:font-size-asian="15pt" style:font-weight-asian="bold" style:font-size-complex="15pt" style:font-weight-complex="bold"/>
    </style:style>
    <style:style style:name="P5" style:family="paragraph" style:parent-style-name="Footer">
      <style:text-properties fo:font-size="10pt" fo:language="id" fo:country="ID" style:font-size-asian="10pt" style:font-size-complex="10pt"/>
    </style:style>
    <style:style style:name="P6" style:family="paragraph" style:parent-style-name="Footer">
      <style:paragraph-properties fo:text-align="end" style:justify-single-word="false"/>
      <style:text-properties fo:font-size="10pt" fo:language="id" fo:country="ID" style:font-size-asian="10pt" style:font-size-complex="10pt"/>
    </style:style>
    <style:style style:name="P7" style:family="paragraph" style:parent-style-name="Footnote">
      <style:text-properties officeooo:rsid="0dcc4f2c" officeooo:paragraph-rsid="0dcc4f2c"/>
    </style:style>
    <style:style style:name="P8" style:family="paragraph" style:parent-style-name="Title" style:master-page-name="">
      <style:paragraph-properties fo:orphans="0" fo:widows="0" fo:hyphenation-ladder-count="1" style:page-number="auto" fo:break-before="auto" fo:break-after="auto" fo:keep-with-next="auto"/>
      <style:text-properties fo:hyphenate="true" fo:hyphenation-remain-char-count="2" fo:hyphenation-push-char-count="2" loext:hyphenation-no-caps="false"/>
    </style:style>
    <style:style style:name="P9" style:family="paragraph" style:parent-style-name="paragraf">
      <style:paragraph-properties fo:orphans="0" fo:widows="0" fo:hyphenation-ladder-count="1" fo:keep-with-next="auto"/>
      <style:text-properties officeooo:paragraph-rsid="0b47bf5a" fo:hyphenate="true" fo:hyphenation-remain-char-count="2" fo:hyphenation-push-char-count="2" loext:hyphenation-no-caps="false"/>
    </style:style>
    <style:style style:name="P10" style:family="paragraph" style:parent-style-name="paragraf">
      <style:paragraph-properties fo:orphans="0" fo:widows="0" fo:hyphenation-ladder-count="1" fo:keep-with-next="auto"/>
      <style:text-properties fo:language="id" fo:country="ID" fo:hyphenate="true" fo:hyphenation-remain-char-count="2" fo:hyphenation-push-char-count="2" loext:hyphenation-no-caps="false"/>
    </style:style>
    <style:style style:name="P11" style:family="paragraph" style:parent-style-name="paragraf">
      <style:paragraph-properties fo:orphans="0" fo:widows="0" fo:hyphenation-ladder-count="1" fo:keep-with-next="auto"/>
      <style:text-properties fo:language="id" fo:country="ID" officeooo:rsid="0a6b4151" officeooo:paragraph-rsid="0a6b4151" fo:hyphenate="true" fo:hyphenation-remain-char-count="2" fo:hyphenation-push-char-count="2" loext:hyphenation-no-caps="false"/>
    </style:style>
    <style:style style:name="P12" style:family="paragraph" style:parent-style-name="paragraf">
      <style:paragraph-properties fo:orphans="0" fo:widows="0" fo:hyphenation-ladder-count="1" fo:keep-with-next="auto"/>
      <style:text-properties fo:language="id" fo:country="ID" officeooo:rsid="09e4fb2f" officeooo:paragraph-rsid="09e4fb2f" fo:hyphenate="true" fo:hyphenation-remain-char-count="2" fo:hyphenation-push-char-count="2" loext:hyphenation-no-caps="false"/>
    </style:style>
    <style:style style:name="P13" style:family="paragraph" style:parent-style-name="paragraf">
      <style:paragraph-properties fo:orphans="0" fo:widows="0" fo:hyphenation-ladder-count="1" fo:keep-with-next="auto"/>
      <style:text-properties fo:language="id" fo:country="ID" officeooo:rsid="09e8757d" officeooo:paragraph-rsid="09e8757d" fo:hyphenate="true" fo:hyphenation-remain-char-count="2" fo:hyphenation-push-char-count="2" loext:hyphenation-no-caps="false"/>
    </style:style>
    <style:style style:name="P14" style:family="paragraph" style:parent-style-name="paragraf">
      <style:paragraph-properties fo:orphans="0" fo:widows="0" fo:hyphenation-ladder-count="1" fo:keep-with-next="auto"/>
      <style:text-properties fo:language="id" fo:country="ID" officeooo:rsid="09ea2baa" officeooo:paragraph-rsid="09ea2baa" fo:hyphenate="true" fo:hyphenation-remain-char-count="2" fo:hyphenation-push-char-count="2" loext:hyphenation-no-caps="false"/>
    </style:style>
    <style:style style:name="P15" style:family="paragraph" style:parent-style-name="paragraf">
      <style:paragraph-properties fo:orphans="0" fo:widows="0" fo:hyphenation-ladder-count="1" fo:keep-with-next="auto"/>
      <style:text-properties fo:language="id" fo:country="ID" officeooo:rsid="09f17e11" officeooo:paragraph-rsid="09f17e11" fo:hyphenate="true" fo:hyphenation-remain-char-count="2" fo:hyphenation-push-char-count="2" loext:hyphenation-no-caps="false"/>
    </style:style>
    <style:style style:name="P16" style:family="paragraph" style:parent-style-name="paragraf">
      <style:paragraph-properties fo:orphans="0" fo:widows="0" fo:hyphenation-ladder-count="1" fo:keep-with-next="auto"/>
      <style:text-properties fo:language="id" fo:country="ID" officeooo:rsid="09fb9144" officeooo:paragraph-rsid="0d14b1aa" fo:hyphenate="true" fo:hyphenation-remain-char-count="2" fo:hyphenation-push-char-count="2" loext:hyphenation-no-caps="false"/>
    </style:style>
    <style:style style:name="P17" style:family="paragraph" style:parent-style-name="paragraf">
      <style:paragraph-properties fo:orphans="0" fo:widows="0" fo:hyphenation-ladder-count="1" fo:keep-with-next="auto"/>
      <style:text-properties fo:language="id" fo:country="ID" officeooo:rsid="0a910f5a" officeooo:paragraph-rsid="0a910f5a" fo:hyphenate="true" fo:hyphenation-remain-char-count="2" fo:hyphenation-push-char-count="2" loext:hyphenation-no-caps="false"/>
    </style:style>
    <style:style style:name="P18" style:family="paragraph" style:parent-style-name="paragraf">
      <style:paragraph-properties fo:orphans="0" fo:widows="0" fo:hyphenation-ladder-count="1" fo:keep-with-next="auto"/>
      <style:text-properties fo:language="id" fo:country="ID" officeooo:rsid="0a99a9b5" officeooo:paragraph-rsid="0a99a9b5" fo:hyphenate="true" fo:hyphenation-remain-char-count="2" fo:hyphenation-push-char-count="2" loext:hyphenation-no-caps="false"/>
    </style:style>
    <style:style style:name="P19" style:family="paragraph" style:parent-style-name="paragraf">
      <style:paragraph-properties fo:orphans="0" fo:widows="0" fo:hyphenation-ladder-count="1" fo:keep-with-next="auto"/>
      <style:text-properties fo:language="id" fo:country="ID" officeooo:rsid="0aa7058e" officeooo:paragraph-rsid="0aa7058e" fo:hyphenate="true" fo:hyphenation-remain-char-count="2" fo:hyphenation-push-char-count="2" loext:hyphenation-no-caps="false"/>
    </style:style>
    <style:style style:name="P20" style:family="paragraph" style:parent-style-name="paragraf">
      <style:paragraph-properties fo:orphans="0" fo:widows="0" fo:hyphenation-ladder-count="1" fo:keep-with-next="auto"/>
      <style:text-properties fo:language="id" fo:country="ID" officeooo:rsid="0ab57adb" officeooo:paragraph-rsid="0ab57adb" fo:hyphenate="true" fo:hyphenation-remain-char-count="2" fo:hyphenation-push-char-count="2" loext:hyphenation-no-caps="false"/>
    </style:style>
    <style:style style:name="P21" style:family="paragraph" style:parent-style-name="paragraf">
      <style:paragraph-properties fo:orphans="0" fo:widows="0" fo:hyphenation-ladder-count="1" fo:keep-with-next="auto"/>
      <style:text-properties fo:language="id" fo:country="ID" officeooo:rsid="0ad28209" officeooo:paragraph-rsid="0ad72f1e" fo:hyphenate="true" fo:hyphenation-remain-char-count="2" fo:hyphenation-push-char-count="2" loext:hyphenation-no-caps="false"/>
    </style:style>
    <style:style style:name="P22" style:family="paragraph" style:parent-style-name="paragraf">
      <style:paragraph-properties fo:orphans="0" fo:widows="0" fo:hyphenation-ladder-count="1" fo:keep-with-next="auto"/>
      <style:text-properties fo:language="id" fo:country="ID" officeooo:rsid="0ae0fcff" officeooo:paragraph-rsid="0ae0fcff" fo:hyphenate="true" fo:hyphenation-remain-char-count="2" fo:hyphenation-push-char-count="2" loext:hyphenation-no-caps="false"/>
    </style:style>
    <style:style style:name="P23" style:family="paragraph" style:parent-style-name="paragraf">
      <style:paragraph-properties fo:orphans="0" fo:widows="0" fo:hyphenation-ladder-count="1" fo:keep-with-next="auto"/>
      <style:text-properties fo:language="id" fo:country="ID" officeooo:rsid="0aed3021" officeooo:paragraph-rsid="0aed3021" fo:hyphenate="true" fo:hyphenation-remain-char-count="2" fo:hyphenation-push-char-count="2" loext:hyphenation-no-caps="false"/>
    </style:style>
    <style:style style:name="P24" style:family="paragraph" style:parent-style-name="paragraf">
      <style:paragraph-properties fo:orphans="0" fo:widows="0" fo:hyphenation-ladder-count="1" fo:keep-with-next="auto"/>
      <style:text-properties fo:language="id" fo:country="ID" officeooo:rsid="0aee3859" officeooo:paragraph-rsid="0aee3859" fo:hyphenate="true" fo:hyphenation-remain-char-count="2" fo:hyphenation-push-char-count="2" loext:hyphenation-no-caps="false"/>
    </style:style>
    <style:style style:name="P25" style:family="paragraph" style:parent-style-name="paragraf">
      <style:paragraph-properties fo:orphans="0" fo:widows="0" fo:hyphenation-ladder-count="1" fo:keep-with-next="auto"/>
      <style:text-properties fo:language="id" fo:country="ID" officeooo:rsid="0b12f153" officeooo:paragraph-rsid="0b12f153" fo:hyphenate="true" fo:hyphenation-remain-char-count="2" fo:hyphenation-push-char-count="2" loext:hyphenation-no-caps="false"/>
    </style:style>
    <style:style style:name="P26" style:family="paragraph" style:parent-style-name="paragraf">
      <style:paragraph-properties fo:orphans="0" fo:widows="0" fo:hyphenation-ladder-count="1" fo:keep-with-next="auto"/>
      <style:text-properties fo:language="id" fo:country="ID" officeooo:rsid="0b205761" officeooo:paragraph-rsid="0b205761" fo:hyphenate="true" fo:hyphenation-remain-char-count="2" fo:hyphenation-push-char-count="2" loext:hyphenation-no-caps="false"/>
    </style:style>
    <style:style style:name="P27" style:family="paragraph" style:parent-style-name="paragraf">
      <style:paragraph-properties fo:orphans="0" fo:widows="0" fo:hyphenation-ladder-count="1" fo:keep-with-next="auto"/>
      <style:text-properties fo:language="id" fo:country="ID" officeooo:rsid="0b22ee65" officeooo:paragraph-rsid="0b22ee65" fo:hyphenate="true" fo:hyphenation-remain-char-count="2" fo:hyphenation-push-char-count="2" loext:hyphenation-no-caps="false"/>
    </style:style>
    <style:style style:name="P28" style:family="paragraph" style:parent-style-name="paragraf">
      <style:paragraph-properties fo:orphans="0" fo:widows="0" fo:hyphenation-ladder-count="1" fo:keep-with-next="auto"/>
      <style:text-properties fo:language="id" fo:country="ID" officeooo:rsid="0b2c875e" officeooo:paragraph-rsid="0b32e5bd" fo:hyphenate="true" fo:hyphenation-remain-char-count="2" fo:hyphenation-push-char-count="2" loext:hyphenation-no-caps="false"/>
    </style:style>
    <style:style style:name="P29" style:family="paragraph" style:parent-style-name="paragraf">
      <style:paragraph-properties fo:orphans="0" fo:widows="0" fo:hyphenation-ladder-count="1" fo:keep-with-next="auto"/>
      <style:text-properties fo:language="id" fo:country="ID" officeooo:rsid="0b2c875e" officeooo:paragraph-rsid="0b3ff1c0" fo:hyphenate="true" fo:hyphenation-remain-char-count="2" fo:hyphenation-push-char-count="2" loext:hyphenation-no-caps="false"/>
    </style:style>
    <style:style style:name="P30" style:family="paragraph" style:parent-style-name="paragraf">
      <style:paragraph-properties fo:orphans="0" fo:widows="0" fo:hyphenation-ladder-count="1" fo:keep-with-next="auto"/>
      <style:text-properties fo:language="id" fo:country="ID" officeooo:rsid="0b419a27" officeooo:paragraph-rsid="0b419a27" fo:hyphenate="true" fo:hyphenation-remain-char-count="2" fo:hyphenation-push-char-count="2" loext:hyphenation-no-caps="false"/>
    </style:style>
    <style:style style:name="P31" style:family="paragraph" style:parent-style-name="paragraf">
      <style:paragraph-properties fo:orphans="0" fo:widows="0" fo:hyphenation-ladder-count="1" fo:keep-with-next="auto"/>
      <style:text-properties fo:language="id" fo:country="ID" officeooo:rsid="0b6124aa" officeooo:paragraph-rsid="0b6124aa" fo:hyphenate="true" fo:hyphenation-remain-char-count="2" fo:hyphenation-push-char-count="2" loext:hyphenation-no-caps="false"/>
    </style:style>
    <style:style style:name="P32" style:family="paragraph" style:parent-style-name="paragraf">
      <style:paragraph-properties fo:orphans="0" fo:widows="0" fo:hyphenation-ladder-count="1" fo:keep-with-next="auto"/>
      <style:text-properties fo:language="id" fo:country="ID" officeooo:rsid="0b6bf519" officeooo:paragraph-rsid="0b6d38b3" fo:hyphenate="true" fo:hyphenation-remain-char-count="2" fo:hyphenation-push-char-count="2" loext:hyphenation-no-caps="false"/>
    </style:style>
    <style:style style:name="P33" style:family="paragraph" style:parent-style-name="paragraf">
      <style:paragraph-properties fo:orphans="0" fo:widows="0" fo:hyphenation-ladder-count="1" fo:keep-with-next="auto"/>
      <style:text-properties fo:language="id" fo:country="ID" officeooo:rsid="0b9552d9" officeooo:paragraph-rsid="0b9552d9" fo:hyphenate="true" fo:hyphenation-remain-char-count="2" fo:hyphenation-push-char-count="2" loext:hyphenation-no-caps="false"/>
    </style:style>
    <style:style style:name="P34" style:family="paragraph" style:parent-style-name="paragraf">
      <style:paragraph-properties fo:orphans="0" fo:widows="0" fo:hyphenation-ladder-count="1" fo:keep-with-next="auto"/>
      <style:text-properties fo:language="id" fo:country="ID" fo:font-style="normal" officeooo:rsid="0b970f7c" officeooo:paragraph-rsid="0daac42b" style:font-style-asian="normal" style:font-style-complex="normal" fo:hyphenate="true" fo:hyphenation-remain-char-count="2" fo:hyphenation-push-char-count="2" loext:hyphenation-no-caps="false"/>
    </style:style>
    <style:style style:name="P35" style:family="paragraph" style:parent-style-name="paragraf">
      <style:paragraph-properties fo:orphans="0" fo:widows="0" fo:hyphenation-ladder-count="1" fo:keep-with-next="auto"/>
      <style:text-properties fo:language="id" fo:country="ID" fo:font-style="normal" fo:font-weight="bold" officeooo:rsid="0b9730b7" officeooo:paragraph-rsid="0b9730b7" style:font-style-asian="normal" style:font-weight-asian="bold" style:font-style-complex="normal" style:font-weight-complex="bold" fo:hyphenate="true" fo:hyphenation-remain-char-count="2" fo:hyphenation-push-char-count="2" loext:hyphenation-no-caps="false"/>
    </style:style>
    <style:style style:name="P36" style:family="paragraph" style:parent-style-name="paragraf">
      <style:paragraph-properties fo:orphans="0" fo:widows="0" fo:hyphenation-ladder-count="1" fo:keep-with-next="auto"/>
      <style:text-properties fo:language="id" fo:country="ID" fo:font-style="normal" fo:font-weight="normal" officeooo:rsid="0b99be1a" officeooo:paragraph-rsid="0b99be1a"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paragraf">
      <style:paragraph-properties fo:orphans="0" fo:widows="0" fo:hyphenation-ladder-count="1" fo:keep-with-next="auto"/>
      <style:text-properties fo:language="id" fo:country="ID" fo:font-style="normal" fo:font-weight="normal" officeooo:rsid="0b9d9cba" officeooo:paragraph-rsid="0b9d9cba"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paragraf">
      <style:paragraph-properties fo:orphans="0" fo:widows="0" fo:hyphenation-ladder-count="1" fo:keep-with-next="auto"/>
      <style:text-properties fo:language="id" fo:country="ID" fo:font-style="normal" fo:font-weight="normal" officeooo:rsid="0b9f6db4" officeooo:paragraph-rsid="0b9f6db4"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paragraf">
      <style:paragraph-properties fo:orphans="0" fo:widows="0" fo:hyphenation-ladder-count="1" fo:keep-with-next="auto"/>
      <style:text-properties fo:language="id" fo:country="ID" fo:font-style="normal" fo:font-weight="normal" officeooo:rsid="0ba21479" officeooo:paragraph-rsid="0ba21479"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paragraf">
      <style:paragraph-properties fo:orphans="0" fo:widows="0" fo:hyphenation-ladder-count="1" fo:keep-with-next="auto"/>
      <style:text-properties fo:language="id" fo:country="ID" fo:font-style="normal" fo:font-weight="normal" officeooo:rsid="0ba62783" officeooo:paragraph-rsid="0ba62783"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paragraf">
      <style:paragraph-properties fo:orphans="0" fo:widows="0" fo:hyphenation-ladder-count="1" fo:keep-with-next="auto"/>
      <style:text-properties fo:language="id" fo:country="ID" fo:font-style="normal" fo:font-weight="normal" officeooo:rsid="0ba700b8" officeooo:paragraph-rsid="0ba895bc"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paragraf">
      <style:paragraph-properties fo:orphans="0" fo:widows="0" fo:hyphenation-ladder-count="1" fo:keep-with-next="auto"/>
      <style:text-properties fo:language="id" fo:country="ID" fo:font-style="normal" fo:font-weight="normal" officeooo:rsid="0ba700b8" officeooo:paragraph-rsid="0bab4f0b"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paragraf">
      <style:paragraph-properties fo:orphans="0" fo:widows="0" fo:hyphenation-ladder-count="1" fo:keep-with-next="auto"/>
      <style:text-properties fo:language="id" fo:country="ID" fo:font-style="normal" fo:font-weight="normal" officeooo:rsid="0bacb9f9" officeooo:paragraph-rsid="0bab4f0b"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paragraf">
      <style:paragraph-properties fo:orphans="0" fo:widows="0" fo:hyphenation-ladder-count="1" fo:keep-with-next="auto"/>
      <style:text-properties fo:language="id" fo:country="ID" fo:font-style="normal" fo:font-weight="normal" officeooo:rsid="0bacc530" officeooo:paragraph-rsid="0bacc530"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paragraf">
      <style:paragraph-properties fo:orphans="0" fo:widows="0" fo:hyphenation-ladder-count="1" fo:keep-with-next="auto"/>
      <style:text-properties fo:language="id" fo:country="ID" fo:font-style="normal" fo:font-weight="normal" officeooo:rsid="0bad6d73" officeooo:paragraph-rsid="0bad6d73"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paragraf">
      <style:paragraph-properties fo:orphans="0" fo:widows="0" fo:hyphenation-ladder-count="1" fo:keep-with-next="auto"/>
      <style:text-properties fo:language="id" fo:country="ID" fo:font-style="normal" fo:font-weight="normal" officeooo:rsid="0baf4d7d" officeooo:paragraph-rsid="0baf4d7d"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paragraf">
      <style:paragraph-properties fo:orphans="0" fo:widows="0" fo:hyphenation-ladder-count="1" fo:keep-with-next="auto"/>
      <style:text-properties fo:language="id" fo:country="ID" fo:font-style="normal" fo:font-weight="normal" officeooo:rsid="0bb5a190" officeooo:paragraph-rsid="0bb5a190"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paragraf">
      <style:paragraph-properties fo:orphans="0" fo:widows="0" fo:hyphenation-ladder-count="1" fo:keep-with-next="auto"/>
      <style:text-properties fo:language="id" fo:country="ID" fo:font-style="normal" fo:font-weight="normal" officeooo:rsid="0bb5f4bf" officeooo:paragraph-rsid="0bb5f4bf"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paragraf">
      <style:paragraph-properties fo:orphans="0" fo:widows="0" fo:hyphenation-ladder-count="1" fo:keep-with-next="auto"/>
      <style:text-properties fo:language="id" fo:country="ID" fo:font-style="normal" fo:font-weight="normal" officeooo:rsid="0bb70087" officeooo:paragraph-rsid="0bb70087"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paragraf">
      <style:paragraph-properties fo:orphans="0" fo:widows="0" fo:hyphenation-ladder-count="1" fo:keep-with-next="auto"/>
      <style:text-properties fo:language="id" fo:country="ID" fo:font-style="normal" fo:font-weight="normal" officeooo:rsid="0bbb33de" officeooo:paragraph-rsid="0bbb33de"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paragraf">
      <style:paragraph-properties fo:orphans="0" fo:widows="0" fo:hyphenation-ladder-count="1" fo:keep-with-next="auto"/>
      <style:text-properties fo:language="id" fo:country="ID" fo:font-style="normal" fo:font-weight="normal" officeooo:rsid="0bc0ef98" officeooo:paragraph-rsid="0bc0ef98" fo:background-color="transparent"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paragraf">
      <style:paragraph-properties fo:orphans="0" fo:widows="0" fo:hyphenation-ladder-count="1" fo:keep-with-next="auto"/>
      <style:text-properties fo:language="id" fo:country="ID" fo:font-style="normal" fo:font-weight="normal" officeooo:rsid="0bc2db50" officeooo:paragraph-rsid="0bc2db50" fo:background-color="transparent"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paragraf">
      <style:paragraph-properties fo:orphans="0" fo:widows="0" fo:hyphenation-ladder-count="1" fo:keep-with-next="auto"/>
      <style:text-properties fo:language="id" fo:country="ID" fo:font-style="normal" fo:font-weight="normal" officeooo:rsid="0bc542dc" officeooo:paragraph-rsid="0bcd32e0" fo:background-color="transparent"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paragraf">
      <style:paragraph-properties fo:orphans="0" fo:widows="0" fo:hyphenation-ladder-count="1" fo:keep-with-next="auto"/>
      <style:text-properties fo:language="id" fo:country="ID" fo:font-style="normal" fo:font-weight="normal" officeooo:rsid="0bcf9016" officeooo:paragraph-rsid="0bcf9016" fo:background-color="transparent"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paragraf">
      <style:paragraph-properties fo:orphans="0" fo:widows="0" fo:hyphenation-ladder-count="1" fo:keep-with-next="auto"/>
      <style:text-properties fo:language="id" fo:country="ID" fo:font-style="normal" fo:font-weight="normal" officeooo:rsid="0bd4b94b" officeooo:paragraph-rsid="0bd55e21" fo:background-color="transparent"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paragraf">
      <style:paragraph-properties fo:orphans="0" fo:widows="0" fo:hyphenation-ladder-count="1" fo:keep-with-next="auto"/>
      <style:text-properties fo:language="id" fo:country="ID" fo:font-style="normal" fo:font-weight="normal" officeooo:rsid="0bd4b94b" officeooo:paragraph-rsid="0bd72ee1" fo:background-color="transparent"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paragraf">
      <style:paragraph-properties fo:orphans="0" fo:widows="0" fo:hyphenation-ladder-count="1" fo:keep-with-next="auto"/>
      <style:text-properties fo:language="id" fo:country="ID" fo:font-style="normal" fo:font-weight="normal" officeooo:rsid="0bd849aa" officeooo:paragraph-rsid="0bd849aa" fo:background-color="transparent"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paragraf">
      <style:paragraph-properties fo:orphans="0" fo:widows="0" fo:hyphenation-ladder-count="1" fo:keep-with-next="auto"/>
      <style:text-properties fo:language="id" fo:country="ID" fo:font-style="normal" fo:font-weight="normal" officeooo:rsid="0bdfe644" officeooo:paragraph-rsid="0bdfe644" fo:background-color="transparent"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paragraf">
      <style:paragraph-properties fo:orphans="0" fo:widows="0" fo:hyphenation-ladder-count="1" fo:keep-with-next="auto"/>
      <style:text-properties fo:language="id" fo:country="ID" fo:font-style="normal" fo:font-weight="normal" officeooo:rsid="0bef3355" officeooo:paragraph-rsid="0bef3355" fo:background-color="transparent"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paragraf">
      <style:paragraph-properties fo:orphans="0" fo:widows="0" fo:hyphenation-ladder-count="1" fo:keep-with-next="auto"/>
      <style:text-properties fo:language="id" fo:country="ID" fo:font-style="normal" fo:font-weight="normal" officeooo:rsid="0bff74b0" officeooo:paragraph-rsid="0bff74b0" fo:background-color="transparent"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paragraf">
      <style:paragraph-properties fo:orphans="0" fo:widows="0" fo:hyphenation-ladder-count="1" fo:keep-with-next="auto"/>
      <style:text-properties fo:language="id" fo:country="ID" fo:font-style="normal" fo:font-weight="normal" officeooo:rsid="0c08466b" officeooo:paragraph-rsid="0c08466b" fo:background-color="transparent"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paragraf">
      <style:paragraph-properties fo:orphans="0" fo:widows="0" fo:hyphenation-ladder-count="1" fo:keep-with-next="auto"/>
      <style:text-properties fo:language="id" fo:country="ID" fo:font-style="normal" fo:font-weight="normal" officeooo:rsid="0c192b60" officeooo:paragraph-rsid="0c192b60" fo:background-color="transparent"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paragraf">
      <style:paragraph-properties fo:orphans="0" fo:widows="0" fo:hyphenation-ladder-count="1" fo:keep-with-next="auto"/>
      <style:text-properties fo:language="id" fo:country="ID" fo:font-style="normal" fo:font-weight="normal" officeooo:rsid="0c303284" officeooo:paragraph-rsid="0c303284" fo:background-color="transparent"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paragraf">
      <style:paragraph-properties fo:orphans="0" fo:widows="0" fo:hyphenation-ladder-count="1" fo:keep-with-next="auto"/>
      <style:text-properties fo:language="id" fo:country="ID" fo:font-style="normal" fo:font-weight="normal" officeooo:rsid="0c34b4cc" officeooo:paragraph-rsid="0c34b4cc" fo:background-color="transparent"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paragraf">
      <style:paragraph-properties fo:orphans="0" fo:widows="0" fo:hyphenation-ladder-count="1" fo:keep-with-next="auto"/>
      <style:text-properties fo:language="id" fo:country="ID" fo:font-style="normal" fo:font-weight="normal" officeooo:rsid="0bce20ef" officeooo:paragraph-rsid="0bce20ef" fo:background-color="#fff5ce"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paragraf">
      <style:paragraph-properties fo:orphans="0" fo:widows="0" fo:hyphenation-ladder-count="1" fo:keep-with-next="auto"/>
      <style:text-properties officeooo:rsid="0c40bb86" officeooo:paragraph-rsid="0c40bb86" fo:hyphenate="true" fo:hyphenation-remain-char-count="2" fo:hyphenation-push-char-count="2" loext:hyphenation-no-caps="false"/>
    </style:style>
    <style:style style:name="P67" style:family="paragraph" style:parent-style-name="paragraf">
      <style:paragraph-properties fo:orphans="0" fo:widows="0" fo:hyphenation-ladder-count="1" fo:keep-with-next="auto"/>
      <style:text-properties officeooo:rsid="0c6a97fb" officeooo:paragraph-rsid="0c6a97fb" fo:hyphenate="true" fo:hyphenation-remain-char-count="2" fo:hyphenation-push-char-count="2" loext:hyphenation-no-caps="false"/>
    </style:style>
    <style:style style:name="P68" style:family="paragraph" style:parent-style-name="paragraf">
      <style:paragraph-properties fo:orphans="0" fo:widows="0" fo:hyphenation-ladder-count="1" fo:keep-with-next="auto"/>
      <style:text-properties officeooo:rsid="0c756064" officeooo:paragraph-rsid="0c756064" fo:hyphenate="true" fo:hyphenation-remain-char-count="2" fo:hyphenation-push-char-count="2" loext:hyphenation-no-caps="false"/>
    </style:style>
    <style:style style:name="P69" style:family="paragraph" style:parent-style-name="paragraf">
      <style:paragraph-properties fo:orphans="0" fo:widows="0" fo:hyphenation-ladder-count="1" fo:keep-with-next="auto"/>
      <style:text-properties officeooo:rsid="0c881939" officeooo:paragraph-rsid="0c881939" fo:hyphenate="true" fo:hyphenation-remain-char-count="2" fo:hyphenation-push-char-count="2" loext:hyphenation-no-caps="false"/>
    </style:style>
    <style:style style:name="P70" style:family="paragraph" style:parent-style-name="paragraf">
      <style:paragraph-properties fo:orphans="0" fo:widows="0" fo:hyphenation-ladder-count="1"/>
      <style:text-properties fo:language="id" fo:country="ID" officeooo:rsid="0d14b1aa" officeooo:paragraph-rsid="0d14b1aa" fo:hyphenate="true" fo:hyphenation-remain-char-count="2" fo:hyphenation-push-char-count="2" loext:hyphenation-no-caps="false"/>
    </style:style>
    <style:style style:name="P71" style:family="paragraph" style:parent-style-name="paragraf">
      <style:paragraph-properties fo:orphans="0" fo:widows="0" fo:hyphenation-ladder-count="1"/>
      <style:text-properties officeooo:rsid="0d53b116" officeooo:paragraph-rsid="0d7c4b90" fo:hyphenate="true" fo:hyphenation-remain-char-count="2" fo:hyphenation-push-char-count="2" loext:hyphenation-no-caps="false"/>
    </style:style>
    <style:style style:name="P72" style:family="paragraph" style:parent-style-name="Heading_20_1">
      <style:paragraph-properties fo:text-align="center" style:justify-single-word="false" fo:orphans="0" fo:widows="0" fo:hyphenation-ladder-count="1" fo:keep-with-next="auto"/>
      <style:text-properties fo:language="id" fo:country="ID" fo:hyphenate="true" fo:hyphenation-remain-char-count="2" fo:hyphenation-push-char-count="2" loext:hyphenation-no-caps="false"/>
    </style:style>
    <style:style style:name="P73" style:family="paragraph" style:parent-style-name="Heading_20_2">
      <style:paragraph-properties fo:orphans="0" fo:widows="0" fo:hyphenation-ladder-count="1" fo:keep-with-next="auto"/>
      <style:text-properties fo:hyphenate="true" fo:hyphenation-remain-char-count="2" fo:hyphenation-push-char-count="2" loext:hyphenation-no-caps="false"/>
    </style:style>
    <style:style style:name="P74" style:family="paragraph" style:parent-style-name="Heading_20_2">
      <style:paragraph-properties fo:orphans="0" fo:widows="0" fo:hyphenation-ladder-count="1" fo:keep-with-next="auto"/>
      <style:text-properties fo:font-size="16pt" style:font-size-asian="16pt" style:font-size-complex="16pt" fo:hyphenate="true" fo:hyphenation-remain-char-count="2" fo:hyphenation-push-char-count="2" loext:hyphenation-no-caps="false"/>
    </style:style>
    <style:style style:name="P75" style:family="paragraph" style:parent-style-name="paragraf" style:list-style-name="L10">
      <style:paragraph-properties fo:orphans="0" fo:widows="0" fo:hyphenation-ladder-count="1"/>
      <style:text-properties officeooo:paragraph-rsid="0d52eb95" fo:hyphenate="true" fo:hyphenation-remain-char-count="2" fo:hyphenation-push-char-count="2" loext:hyphenation-no-caps="false"/>
    </style:style>
    <style:style style:name="P76" style:family="paragraph" style:parent-style-name="paragraf" style:list-style-name="L1">
      <style:paragraph-properties fo:orphans="0" fo:widows="0" fo:hyphenation-ladder-count="1" fo:keep-with-next="auto"/>
      <style:text-properties fo:hyphenate="true" fo:hyphenation-remain-char-count="2" fo:hyphenation-push-char-count="2" loext:hyphenation-no-caps="false"/>
    </style:style>
    <style:style style:name="P77" style:family="paragraph" style:parent-style-name="paragraf" style:list-style-name="L1">
      <style:paragraph-properties fo:orphans="0" fo:widows="0" fo:hyphenation-ladder-count="1" fo:keep-with-next="auto"/>
      <style:text-properties officeooo:paragraph-rsid="0a610bbb" fo:hyphenate="true" fo:hyphenation-remain-char-count="2" fo:hyphenation-push-char-count="2" loext:hyphenation-no-caps="false"/>
    </style:style>
    <style:style style:name="P78" style:family="paragraph" style:parent-style-name="paragraf" style:list-style-name="L3">
      <style:paragraph-properties fo:orphans="0" fo:widows="0" fo:hyphenation-ladder-count="1" fo:keep-with-next="auto"/>
      <style:text-properties fo:hyphenate="true" fo:hyphenation-remain-char-count="2" fo:hyphenation-push-char-count="2" loext:hyphenation-no-caps="false"/>
    </style:style>
    <style:style style:name="P79" style:family="paragraph" style:parent-style-name="paragraf" style:list-style-name="L5">
      <style:paragraph-properties fo:orphans="0" fo:widows="0" fo:hyphenation-ladder-count="1" fo:keep-with-next="auto"/>
      <style:text-properties officeooo:paragraph-rsid="0ad7a9be" fo:hyphenate="true" fo:hyphenation-remain-char-count="2" fo:hyphenation-push-char-count="2" loext:hyphenation-no-caps="false"/>
    </style:style>
    <style:style style:name="P80" style:family="paragraph" style:parent-style-name="paragraf" style:list-style-name="L6">
      <style:paragraph-properties fo:orphans="0" fo:widows="0" fo:hyphenation-ladder-count="1" fo:keep-with-next="auto"/>
      <style:text-properties officeooo:paragraph-rsid="0ae9b868" fo:hyphenate="true" fo:hyphenation-remain-char-count="2" fo:hyphenation-push-char-count="2" loext:hyphenation-no-caps="false"/>
    </style:style>
    <style:style style:name="P81" style:family="paragraph" style:parent-style-name="paragraf" style:list-style-name="L7">
      <style:paragraph-properties fo:orphans="0" fo:widows="0" fo:hyphenation-ladder-count="1" fo:keep-with-next="auto"/>
      <style:text-properties officeooo:paragraph-rsid="0aee3859" fo:hyphenate="true" fo:hyphenation-remain-char-count="2" fo:hyphenation-push-char-count="2" loext:hyphenation-no-caps="false"/>
    </style:style>
    <style:style style:name="P82" style:family="paragraph" style:parent-style-name="paragraf" style:list-style-name="L8">
      <style:paragraph-properties fo:orphans="0" fo:widows="0" fo:hyphenation-ladder-count="1" fo:keep-with-next="auto"/>
      <style:text-properties officeooo:paragraph-rsid="0b0a5d16" fo:hyphenate="true" fo:hyphenation-remain-char-count="2" fo:hyphenation-push-char-count="2" loext:hyphenation-no-caps="false"/>
    </style:style>
    <style:style style:name="P83" style:family="paragraph" style:parent-style-name="paragraf" style:list-style-name="L9">
      <style:paragraph-properties fo:orphans="0" fo:widows="0" fo:hyphenation-ladder-count="1" fo:keep-with-next="auto"/>
      <style:text-properties officeooo:paragraph-rsid="0b3ff1c0" fo:hyphenate="true" fo:hyphenation-remain-char-count="2" fo:hyphenation-push-char-count="2" loext:hyphenation-no-caps="false"/>
    </style:style>
    <style:style style:name="P84" style:family="paragraph" style:parent-style-name="paragraf" style:list-style-name="L12">
      <style:paragraph-properties fo:orphans="0" fo:widows="0" fo:hyphenation-ladder-count="1" fo:keep-with-next="auto"/>
      <style:text-properties officeooo:paragraph-rsid="0dc4f5f2" fo:hyphenate="true" fo:hyphenation-remain-char-count="2" fo:hyphenation-push-char-count="2" loext:hyphenation-no-caps="false"/>
    </style:style>
    <style:style style:name="P85" style:family="paragraph" style:parent-style-name="paragraf" style:list-style-name="L12">
      <style:paragraph-properties fo:orphans="0" fo:widows="0" fo:hyphenation-ladder-count="1" fo:keep-with-next="auto"/>
      <style:text-properties officeooo:paragraph-rsid="0c5955cd" fo:hyphenate="true" fo:hyphenation-remain-char-count="2" fo:hyphenation-push-char-count="2" loext:hyphenation-no-caps="false"/>
    </style:style>
    <style:style style:name="P86" style:family="paragraph" style:parent-style-name="paragraf" style:list-style-name="L1">
      <style:paragraph-properties fo:orphans="0" fo:widows="0" fo:hyphenation-ladder-count="1" fo:keep-with-next="auto"/>
      <style:text-properties fo:language="id" fo:country="ID" fo:hyphenate="true" fo:hyphenation-remain-char-count="2" fo:hyphenation-push-char-count="2" loext:hyphenation-no-caps="false"/>
    </style:style>
    <style:style style:name="P87" style:family="paragraph" style:parent-style-name="paragraf" style:list-style-name="L1">
      <style:paragraph-properties fo:orphans="0" fo:widows="0" fo:hyphenation-ladder-count="1" fo:keep-with-next="auto"/>
      <style:text-properties fo:language="id" fo:country="ID" officeooo:paragraph-rsid="0a610bbb" fo:hyphenate="true" fo:hyphenation-remain-char-count="2" fo:hyphenation-push-char-count="2" loext:hyphenation-no-caps="false"/>
    </style:style>
    <style:style style:name="P88" style:family="paragraph" style:parent-style-name="paragraf" style:list-style-name="L2">
      <style:paragraph-properties fo:orphans="0" fo:widows="0" fo:hyphenation-ladder-count="1" fo:keep-with-next="auto"/>
      <style:text-properties fo:language="id" fo:country="ID" officeooo:rsid="0a6b4151" officeooo:paragraph-rsid="0a6b4151" fo:hyphenate="true" fo:hyphenation-remain-char-count="2" fo:hyphenation-push-char-count="2" loext:hyphenation-no-caps="false"/>
    </style:style>
    <style:style style:name="P89" style:family="paragraph" style:parent-style-name="paragraf" style:list-style-name="L2">
      <style:paragraph-properties fo:orphans="0" fo:widows="0" fo:hyphenation-ladder-count="1" fo:keep-with-next="auto"/>
      <style:text-properties fo:language="id" fo:country="ID" officeooo:rsid="0a71a1be" officeooo:paragraph-rsid="0a71a1be" fo:hyphenate="true" fo:hyphenation-remain-char-count="2" fo:hyphenation-push-char-count="2" loext:hyphenation-no-caps="false"/>
    </style:style>
    <style:style style:name="P90" style:family="paragraph" style:parent-style-name="paragraf" style:list-style-name="L2">
      <style:paragraph-properties fo:orphans="0" fo:widows="0" fo:hyphenation-ladder-count="1" fo:keep-with-next="auto"/>
      <style:text-properties fo:language="id" fo:country="ID" officeooo:rsid="0a73b8f8" officeooo:paragraph-rsid="0a73b8f8" fo:hyphenate="true" fo:hyphenation-remain-char-count="2" fo:hyphenation-push-char-count="2" loext:hyphenation-no-caps="false"/>
    </style:style>
    <style:style style:name="P91" style:family="paragraph" style:parent-style-name="paragraf" style:list-style-name="L2">
      <style:paragraph-properties fo:orphans="0" fo:widows="0" fo:hyphenation-ladder-count="1" fo:keep-with-next="auto"/>
      <style:text-properties fo:language="id" fo:country="ID" officeooo:rsid="0a77ee25" officeooo:paragraph-rsid="0a77ee25" fo:hyphenate="true" fo:hyphenation-remain-char-count="2" fo:hyphenation-push-char-count="2" loext:hyphenation-no-caps="false"/>
    </style:style>
    <style:style style:name="P92" style:family="paragraph" style:parent-style-name="paragraf" style:list-style-name="L3">
      <style:paragraph-properties fo:orphans="0" fo:widows="0" fo:hyphenation-ladder-count="1" fo:keep-with-next="auto"/>
      <style:text-properties fo:language="id" fo:country="ID" officeooo:rsid="0a87834f" officeooo:paragraph-rsid="0a87834f" fo:hyphenate="true" fo:hyphenation-remain-char-count="2" fo:hyphenation-push-char-count="2" loext:hyphenation-no-caps="false"/>
    </style:style>
    <style:style style:name="P93" style:family="paragraph" style:parent-style-name="paragraf" style:list-style-name="L3">
      <style:paragraph-properties fo:orphans="0" fo:widows="0" fo:hyphenation-ladder-count="1" fo:keep-with-next="auto"/>
      <style:text-properties fo:language="id" fo:country="ID" officeooo:rsid="0a8bb7e8" officeooo:paragraph-rsid="0a8bb7e8" fo:hyphenate="true" fo:hyphenation-remain-char-count="2" fo:hyphenation-push-char-count="2" loext:hyphenation-no-caps="false"/>
    </style:style>
    <style:style style:name="P94" style:family="paragraph" style:parent-style-name="paragraf" style:list-style-name="L4">
      <style:paragraph-properties fo:orphans="0" fo:widows="0" fo:hyphenation-ladder-count="1" fo:keep-with-next="auto"/>
      <style:text-properties fo:language="id" fo:country="ID" officeooo:rsid="0ac0771b" officeooo:paragraph-rsid="0ac0771b" fo:hyphenate="true" fo:hyphenation-remain-char-count="2" fo:hyphenation-push-char-count="2" loext:hyphenation-no-caps="false"/>
    </style:style>
    <style:style style:name="P95" style:family="paragraph" style:parent-style-name="paragraf" style:list-style-name="L4">
      <style:paragraph-properties fo:orphans="0" fo:widows="0" fo:hyphenation-ladder-count="1" fo:keep-with-next="auto"/>
      <style:text-properties fo:language="id" fo:country="ID" officeooo:rsid="0ac5e177" officeooo:paragraph-rsid="0ac5e177" fo:hyphenate="true" fo:hyphenation-remain-char-count="2" fo:hyphenation-push-char-count="2" loext:hyphenation-no-caps="false"/>
    </style:style>
    <style:style style:name="P96" style:family="paragraph" style:parent-style-name="paragraf" style:list-style-name="L4">
      <style:paragraph-properties fo:orphans="0" fo:widows="0" fo:hyphenation-ladder-count="1" fo:keep-with-next="auto"/>
      <style:text-properties fo:language="id" fo:country="ID" officeooo:rsid="0acb8c07" officeooo:paragraph-rsid="0ad1ffe5" fo:hyphenate="true" fo:hyphenation-remain-char-count="2" fo:hyphenation-push-char-count="2" loext:hyphenation-no-caps="false"/>
    </style:style>
    <style:style style:name="P97" style:family="paragraph" style:parent-style-name="paragraf" style:list-style-name="L11">
      <style:paragraph-properties fo:orphans="0" fo:widows="0" fo:hyphenation-ladder-count="1" fo:keep-with-next="auto"/>
      <style:text-properties fo:language="id" fo:country="ID" officeooo:rsid="0b6d38b3" officeooo:paragraph-rsid="0b7326b4" fo:hyphenate="true" fo:hyphenation-remain-char-count="2" fo:hyphenation-push-char-count="2" loext:hyphenation-no-caps="false"/>
    </style:style>
    <style:style style:name="P98" style:family="paragraph" style:parent-style-name="paragraf" style:list-style-name="L11">
      <style:paragraph-properties fo:orphans="0" fo:widows="0" fo:hyphenation-ladder-count="1" fo:keep-with-next="auto"/>
      <style:text-properties fo:language="id" fo:country="ID" officeooo:rsid="0b7326b4" officeooo:paragraph-rsid="0b7326b4" fo:hyphenate="true" fo:hyphenation-remain-char-count="2" fo:hyphenation-push-char-count="2" loext:hyphenation-no-caps="false"/>
    </style:style>
    <style:style style:name="P99" style:family="paragraph" style:parent-style-name="paragraf" style:list-style-name="L11">
      <style:paragraph-properties fo:orphans="0" fo:widows="0" fo:hyphenation-ladder-count="1" fo:keep-with-next="auto"/>
      <style:text-properties fo:language="id" fo:country="ID" officeooo:rsid="0b77b9f8" officeooo:paragraph-rsid="0b75d7ea" fo:hyphenate="true" fo:hyphenation-remain-char-count="2" fo:hyphenation-push-char-count="2" loext:hyphenation-no-caps="false"/>
    </style:style>
    <style:style style:name="P100" style:family="paragraph" style:parent-style-name="paragraf" style:list-style-name="L11">
      <style:paragraph-properties fo:orphans="0" fo:widows="0" fo:hyphenation-ladder-count="1" fo:keep-with-next="auto"/>
      <style:text-properties fo:language="id" fo:country="ID" officeooo:rsid="0b78ffbe" officeooo:paragraph-rsid="0b7f38c2" fo:hyphenate="true" fo:hyphenation-remain-char-count="2" fo:hyphenation-push-char-count="2" loext:hyphenation-no-caps="false"/>
    </style:style>
    <style:style style:name="P101" style:family="paragraph" style:parent-style-name="paragraf" style:list-style-name="L11">
      <style:paragraph-properties fo:orphans="0" fo:widows="0" fo:hyphenation-ladder-count="1" fo:keep-with-next="auto"/>
      <style:text-properties fo:language="id" fo:country="ID" officeooo:rsid="0b7f38c2" officeooo:paragraph-rsid="0b7f38c2" fo:hyphenate="true" fo:hyphenation-remain-char-count="2" fo:hyphenation-push-char-count="2" loext:hyphenation-no-caps="false"/>
    </style:style>
    <style:style style:name="P102" style:family="paragraph" style:parent-style-name="paragraf" style:list-style-name="L11">
      <style:paragraph-properties fo:orphans="0" fo:widows="0" fo:hyphenation-ladder-count="1" fo:keep-with-next="auto"/>
      <style:text-properties fo:language="id" fo:country="ID" officeooo:rsid="0b84b058" officeooo:paragraph-rsid="0b8422fc" fo:hyphenate="true" fo:hyphenation-remain-char-count="2" fo:hyphenation-push-char-count="2" loext:hyphenation-no-caps="false"/>
    </style:style>
    <style:style style:name="P103" style:family="paragraph" style:parent-style-name="paragraf" style:list-style-name="L11">
      <style:paragraph-properties fo:orphans="0" fo:widows="0" fo:hyphenation-ladder-count="1" fo:keep-with-next="auto"/>
      <style:text-properties fo:language="id" fo:country="ID" officeooo:rsid="0b8fe634" officeooo:paragraph-rsid="0b8fe634" fo:hyphenate="true" fo:hyphenation-remain-char-count="2" fo:hyphenation-push-char-count="2" loext:hyphenation-no-caps="false"/>
    </style:style>
    <style:style style:name="P104" style:family="paragraph" style:parent-style-name="paragraf" style:list-style-name="L11">
      <style:paragraph-properties fo:orphans="0" fo:widows="0" fo:hyphenation-ladder-count="1" fo:keep-with-next="auto"/>
      <style:text-properties fo:language="id" fo:country="ID" officeooo:rsid="0b9338e6" officeooo:paragraph-rsid="0b91e19a" fo:hyphenate="true" fo:hyphenation-remain-char-count="2" fo:hyphenation-push-char-count="2" loext:hyphenation-no-caps="false"/>
    </style:style>
    <style:style style:name="P105" style:family="paragraph" style:parent-style-name="paragraf" style:list-style-name="L11">
      <style:paragraph-properties fo:orphans="0" fo:widows="0" fo:hyphenation-ladder-count="1" fo:keep-with-next="auto"/>
      <style:text-properties fo:language="id" fo:country="ID" officeooo:rsid="0b9338e6" officeooo:paragraph-rsid="0b9338e6" fo:hyphenate="true" fo:hyphenation-remain-char-count="2" fo:hyphenation-push-char-count="2" loext:hyphenation-no-caps="false"/>
    </style:style>
    <style:style style:name="P106" style:family="paragraph" style:parent-style-name="paragraf" style:list-style-name="L1">
      <style:paragraph-properties fo:orphans="0" fo:widows="0" fo:hyphenation-ladder-count="1" fo:keep-with-next="auto"/>
      <style:text-properties style:font-name="Liberation Serif" fo:font-size="12pt" fo:language="id" fo:country="ID" fo:font-style="normal" fo:font-weight="normal" officeooo:rsid="09fb9144" officeooo:paragraph-rsid="0a610bb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7" style:family="paragraph" style:parent-style-name="paragraf" style:list-style-name="L13">
      <style:paragraph-properties fo:orphans="0" fo:widows="0" fo:hyphenation-ladder-count="1" fo:keep-with-next="auto"/>
      <style:text-properties officeooo:rsid="0c76edd0" officeooo:paragraph-rsid="0c81be79" fo:hyphenate="true" fo:hyphenation-remain-char-count="2" fo:hyphenation-push-char-count="2" loext:hyphenation-no-caps="false"/>
    </style:style>
    <style:style style:name="P108" style:family="paragraph" style:parent-style-name="paragraf" style:list-style-name="L1" style:master-page-name="">
      <style:paragraph-properties fo:orphans="0" fo:widows="0" fo:hyphenation-ladder-count="1" style:page-number="auto" fo:keep-with-next="auto"/>
      <style:text-properties fo:language="id" fo:country="ID" fo:hyphenate="true" fo:hyphenation-remain-char-count="2" fo:hyphenation-push-char-count="2" loext:hyphenation-no-caps="false"/>
    </style:style>
    <style:style style:name="T1" style:family="text">
      <style:text-properties officeooo:rsid="009b86ac"/>
    </style:style>
    <style:style style:name="T2" style:family="text">
      <style:text-properties officeooo:rsid="0b8b0a49"/>
    </style:style>
    <style:style style:name="T3" style:family="text">
      <style:text-properties fo:font-style="italic" style:font-style-asian="italic" style:font-style-complex="italic"/>
    </style:style>
    <style:style style:name="T4" style:family="text">
      <style:text-properties fo:font-style="italic" officeooo:rsid="0a891f38" style:font-style-asian="italic" style:font-style-complex="italic"/>
    </style:style>
    <style:style style:name="T5" style:family="text">
      <style:text-properties fo:font-style="italic" officeooo:rsid="0a8d57c3" style:font-style-asian="italic" style:font-style-complex="italic"/>
    </style:style>
    <style:style style:name="T6" style:family="text">
      <style:text-properties fo:font-style="italic" officeooo:rsid="0aa9a6dc" style:font-style-asian="italic" style:font-style-complex="italic"/>
    </style:style>
    <style:style style:name="T7" style:family="text">
      <style:text-properties fo:font-style="italic" officeooo:rsid="0b05c727" style:font-style-asian="italic" style:font-style-complex="italic"/>
    </style:style>
    <style:style style:name="T8" style:family="text">
      <style:text-properties fo:font-style="italic" officeooo:rsid="0b935683" style:font-style-asian="italic" style:font-style-complex="italic"/>
    </style:style>
    <style:style style:name="T9" style:family="text">
      <style:text-properties fo:font-style="italic" officeooo:rsid="0ba700b8" style:font-style-asian="italic" style:font-style-complex="italic"/>
    </style:style>
    <style:style style:name="T10" style:family="text">
      <style:text-properties fo:font-style="italic" officeooo:rsid="0cc73596" style:font-style-asian="italic" style:font-style-complex="italic"/>
    </style:style>
    <style:style style:name="T11" style:family="text">
      <style:text-properties fo:font-style="italic" officeooo:rsid="0cd3b9c7" style:font-style-asian="italic" style:font-style-complex="italic"/>
    </style:style>
    <style:style style:name="T12" style:family="text">
      <style:text-properties fo:font-style="italic" officeooo:rsid="0cd6ff6b" style:font-style-asian="italic" style:font-style-complex="italic"/>
    </style:style>
    <style:style style:name="T13" style:family="text">
      <style:text-properties fo:font-style="italic" officeooo:rsid="0d0c6db3" style:font-style-asian="italic" style:font-style-complex="italic"/>
    </style:style>
    <style:style style:name="T14" style:family="text">
      <style:text-properties fo:font-style="italic" officeooo:rsid="0d26bd95" style:font-style-asian="italic" style:font-style-complex="italic"/>
    </style:style>
    <style:style style:name="T15" style:family="text">
      <style:text-properties fo:font-style="italic" officeooo:rsid="0d6c62f6" style:font-style-asian="italic" style:font-style-complex="italic"/>
    </style:style>
    <style:style style:name="T16" style:family="text">
      <style:text-properties fo:font-style="italic" officeooo:rsid="0d6d60be" style:font-style-asian="italic" style:font-style-complex="italic"/>
    </style:style>
    <style:style style:name="T17" style:family="text">
      <style:text-properties fo:font-style="italic" officeooo:rsid="0d6db257" style:font-style-asian="italic" style:font-style-complex="italic"/>
    </style:style>
    <style:style style:name="T18" style:family="text">
      <style:text-properties fo:font-style="italic" officeooo:rsid="0d6f8921" style:font-style-asian="italic" style:font-style-complex="italic"/>
    </style:style>
    <style:style style:name="T19" style:family="text">
      <style:text-properties fo:font-style="italic" officeooo:rsid="0d700a60" style:font-style-asian="italic" style:font-style-complex="italic"/>
    </style:style>
    <style:style style:name="T20" style:family="text">
      <style:text-properties fo:font-style="italic" officeooo:rsid="0d70e38d" style:font-style-asian="italic" style:font-style-complex="italic"/>
    </style:style>
    <style:style style:name="T21" style:family="text">
      <style:text-properties fo:font-style="italic" officeooo:rsid="0d73e850" style:font-style-asian="italic" style:font-style-complex="italic"/>
    </style:style>
    <style:style style:name="T22" style:family="text">
      <style:text-properties fo:font-style="italic" officeooo:rsid="0d745aba" style:font-style-asian="italic" style:font-style-complex="italic"/>
    </style:style>
    <style:style style:name="T23" style:family="text">
      <style:text-properties fo:font-style="italic" officeooo:rsid="0c368cae" style:font-style-asian="italic" style:font-style-complex="italic"/>
    </style:style>
    <style:style style:name="T24" style:family="text">
      <style:text-properties fo:font-style="italic" officeooo:rsid="0db9ad76"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b1a82c4" style:font-style-asian="italic" style:font-style-complex="italic"/>
    </style:style>
    <style:style style:name="T27" style:family="text">
      <style:text-properties fo:font-style="italic" style:text-underline-style="none" officeooo:rsid="0b1bd1a7" style:font-style-asian="italic" style:font-style-complex="italic"/>
    </style:style>
    <style:style style:name="T28" style:family="text">
      <style:text-properties fo:font-style="italic" style:text-underline-style="none" officeooo:rsid="0b1ca1a2" style:font-style-asian="italic" style:font-style-complex="italic"/>
    </style:style>
    <style:style style:name="T29" style:family="text">
      <style:text-properties fo:font-style="italic" style:text-underline-style="none" officeooo:rsid="0b217883" style:font-style-asian="italic" style:font-style-complex="italic"/>
    </style:style>
    <style:style style:name="T30" style:family="text">
      <style:text-properties fo:font-style="italic" style:text-underline-style="none" officeooo:rsid="0d7aa8f4" style:font-style-asian="italic" style:font-style-complex="italic"/>
    </style:style>
    <style:style style:name="T31" style:family="text">
      <style:text-properties fo:font-style="italic" style:text-underline-style="none" fo:background-color="#fff5ce" loext:char-shading-value="0" style:font-style-asian="italic" style:font-style-complex="italic"/>
    </style:style>
    <style:style style:name="T32" style:family="text">
      <style:text-properties fo:font-style="italic" style:text-underline-style="none" officeooo:rsid="0b2217fe" fo:background-color="#fff5ce" loext:char-shading-value="0" style:font-style-asian="italic" style:font-style-complex="italic"/>
    </style:style>
    <style:style style:name="T33" style:family="text">
      <style:text-properties fo:font-style="italic" officeooo:rsid="0d724b28" fo:background-color="transparent" loext:char-shading-value="0"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a891f38" style:font-style-asian="normal" style:font-style-complex="normal"/>
    </style:style>
    <style:style style:name="T36" style:family="text">
      <style:text-properties fo:font-style="normal" officeooo:rsid="0a89e10c" style:font-style-asian="normal" style:font-style-complex="normal"/>
    </style:style>
    <style:style style:name="T37" style:family="text">
      <style:text-properties fo:font-style="normal" officeooo:rsid="0a8bb7e8" style:font-style-asian="normal" style:font-style-complex="normal"/>
    </style:style>
    <style:style style:name="T38" style:family="text">
      <style:text-properties fo:font-style="normal" officeooo:rsid="0a8d57c3" style:font-style-asian="normal" style:font-style-complex="normal"/>
    </style:style>
    <style:style style:name="T39" style:family="text">
      <style:text-properties fo:font-style="normal" officeooo:rsid="0a8e9e84" style:font-style-asian="normal" style:font-style-complex="normal"/>
    </style:style>
    <style:style style:name="T40" style:family="text">
      <style:text-properties fo:font-style="normal" officeooo:rsid="0a8efb18" style:font-style-asian="normal" style:font-style-complex="normal"/>
    </style:style>
    <style:style style:name="T41" style:family="text">
      <style:text-properties fo:font-style="normal" officeooo:rsid="0a902639" style:font-style-asian="normal" style:font-style-complex="normal"/>
    </style:style>
    <style:style style:name="T42" style:family="text">
      <style:text-properties fo:font-style="normal" officeooo:rsid="0a949801" style:font-style-asian="normal" style:font-style-complex="normal"/>
    </style:style>
    <style:style style:name="T43" style:family="text">
      <style:text-properties fo:font-style="normal" officeooo:rsid="0a94b352" style:font-style-asian="normal" style:font-style-complex="normal"/>
    </style:style>
    <style:style style:name="T44" style:family="text">
      <style:text-properties fo:font-style="normal" officeooo:rsid="0a96ac6f" style:font-style-asian="normal" style:font-style-complex="normal"/>
    </style:style>
    <style:style style:name="T45" style:family="text">
      <style:text-properties fo:font-style="normal" officeooo:rsid="0a97161f" style:font-style-asian="normal" style:font-style-complex="normal"/>
    </style:style>
    <style:style style:name="T46" style:family="text">
      <style:text-properties fo:font-style="normal" officeooo:rsid="0a988ae1" style:font-style-asian="normal" style:font-style-complex="normal"/>
    </style:style>
    <style:style style:name="T47" style:family="text">
      <style:text-properties fo:font-style="normal" officeooo:rsid="0a98e6de" style:font-style-asian="normal" style:font-style-complex="normal"/>
    </style:style>
    <style:style style:name="T48" style:family="text">
      <style:text-properties fo:font-style="normal" officeooo:rsid="0a9a2d1c" style:font-style-asian="normal" style:font-style-complex="normal"/>
    </style:style>
    <style:style style:name="T49" style:family="text">
      <style:text-properties fo:font-style="normal" officeooo:rsid="0a9a4e1d" style:font-style-asian="normal" style:font-style-complex="normal"/>
    </style:style>
    <style:style style:name="T50" style:family="text">
      <style:text-properties fo:font-style="normal" officeooo:rsid="0a9bcd03" style:font-style-asian="normal" style:font-style-complex="normal"/>
    </style:style>
    <style:style style:name="T51" style:family="text">
      <style:text-properties fo:font-style="normal" officeooo:rsid="0a9f944e" style:font-style-asian="normal" style:font-style-complex="normal"/>
    </style:style>
    <style:style style:name="T52" style:family="text">
      <style:text-properties fo:font-style="normal" officeooo:rsid="0aa15790" style:font-style-asian="normal" style:font-style-complex="normal"/>
    </style:style>
    <style:style style:name="T53" style:family="text">
      <style:text-properties fo:font-style="normal" officeooo:rsid="0aa3a933" style:font-style-asian="normal" style:font-style-complex="normal"/>
    </style:style>
    <style:style style:name="T54" style:family="text">
      <style:text-properties fo:font-style="normal" officeooo:rsid="0aa48c19" style:font-style-asian="normal" style:font-style-complex="normal"/>
    </style:style>
    <style:style style:name="T55" style:family="text">
      <style:text-properties fo:font-style="normal" officeooo:rsid="0aa5cee8" style:font-style-asian="normal" style:font-style-complex="normal"/>
    </style:style>
    <style:style style:name="T56" style:family="text">
      <style:text-properties fo:font-style="normal" officeooo:rsid="0aa89b06" style:font-style-asian="normal" style:font-style-complex="normal"/>
    </style:style>
    <style:style style:name="T57" style:family="text">
      <style:text-properties fo:font-style="normal" officeooo:rsid="0aa9a6dc" style:font-style-asian="normal" style:font-style-complex="normal"/>
    </style:style>
    <style:style style:name="T58" style:family="text">
      <style:text-properties fo:font-style="normal" officeooo:rsid="0aaa3dc6" style:font-style-asian="normal" style:font-style-complex="normal"/>
    </style:style>
    <style:style style:name="T59" style:family="text">
      <style:text-properties fo:font-style="normal" officeooo:rsid="0aab6638" style:font-style-asian="normal" style:font-style-complex="normal"/>
    </style:style>
    <style:style style:name="T60" style:family="text">
      <style:text-properties fo:font-style="normal" officeooo:rsid="0aad27cb" style:font-style-asian="normal" style:font-style-complex="normal"/>
    </style:style>
    <style:style style:name="T61" style:family="text">
      <style:text-properties fo:font-style="normal" officeooo:rsid="0aaee8a7" style:font-style-asian="normal" style:font-style-complex="normal"/>
    </style:style>
    <style:style style:name="T62" style:family="text">
      <style:text-properties fo:font-style="normal" officeooo:rsid="0ab0e300" style:font-style-asian="normal" style:font-style-complex="normal"/>
    </style:style>
    <style:style style:name="T63" style:family="text">
      <style:text-properties fo:font-style="normal" officeooo:rsid="0ab1cc30" style:font-style-asian="normal" style:font-style-complex="normal"/>
    </style:style>
    <style:style style:name="T64" style:family="text">
      <style:text-properties fo:font-style="normal" officeooo:rsid="0ab26721" style:font-style-asian="normal" style:font-style-complex="normal"/>
    </style:style>
    <style:style style:name="T65" style:family="text">
      <style:text-properties fo:font-style="normal" officeooo:rsid="0ab5e8c1" style:font-style-asian="normal" style:font-style-complex="normal"/>
    </style:style>
    <style:style style:name="T66" style:family="text">
      <style:text-properties fo:font-style="normal" officeooo:rsid="0ab6a25a" style:font-style-asian="normal" style:font-style-complex="normal"/>
    </style:style>
    <style:style style:name="T67" style:family="text">
      <style:text-properties fo:font-style="normal" officeooo:rsid="0ab84775" style:font-style-asian="normal" style:font-style-complex="normal"/>
    </style:style>
    <style:style style:name="T68" style:family="text">
      <style:text-properties fo:font-style="normal" officeooo:rsid="0ab9888b" style:font-style-asian="normal" style:font-style-complex="normal"/>
    </style:style>
    <style:style style:name="T69" style:family="text">
      <style:text-properties fo:font-style="normal" officeooo:rsid="0abac6be" style:font-style-asian="normal" style:font-style-complex="normal"/>
    </style:style>
    <style:style style:name="T70" style:family="text">
      <style:text-properties fo:font-style="normal" officeooo:rsid="0abb8d1d" style:font-style-asian="normal" style:font-style-complex="normal"/>
    </style:style>
    <style:style style:name="T71" style:family="text">
      <style:text-properties fo:font-style="normal" officeooo:rsid="0abd0364" style:font-style-asian="normal" style:font-style-complex="normal"/>
    </style:style>
    <style:style style:name="T72" style:family="text">
      <style:text-properties fo:font-style="normal" officeooo:rsid="0abe8fe8" style:font-style-asian="normal" style:font-style-complex="normal"/>
    </style:style>
    <style:style style:name="T73" style:family="text">
      <style:text-properties fo:font-style="normal" officeooo:rsid="0ac0e11f" style:font-style-asian="normal" style:font-style-complex="normal"/>
    </style:style>
    <style:style style:name="T74" style:family="text">
      <style:text-properties fo:font-style="normal" officeooo:rsid="0ac1df94" style:font-style-asian="normal" style:font-style-complex="normal"/>
    </style:style>
    <style:style style:name="T75" style:family="text">
      <style:text-properties fo:font-style="normal" officeooo:rsid="0ac35922" style:font-style-asian="normal" style:font-style-complex="normal"/>
    </style:style>
    <style:style style:name="T76" style:family="text">
      <style:text-properties fo:font-style="normal" officeooo:rsid="0ac42117" style:font-style-asian="normal" style:font-style-complex="normal"/>
    </style:style>
    <style:style style:name="T77" style:family="text">
      <style:text-properties fo:font-style="normal" officeooo:rsid="0ac5e177" style:font-style-asian="normal" style:font-style-complex="normal"/>
    </style:style>
    <style:style style:name="T78" style:family="text">
      <style:text-properties fo:font-style="normal" officeooo:rsid="0ac5edeb" style:font-style-asian="normal" style:font-style-complex="normal"/>
    </style:style>
    <style:style style:name="T79" style:family="text">
      <style:text-properties fo:font-style="normal" officeooo:rsid="0ac7c298" style:font-style-asian="normal" style:font-style-complex="normal"/>
    </style:style>
    <style:style style:name="T80" style:family="text">
      <style:text-properties fo:font-style="normal" officeooo:rsid="0ac84bdf" style:font-style-asian="normal" style:font-style-complex="normal"/>
    </style:style>
    <style:style style:name="T81" style:family="text">
      <style:text-properties fo:font-style="normal" officeooo:rsid="0ac9de2e" style:font-style-asian="normal" style:font-style-complex="normal"/>
    </style:style>
    <style:style style:name="T82" style:family="text">
      <style:text-properties fo:font-style="normal" officeooo:rsid="0acb8c07" style:font-style-asian="normal" style:font-style-complex="normal"/>
    </style:style>
    <style:style style:name="T83" style:family="text">
      <style:text-properties fo:font-style="normal" officeooo:rsid="0acbcf5a" style:font-style-asian="normal" style:font-style-complex="normal"/>
    </style:style>
    <style:style style:name="T84" style:family="text">
      <style:text-properties fo:font-style="normal" officeooo:rsid="0acc8e83" style:font-style-asian="normal" style:font-style-complex="normal"/>
    </style:style>
    <style:style style:name="T85" style:family="text">
      <style:text-properties fo:font-style="normal" officeooo:rsid="0ace7236" style:font-style-asian="normal" style:font-style-complex="normal"/>
    </style:style>
    <style:style style:name="T86" style:family="text">
      <style:text-properties fo:font-style="normal" officeooo:rsid="0acf5597" style:font-style-asian="normal" style:font-style-complex="normal"/>
    </style:style>
    <style:style style:name="T87" style:family="text">
      <style:text-properties fo:font-style="normal" officeooo:rsid="0acf7c92" style:font-style-asian="normal" style:font-style-complex="normal"/>
    </style:style>
    <style:style style:name="T88" style:family="text">
      <style:text-properties fo:font-style="normal" officeooo:rsid="0acfe688" style:font-style-asian="normal" style:font-style-complex="normal"/>
    </style:style>
    <style:style style:name="T89" style:family="text">
      <style:text-properties fo:font-style="normal" officeooo:rsid="0ad1d2ba" style:font-style-asian="normal" style:font-style-complex="normal"/>
    </style:style>
    <style:style style:name="T90" style:family="text">
      <style:text-properties fo:font-style="normal" officeooo:rsid="0ad55d81" style:font-style-asian="normal" style:font-style-complex="normal"/>
    </style:style>
    <style:style style:name="T91" style:family="text">
      <style:text-properties fo:font-style="normal" officeooo:rsid="0ad72f1e" style:font-style-asian="normal" style:font-style-complex="normal"/>
    </style:style>
    <style:style style:name="T92" style:family="text">
      <style:text-properties fo:font-style="normal" officeooo:rsid="0adf0a74" style:font-style-asian="normal" style:font-style-complex="normal"/>
    </style:style>
    <style:style style:name="T93" style:family="text">
      <style:text-properties fo:font-style="normal" officeooo:rsid="0ae26c32" style:font-style-asian="normal" style:font-style-complex="normal"/>
    </style:style>
    <style:style style:name="T94" style:family="text">
      <style:text-properties fo:font-style="normal" officeooo:rsid="0ae2ab77" style:font-style-asian="normal" style:font-style-complex="normal"/>
    </style:style>
    <style:style style:name="T95" style:family="text">
      <style:text-properties fo:font-style="normal" officeooo:rsid="0ae31558" style:font-style-asian="normal" style:font-style-complex="normal"/>
    </style:style>
    <style:style style:name="T96" style:family="text">
      <style:text-properties fo:font-style="normal" officeooo:rsid="0ae41dd1" style:font-style-asian="normal" style:font-style-complex="normal"/>
    </style:style>
    <style:style style:name="T97" style:family="text">
      <style:text-properties fo:font-style="normal" officeooo:rsid="0ae5e630" style:font-style-asian="normal" style:font-style-complex="normal"/>
    </style:style>
    <style:style style:name="T98" style:family="text">
      <style:text-properties fo:font-style="normal" officeooo:rsid="0ae78f6c" style:font-style-asian="normal" style:font-style-complex="normal"/>
    </style:style>
    <style:style style:name="T99" style:family="text">
      <style:text-properties fo:font-style="normal" officeooo:rsid="0ae85a78" style:font-style-asian="normal" style:font-style-complex="normal"/>
    </style:style>
    <style:style style:name="T100" style:family="text">
      <style:text-properties fo:font-style="normal" officeooo:rsid="0ae8bc79" style:font-style-asian="normal" style:font-style-complex="normal"/>
    </style:style>
    <style:style style:name="T101" style:family="text">
      <style:text-properties fo:font-style="normal" officeooo:rsid="0afaf957" style:font-style-asian="normal" style:font-style-complex="normal"/>
    </style:style>
    <style:style style:name="T102" style:family="text">
      <style:text-properties fo:font-style="normal" officeooo:rsid="0b0462e6" style:font-style-asian="normal" style:font-style-complex="normal"/>
    </style:style>
    <style:style style:name="T103" style:family="text">
      <style:text-properties fo:font-style="normal" officeooo:rsid="0b04b76a" style:font-style-asian="normal" style:font-style-complex="normal"/>
    </style:style>
    <style:style style:name="T104" style:family="text">
      <style:text-properties fo:font-style="normal" officeooo:rsid="0b05c727" style:font-style-asian="normal" style:font-style-complex="normal"/>
    </style:style>
    <style:style style:name="T105" style:family="text">
      <style:text-properties fo:font-style="normal" officeooo:rsid="0b935683" style:font-style-asian="normal" style:font-style-complex="normal"/>
    </style:style>
    <style:style style:name="T106" style:family="text">
      <style:text-properties fo:font-style="normal" officeooo:rsid="0a7ced65" style:font-style-asian="normal" style:font-style-complex="normal"/>
    </style:style>
    <style:style style:name="T107" style:family="text">
      <style:text-properties fo:font-style="normal" officeooo:rsid="0cd3b9c7" style:font-style-asian="normal" style:font-style-complex="normal"/>
    </style:style>
    <style:style style:name="T108" style:family="text">
      <style:text-properties fo:font-style="normal" officeooo:rsid="0cd48023" style:font-style-asian="normal" style:font-style-complex="normal"/>
    </style:style>
    <style:style style:name="T109" style:family="text">
      <style:text-properties fo:font-style="normal" officeooo:rsid="0cd54e0d" style:font-style-asian="normal" style:font-style-complex="normal"/>
    </style:style>
    <style:style style:name="T110" style:family="text">
      <style:text-properties fo:font-style="normal" officeooo:rsid="0cd641e2" style:font-style-asian="normal" style:font-style-complex="normal"/>
    </style:style>
    <style:style style:name="T111" style:family="text">
      <style:text-properties fo:font-style="normal" officeooo:rsid="0cd8aa58" style:font-style-asian="normal" style:font-style-complex="normal"/>
    </style:style>
    <style:style style:name="T112" style:family="text">
      <style:text-properties fo:font-style="normal" officeooo:rsid="0cd97f0b" style:font-style-asian="normal" style:font-style-complex="normal"/>
    </style:style>
    <style:style style:name="T113" style:family="text">
      <style:text-properties fo:font-style="normal" officeooo:rsid="0cda2773" style:font-style-asian="normal" style:font-style-complex="normal"/>
    </style:style>
    <style:style style:name="T114" style:family="text">
      <style:text-properties fo:font-style="normal" officeooo:rsid="0cda3752" style:font-style-asian="normal" style:font-style-complex="normal"/>
    </style:style>
    <style:style style:name="T115" style:family="text">
      <style:text-properties fo:font-style="normal" officeooo:rsid="0cdb3267" style:font-style-asian="normal" style:font-style-complex="normal"/>
    </style:style>
    <style:style style:name="T116" style:family="text">
      <style:text-properties fo:font-style="normal" officeooo:rsid="0cdc5408" style:font-style-asian="normal" style:font-style-complex="normal"/>
    </style:style>
    <style:style style:name="T117" style:family="text">
      <style:text-properties fo:font-style="normal" officeooo:rsid="0cde0e93" style:font-style-asian="normal" style:font-style-complex="normal"/>
    </style:style>
    <style:style style:name="T118" style:family="text">
      <style:text-properties fo:font-style="normal" officeooo:rsid="0ce07528" style:font-style-asian="normal" style:font-style-complex="normal"/>
    </style:style>
    <style:style style:name="T119" style:family="text">
      <style:text-properties fo:font-style="normal" officeooo:rsid="0ce38267" style:font-style-asian="normal" style:font-style-complex="normal"/>
    </style:style>
    <style:style style:name="T120" style:family="text">
      <style:text-properties fo:font-style="normal" officeooo:rsid="0ce4152e" style:font-style-asian="normal" style:font-style-complex="normal"/>
    </style:style>
    <style:style style:name="T121" style:family="text">
      <style:text-properties fo:font-style="normal" officeooo:rsid="0ceda527" style:font-style-asian="normal" style:font-style-complex="normal"/>
    </style:style>
    <style:style style:name="T122" style:family="text">
      <style:text-properties fo:font-style="normal" officeooo:rsid="0cefb3c1" style:font-style-asian="normal" style:font-style-complex="normal"/>
    </style:style>
    <style:style style:name="T123" style:family="text">
      <style:text-properties fo:font-style="normal" officeooo:rsid="0d39536d" style:font-style-asian="normal" style:font-style-complex="normal"/>
    </style:style>
    <style:style style:name="T124" style:family="text">
      <style:text-properties fo:font-style="normal" officeooo:rsid="0d3b2326" style:font-style-asian="normal" style:font-style-complex="normal"/>
    </style:style>
    <style:style style:name="T125" style:family="text">
      <style:text-properties fo:font-style="normal" officeooo:rsid="0d402c7c" style:font-style-asian="normal" style:font-style-complex="normal"/>
    </style:style>
    <style:style style:name="T126" style:family="text">
      <style:text-properties fo:font-style="normal" officeooo:rsid="0d6d60be" style:font-style-asian="normal" style:font-style-complex="normal"/>
    </style:style>
    <style:style style:name="T127" style:family="text">
      <style:text-properties fo:font-style="normal" officeooo:rsid="0d6db257" style:font-style-asian="normal" style:font-style-complex="normal"/>
    </style:style>
    <style:style style:name="T128" style:family="text">
      <style:text-properties fo:font-style="normal" officeooo:rsid="0d6f8921" style:font-style-asian="normal" style:font-style-complex="normal"/>
    </style:style>
    <style:style style:name="T129" style:family="text">
      <style:text-properties fo:font-style="normal" officeooo:rsid="0d72cdfc" style:font-style-asian="normal" style:font-style-complex="normal"/>
    </style:style>
    <style:style style:name="T130" style:family="text">
      <style:text-properties fo:font-style="normal" officeooo:rsid="0d73e850" style:font-style-asian="normal" style:font-style-complex="normal"/>
    </style:style>
    <style:style style:name="T131" style:family="text">
      <style:text-properties fo:font-style="normal" officeooo:rsid="0d745aba" style:font-style-asian="normal" style:font-style-complex="normal"/>
    </style:style>
    <style:style style:name="T132" style:family="text">
      <style:text-properties fo:font-style="normal" officeooo:rsid="0d8cb9b0" style:font-style-asian="normal" style:font-style-complex="normal"/>
    </style:style>
    <style:style style:name="T133" style:family="text">
      <style:text-properties fo:font-style="normal" style:text-underline-style="none" style:font-style-asian="normal" style:font-style-complex="normal"/>
    </style:style>
    <style:style style:name="T134" style:family="text">
      <style:text-properties fo:font-style="normal" style:text-underline-style="none" officeooo:rsid="0b05c727" style:font-style-asian="normal" style:font-style-complex="normal"/>
    </style:style>
    <style:style style:name="T135" style:family="text">
      <style:text-properties fo:font-style="normal" style:text-underline-style="none" officeooo:rsid="0b07a7c9" style:font-style-asian="normal" style:font-style-complex="normal"/>
    </style:style>
    <style:style style:name="T136" style:family="text">
      <style:text-properties fo:font-style="normal" style:text-underline-style="none" officeooo:rsid="0b083f06" style:font-style-asian="normal" style:font-style-complex="normal"/>
    </style:style>
    <style:style style:name="T137" style:family="text">
      <style:text-properties fo:font-style="normal" style:text-underline-style="none" officeooo:rsid="0b11926e" style:font-style-asian="normal" style:font-style-complex="normal"/>
    </style:style>
    <style:style style:name="T138" style:family="text">
      <style:text-properties fo:font-style="normal" style:text-underline-style="none" officeooo:rsid="0b13ed39" style:font-style-asian="normal" style:font-style-complex="normal"/>
    </style:style>
    <style:style style:name="T139" style:family="text">
      <style:text-properties fo:font-style="normal" style:text-underline-style="none" officeooo:rsid="0b1431ef" style:font-style-asian="normal" style:font-style-complex="normal"/>
    </style:style>
    <style:style style:name="T140" style:family="text">
      <style:text-properties fo:font-style="normal" style:text-underline-style="none" officeooo:rsid="0b16050a" style:font-style-asian="normal" style:font-style-complex="normal"/>
    </style:style>
    <style:style style:name="T141" style:family="text">
      <style:text-properties fo:font-style="normal" style:text-underline-style="none" officeooo:rsid="0b169a89" style:font-style-asian="normal" style:font-style-complex="normal"/>
    </style:style>
    <style:style style:name="T142" style:family="text">
      <style:text-properties fo:font-style="normal" style:text-underline-style="none" officeooo:rsid="0b19327b" style:font-style-asian="normal" style:font-style-complex="normal"/>
    </style:style>
    <style:style style:name="T143" style:family="text">
      <style:text-properties fo:font-style="normal" style:text-underline-style="none" officeooo:rsid="0b1ca1a2" style:font-style-asian="normal" style:font-style-complex="normal"/>
    </style:style>
    <style:style style:name="T144" style:family="text">
      <style:text-properties fo:font-style="normal" style:text-underline-style="none" officeooo:rsid="0b1de636" style:font-style-asian="normal" style:font-style-complex="normal"/>
    </style:style>
    <style:style style:name="T145" style:family="text">
      <style:text-properties fo:font-style="normal" style:text-underline-style="none" officeooo:rsid="0b204085" style:font-style-asian="normal" style:font-style-complex="normal"/>
    </style:style>
    <style:style style:name="T146" style:family="text">
      <style:text-properties fo:font-style="normal" style:text-underline-style="none" officeooo:rsid="0b217883" style:font-style-asian="normal" style:font-style-complex="normal"/>
    </style:style>
    <style:style style:name="T147" style:family="text">
      <style:text-properties fo:font-style="normal" style:text-underline-style="none" officeooo:rsid="0b2217fe" style:font-style-asian="normal" style:font-style-complex="normal"/>
    </style:style>
    <style:style style:name="T148" style:family="text">
      <style:text-properties fo:font-style="normal" style:text-underline-style="none" officeooo:rsid="0b24bd49" style:font-style-asian="normal" style:font-style-complex="normal"/>
    </style:style>
    <style:style style:name="T149" style:family="text">
      <style:text-properties fo:font-style="normal" style:text-underline-style="none" officeooo:rsid="0b263ca9" style:font-style-asian="normal" style:font-style-complex="normal"/>
    </style:style>
    <style:style style:name="T150" style:family="text">
      <style:text-properties fo:font-style="normal" style:text-underline-style="none" officeooo:rsid="0b2644ca" style:font-style-asian="normal" style:font-style-complex="normal"/>
    </style:style>
    <style:style style:name="T151" style:family="text">
      <style:text-properties fo:font-style="normal" style:text-underline-style="none" officeooo:rsid="0b2879de" style:font-style-asian="normal" style:font-style-complex="normal"/>
    </style:style>
    <style:style style:name="T152" style:family="text">
      <style:text-properties fo:font-style="normal" style:text-underline-style="none" officeooo:rsid="0b28d266" style:font-style-asian="normal" style:font-style-complex="normal"/>
    </style:style>
    <style:style style:name="T153" style:family="text">
      <style:text-properties fo:font-style="normal" style:text-underline-style="none" officeooo:rsid="0b2a51c2" style:font-style-asian="normal" style:font-style-complex="normal"/>
    </style:style>
    <style:style style:name="T154" style:family="text">
      <style:text-properties fo:font-style="normal" style:text-underline-style="none" officeooo:rsid="0b2a6bd3" style:font-style-asian="normal" style:font-style-complex="normal"/>
    </style:style>
    <style:style style:name="T155" style:family="text">
      <style:text-properties fo:font-style="normal" style:text-underline-style="none" officeooo:rsid="0b2ad658" style:font-style-asian="normal" style:font-style-complex="normal"/>
    </style:style>
    <style:style style:name="T156" style:family="text">
      <style:text-properties fo:font-style="normal" style:text-underline-style="none" officeooo:rsid="0b2bd377" style:font-style-asian="normal" style:font-style-complex="normal"/>
    </style:style>
    <style:style style:name="T157" style:family="text">
      <style:text-properties fo:font-style="normal" style:text-underline-style="none" officeooo:rsid="0b2f2624" style:font-style-asian="normal" style:font-style-complex="normal"/>
    </style:style>
    <style:style style:name="T158" style:family="text">
      <style:text-properties fo:font-style="normal" style:text-underline-style="none" officeooo:rsid="0b3027d9" style:font-style-asian="normal" style:font-style-complex="normal"/>
    </style:style>
    <style:style style:name="T159" style:family="text">
      <style:text-properties fo:font-style="normal" style:text-underline-style="none" officeooo:rsid="0b320996" style:font-style-asian="normal" style:font-style-complex="normal"/>
    </style:style>
    <style:style style:name="T160" style:family="text">
      <style:text-properties fo:font-style="normal" style:text-underline-style="none" officeooo:rsid="0b32e5bd" style:font-style-asian="normal" style:font-style-complex="normal"/>
    </style:style>
    <style:style style:name="T161" style:family="text">
      <style:text-properties fo:font-style="normal" style:text-underline-style="none" officeooo:rsid="0b33aec8" style:font-style-asian="normal" style:font-style-complex="normal"/>
    </style:style>
    <style:style style:name="T162" style:family="text">
      <style:text-properties fo:font-style="normal" style:text-underline-style="none" officeooo:rsid="0b356e2f" style:font-style-asian="normal" style:font-style-complex="normal"/>
    </style:style>
    <style:style style:name="T163" style:family="text">
      <style:text-properties fo:font-style="normal" style:text-underline-style="none" officeooo:rsid="0b36db15" style:font-style-asian="normal" style:font-style-complex="normal"/>
    </style:style>
    <style:style style:name="T164" style:family="text">
      <style:text-properties fo:font-style="normal" style:text-underline-style="none" officeooo:rsid="0b383e32" style:font-style-asian="normal" style:font-style-complex="normal"/>
    </style:style>
    <style:style style:name="T165" style:family="text">
      <style:text-properties fo:font-style="normal" style:text-underline-style="none" officeooo:rsid="0b3b55f8" style:font-style-asian="normal" style:font-style-complex="normal"/>
    </style:style>
    <style:style style:name="T166" style:family="text">
      <style:text-properties fo:font-style="normal" style:text-underline-style="none" officeooo:rsid="0b3b84a6" style:font-style-asian="normal" style:font-style-complex="normal"/>
    </style:style>
    <style:style style:name="T167" style:family="text">
      <style:text-properties fo:font-style="normal" style:text-underline-style="none" officeooo:rsid="0b3bc0e2" style:font-style-asian="normal" style:font-style-complex="normal"/>
    </style:style>
    <style:style style:name="T168" style:family="text">
      <style:text-properties fo:font-style="normal" style:text-underline-style="none" officeooo:rsid="0b3bc204" style:font-style-asian="normal" style:font-style-complex="normal"/>
    </style:style>
    <style:style style:name="T169" style:family="text">
      <style:text-properties fo:font-style="normal" style:text-underline-style="none" officeooo:rsid="0b3fce5a" style:font-style-asian="normal" style:font-style-complex="normal"/>
    </style:style>
    <style:style style:name="T170" style:family="text">
      <style:text-properties fo:font-style="normal" style:text-underline-style="none" officeooo:rsid="0b4390c8" style:font-style-asian="normal" style:font-style-complex="normal"/>
    </style:style>
    <style:style style:name="T171" style:family="text">
      <style:text-properties fo:font-style="normal" style:text-underline-style="none" officeooo:rsid="0b43e96b" style:font-style-asian="normal" style:font-style-complex="normal"/>
    </style:style>
    <style:style style:name="T172" style:family="text">
      <style:text-properties fo:font-style="normal" style:text-underline-style="none" officeooo:rsid="0b44ef87" style:font-style-asian="normal" style:font-style-complex="normal"/>
    </style:style>
    <style:style style:name="T173" style:family="text">
      <style:text-properties fo:font-style="normal" style:text-underline-style="none" officeooo:rsid="0b4609cf" style:font-style-asian="normal" style:font-style-complex="normal"/>
    </style:style>
    <style:style style:name="T174" style:family="text">
      <style:text-properties fo:font-style="normal" style:text-underline-style="none" officeooo:rsid="0cea083b" style:font-style-asian="normal" style:font-style-complex="normal"/>
    </style:style>
    <style:style style:name="T175" style:family="text">
      <style:text-properties fo:font-style="normal" style:text-underline-style="none" officeooo:rsid="0cf2ef68" style:font-style-asian="normal" style:font-style-complex="normal"/>
    </style:style>
    <style:style style:name="T176" style:family="text">
      <style:text-properties fo:font-style="normal" style:text-underline-style="none" officeooo:rsid="0cf6c580" style:font-style-asian="normal" style:font-style-complex="normal"/>
    </style:style>
    <style:style style:name="T177" style:family="text">
      <style:text-properties fo:font-style="normal" style:text-underline-style="none" officeooo:rsid="0cf8d402" style:font-style-asian="normal" style:font-style-complex="normal"/>
    </style:style>
    <style:style style:name="T178" style:family="text">
      <style:text-properties fo:font-style="normal" style:text-underline-style="none" officeooo:rsid="0cf94905" style:font-style-asian="normal" style:font-style-complex="normal"/>
    </style:style>
    <style:style style:name="T179" style:family="text">
      <style:text-properties fo:font-style="normal" style:text-underline-style="none" officeooo:rsid="0d43e6ce" style:font-style-asian="normal" style:font-style-complex="normal"/>
    </style:style>
    <style:style style:name="T180" style:family="text">
      <style:text-properties fo:font-style="normal" style:text-underline-style="none" officeooo:rsid="0d45fdc0" style:font-style-asian="normal" style:font-style-complex="normal"/>
    </style:style>
    <style:style style:name="T181" style:family="text">
      <style:text-properties fo:font-style="normal" style:text-underline-style="none" officeooo:rsid="0d46b6ec" style:font-style-asian="normal" style:font-style-complex="normal"/>
    </style:style>
    <style:style style:name="T182" style:family="text">
      <style:text-properties fo:font-style="normal" style:text-underline-style="none" officeooo:rsid="0d7aa8f4" style:font-style-asian="normal" style:font-style-complex="normal"/>
    </style:style>
    <style:style style:name="T183" style:family="text">
      <style:text-properties fo:font-style="normal" style:text-underline-style="none" fo:background-color="#fff5ce" loext:char-shading-value="0" style:font-style-asian="normal" style:font-style-complex="normal"/>
    </style:style>
    <style:style style:name="T184" style:family="text">
      <style:text-properties fo:font-style="normal" style:text-underline-style="none" officeooo:rsid="0b2217fe" fo:background-color="#fff5ce" loext:char-shading-value="0" style:font-style-asian="normal" style:font-style-complex="normal"/>
    </style:style>
    <style:style style:name="T185" style:family="text">
      <style:text-properties fo:font-style="normal" style:text-underline-style="none" officeooo:rsid="0cf777ba" fo:background-color="#fff5ce" loext:char-shading-value="0" style:font-style-asian="normal" style:font-style-complex="normal"/>
    </style:style>
    <style:style style:name="T186" style:family="text">
      <style:text-properties fo:font-style="normal" style:text-underline-style="none" officeooo:rsid="0b2f2624" fo:background-color="#fff5ce" loext:char-shading-value="0" style:font-style-asian="normal" style:font-style-complex="normal"/>
    </style:style>
    <style:style style:name="T187" style:family="text">
      <style:text-properties fo:font-style="normal" style:text-underline-style="none" officeooo:rsid="0b2d33d5" fo:background-color="#fff5ce" loext:char-shading-value="0" style:font-style-asian="normal" style:font-style-complex="normal"/>
    </style:style>
    <style:style style:name="T188" style:family="text">
      <style:text-properties fo:font-style="normal" style:text-underline-style="none" officeooo:rsid="0b320996" fo:background-color="#fff5ce" loext:char-shading-value="0" style:font-style-asian="normal" style:font-style-complex="normal"/>
    </style:style>
    <style:style style:name="T189" style:family="text">
      <style:text-properties fo:font-style="normal" style:text-underline-style="none" officeooo:rsid="0b33aec8" fo:background-color="#fff5ce" loext:char-shading-value="0" style:font-style-asian="normal" style:font-style-complex="normal"/>
    </style:style>
    <style:style style:name="T190" style:family="text">
      <style:text-properties fo:font-style="normal" style:text-underline-style="none" officeooo:rsid="0b356e2f" fo:background-color="#fff5ce" loext:char-shading-value="0" style:font-style-asian="normal" style:font-style-complex="normal"/>
    </style:style>
    <style:style style:name="T191" style:family="text">
      <style:text-properties fo:font-style="normal" style:text-underline-style="none" officeooo:rsid="0b3bc204" fo:background-color="#fff5ce" loext:char-shading-value="0" style:font-style-asian="normal" style:font-style-complex="normal"/>
    </style:style>
    <style:style style:name="T192" style:family="text">
      <style:text-properties fo:font-style="normal" style:text-underline-style="none" officeooo:rsid="0b3caf1c" fo:background-color="#fff5ce" loext:char-shading-value="0" style:font-style-asian="normal" style:font-style-complex="normal"/>
    </style:style>
    <style:style style:name="T193" style:family="text">
      <style:text-properties fo:font-style="normal" style:text-underline-style="none" officeooo:rsid="0b3de4e0" fo:background-color="#fff5ce" loext:char-shading-value="0" style:font-style-asian="normal" style:font-style-complex="normal"/>
    </style:style>
    <style:style style:name="T194" style:family="text">
      <style:text-properties fo:font-style="normal" style:text-underline-style="none" officeooo:rsid="0b3e0c07" fo:background-color="#fff5ce" loext:char-shading-value="0" style:font-style-asian="normal" style:font-style-complex="normal"/>
    </style:style>
    <style:style style:name="T195" style:family="text">
      <style:text-properties fo:font-style="normal" style:text-underline-style="none" officeooo:rsid="0b3ff1c0" fo:background-color="#fff5ce" loext:char-shading-value="0" style:font-style-asian="normal" style:font-style-complex="normal"/>
    </style:style>
    <style:style style:name="T196" style:family="text">
      <style:text-properties fo:font-style="normal" fo:background-color="#fff5ce" loext:char-shading-value="0" style:font-style-asian="normal" style:font-style-complex="normal"/>
    </style:style>
    <style:style style:name="T197" style:family="text">
      <style:text-properties fo:font-style="normal" officeooo:rsid="0a923b2b" fo:background-color="#fff5ce" loext:char-shading-value="0" style:font-style-asian="normal" style:font-style-complex="normal"/>
    </style:style>
    <style:style style:name="T198" style:family="text">
      <style:text-properties fo:font-style="normal" officeooo:rsid="0a949801" fo:background-color="#fff5ce" loext:char-shading-value="0" style:font-style-asian="normal" style:font-style-complex="normal"/>
    </style:style>
    <style:style style:name="T199" style:family="text">
      <style:text-properties fo:font-style="normal" officeooo:rsid="0a937f87" fo:background-color="#fff5ce" loext:char-shading-value="0" style:font-style-asian="normal" style:font-style-complex="normal"/>
    </style:style>
    <style:style style:name="T200" style:family="text">
      <style:text-properties fo:font-style="normal" officeooo:rsid="0ab1cc30" fo:background-color="#fff5ce" loext:char-shading-value="0" style:font-style-asian="normal" style:font-style-complex="normal"/>
    </style:style>
    <style:style style:name="T201" style:family="text">
      <style:text-properties fo:font-style="normal" officeooo:rsid="0ab3dd56" fo:background-color="#fff5ce" loext:char-shading-value="0" style:font-style-asian="normal" style:font-style-complex="normal"/>
    </style:style>
    <style:style style:name="T202" style:family="text">
      <style:text-properties fo:font-style="normal" officeooo:rsid="0ab52cd8" fo:background-color="#fff5ce" loext:char-shading-value="0" style:font-style-asian="normal" style:font-style-complex="normal"/>
    </style:style>
    <style:style style:name="T203" style:family="text">
      <style:text-properties fo:font-style="normal" officeooo:rsid="0aeb275c" fo:background-color="#fff5ce" loext:char-shading-value="0" style:font-style-asian="normal" style:font-style-complex="normal"/>
    </style:style>
    <style:style style:name="T204" style:family="text">
      <style:text-properties fo:font-style="normal" officeooo:rsid="0d425c41" fo:background-color="#fff5ce" loext:char-shading-value="0" style:font-style-asian="normal" style:font-style-complex="normal"/>
    </style:style>
    <style:style style:name="T205" style:family="text">
      <style:text-properties fo:font-style="normal" officeooo:rsid="0d43e49f" fo:background-color="#fff5ce" loext:char-shading-value="0" style:font-style-asian="normal" style:font-style-complex="normal"/>
    </style:style>
    <style:style style:name="T206" style:family="text">
      <style:text-properties fo:font-style="normal" officeooo:rsid="0b935683" fo:background-color="#fff5ce" loext:char-shading-value="0" style:font-style-asian="normal" style:font-style-complex="normal"/>
    </style:style>
    <style:style style:name="T207" style:family="text">
      <style:text-properties officeooo:rsid="09e3ff1c"/>
    </style:style>
    <style:style style:name="T208" style:family="text">
      <style:text-properties officeooo:rsid="09e6a281"/>
    </style:style>
    <style:style style:name="T209" style:family="text">
      <style:text-properties officeooo:rsid="09e9d15d"/>
    </style:style>
    <style:style style:name="T210" style:family="text">
      <style:text-properties officeooo:rsid="09ea3314"/>
    </style:style>
    <style:style style:name="T211" style:family="text">
      <style:text-properties officeooo:rsid="09f31487"/>
    </style:style>
    <style:style style:name="T21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9fb9144"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a69cc91"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a6bd0a7"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a6cda70"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a6e7c5c"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a6f6836"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a70f690"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a71a6ce"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a727f45"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a73b8f8"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a73feec"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a7734f0"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a790b70"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a7bd082"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a7ced65"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cc4de84"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cc54405"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ccc927d"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ccdfc7f"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ccfce58"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cfb636d"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d114cb1"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cff771c"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d14b22a"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d14c3bf"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d14d5d0"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d1549dc"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d154d3a"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d1661e5"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d176a40"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d18be32"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d1a32b1"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d1c1b71"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d1d3997"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d1e30d5"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d200db0"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d22240b"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d223c31"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d2332d9"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d241d4d"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d246849"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d2a7ee4"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d2c1b55"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d2c427e"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d30412c"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d28dc5c"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d31d880"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d32c105"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d342cb5"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d35d77d"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d372e57"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d7056b1"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d8efc7b"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9fb9144" fo:background-color="#fff5ce" loext:char-shading-value="0"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68" style:family="text">
      <style:text-properties style:font-name="Liberation Serif" fo:font-size="12pt" fo:font-style="italic" fo:font-weight="normal" officeooo:rsid="0a6b6f67" style:font-size-asian="12pt" style:font-style-asian="italic" style:font-weight-asian="normal" style:font-size-complex="12pt" style:font-style-complex="italic" style:font-weight-complex="normal"/>
    </style:style>
    <style:style style:name="T269" style:family="text">
      <style:text-properties style:font-name="Liberation Serif" fo:font-size="12pt" fo:font-style="italic" fo:font-weight="normal" officeooo:rsid="0a6bd0a7" style:font-size-asian="12pt" style:font-style-asian="italic" style:font-weight-asian="normal" style:font-size-complex="12pt" style:font-style-complex="italic" style:font-weight-complex="normal"/>
    </style:style>
    <style:style style:name="T270" style:family="text">
      <style:text-properties style:font-name="Liberation Serif" fo:font-size="12pt" fo:font-style="italic" fo:font-weight="normal" officeooo:rsid="0a73feec" style:font-size-asian="12pt" style:font-style-asian="italic" style:font-weight-asian="normal" style:font-size-complex="12pt" style:font-style-complex="italic" style:font-weight-complex="normal"/>
    </style:style>
    <style:style style:name="T271" style:family="text">
      <style:text-properties style:font-name="Liberation Serif" fo:font-size="12pt" fo:font-style="italic" fo:font-weight="normal" officeooo:rsid="0a790b70" style:font-size-asian="12pt" style:font-style-asian="italic" style:font-weight-asian="normal" style:font-size-complex="12pt" style:font-style-complex="italic" style:font-weight-complex="normal"/>
    </style:style>
    <style:style style:name="T272" style:family="text">
      <style:text-properties style:font-name="Liberation Serif" fo:font-size="12pt" fo:font-style="italic" fo:font-weight="normal" officeooo:rsid="09fb9144" style:font-size-asian="12pt" style:font-style-asian="italic" style:font-weight-asian="normal" style:font-size-complex="12pt" style:font-style-complex="italic" style:font-weight-complex="normal"/>
    </style:style>
    <style:style style:name="T273" style:family="text">
      <style:text-properties style:font-name="Liberation Serif" fo:font-size="12pt" fo:font-style="italic" fo:font-weight="normal" officeooo:rsid="0cfb636d" style:font-size-asian="12pt" style:font-style-asian="italic" style:font-weight-asian="normal" style:font-size-complex="12pt" style:font-style-complex="italic" style:font-weight-complex="normal"/>
    </style:style>
    <style:style style:name="T274" style:family="text">
      <style:text-properties style:font-name="Liberation Serif" fo:font-size="12pt" fo:font-style="italic" fo:font-weight="normal" officeooo:rsid="0cff771c" style:font-size-asian="12pt" style:font-style-asian="italic" style:font-weight-asian="normal" style:font-size-complex="12pt" style:font-style-complex="italic" style:font-weight-complex="normal"/>
    </style:style>
    <style:style style:name="T275" style:family="text">
      <style:text-properties style:font-name="Liberation Serif" fo:font-size="12pt" fo:font-style="italic" fo:font-weight="normal" officeooo:rsid="0d31ad32" style:font-size-asian="12pt" style:font-style-asian="italic" style:font-weight-asian="normal" style:font-size-complex="12pt" style:font-style-complex="italic" style:font-weight-complex="normal"/>
    </style:style>
    <style:style style:name="T276" style:family="text">
      <style:text-properties style:font-name="Liberation Serif" fo:font-size="12pt" fo:font-style="italic" fo:font-weight="normal" officeooo:rsid="0d32cb59" style:font-size-asian="12pt" style:font-style-asian="italic" style:font-weight-asian="normal" style:font-size-complex="12pt" style:font-style-complex="italic" style:font-weight-complex="normal"/>
    </style:style>
    <style:style style:name="T277" style:family="text">
      <style:text-properties style:font-name="Liberation Serif" fo:font-size="12pt" fo:font-style="italic" fo:font-weight="normal" officeooo:rsid="0d35f6eb" style:font-size-asian="12pt" style:font-style-asian="italic" style:font-weight-asian="normal" style:font-size-complex="12pt" style:font-style-complex="italic" style:font-weight-complex="normal"/>
    </style:style>
    <style:style style:name="T278" style:family="text">
      <style:text-properties style:font-name="Liberation Serif" fo:font-size="12pt" fo:font-style="italic" fo:font-weight="normal" officeooo:rsid="0d7056b1" style:font-size-asian="12pt" style:font-style-asian="italic" style:font-weight-asian="normal" style:font-size-complex="12pt" style:font-style-complex="italic" style:font-weight-complex="normal"/>
    </style:style>
    <style:style style:name="T279" style:family="text">
      <style:text-properties style:font-name="Liberation Serif" fo:font-size="12pt" fo:language="id" fo:country="ID" fo:font-weight="normal" officeooo:rsid="0caf457a" style:font-size-asian="12pt" style:font-weight-asian="normal" style:font-size-complex="12pt" style:font-weight-complex="normal"/>
    </style:style>
    <style:style style:name="T280" style:family="text">
      <style:text-properties style:font-name="Liberation Serif" fo:font-size="12pt" fo:language="id" fo:country="ID" fo:font-weight="normal" officeooo:rsid="0cd2bc4e" style:font-size-asian="12pt" style:font-weight-asian="normal" style:font-size-complex="12pt" style:font-weight-complex="normal"/>
    </style:style>
    <style:style style:name="T281" style:family="text">
      <style:text-properties style:font-name="Liberation Serif" fo:font-size="12pt" fo:language="id" fo:country="ID" fo:font-style="italic" fo:font-weight="normal" officeooo:rsid="09fb9144" style:font-size-asian="12pt" style:font-style-asian="italic" style:font-weight-asian="normal" style:font-size-complex="12pt" style:font-style-complex="italic" style:font-weight-complex="normal"/>
    </style:style>
    <style:style style:name="T282" style:family="text">
      <style:text-properties style:font-name="Liberation Serif" fo:font-size="12pt" fo:language="id" fo:country="ID" fo:font-style="italic" fo:font-weight="normal" officeooo:rsid="0cbcd728" style:font-size-asian="12pt" style:font-style-asian="italic" style:font-weight-asian="normal" style:font-size-complex="12pt" style:font-style-complex="italic" style:font-weight-complex="normal"/>
    </style:style>
    <style:style style:name="T283" style:family="text">
      <style:text-properties style:font-name="Liberation Serif" fo:font-size="12pt" fo:language="id" fo:country="ID" fo:font-style="normal" fo:font-weight="normal" officeooo:rsid="09fb9144" style:font-size-asian="12pt" style:font-style-asian="normal" style:font-weight-asian="normal" style:font-size-complex="12pt" style:font-style-complex="normal" style:font-weight-complex="normal"/>
    </style:style>
    <style:style style:name="T284" style:family="text">
      <style:text-properties style:font-name="Liberation Serif" fo:font-size="12pt" fo:language="id" fo:country="ID" fo:font-style="normal" fo:font-weight="normal" officeooo:rsid="0cbe809c" style:font-size-asian="12pt" style:font-style-asian="normal" style:font-weight-asian="normal" style:font-size-complex="12pt" style:font-style-complex="normal" style:font-weight-complex="normal"/>
    </style:style>
    <style:style style:name="T285" style:family="text">
      <style:text-properties style:font-name="Liberation Serif" fo:font-size="12pt" fo:language="id" fo:country="ID" fo:font-style="normal" fo:font-weight="normal" officeooo:rsid="0cc07794" style:font-size-asian="12pt" style:font-style-asian="normal" style:font-weight-asian="normal" style:font-size-complex="12pt" style:font-style-complex="normal" style:font-weight-complex="normal"/>
    </style:style>
    <style:style style:name="T286" style:family="text">
      <style:text-properties style:font-name="Liberation Serif" fo:font-size="12pt" fo:language="id" fo:country="ID" fo:font-style="normal" fo:font-weight="normal" officeooo:rsid="0cc22363" style:font-size-asian="12pt" style:font-style-asian="normal" style:font-weight-asian="normal" style:font-size-complex="12pt" style:font-style-complex="normal" style:font-weight-complex="normal"/>
    </style:style>
    <style:style style:name="T287" style:family="text">
      <style:text-properties style:font-name="Liberation Serif" fo:font-size="12pt" fo:language="id" fo:country="ID" fo:font-style="normal" fo:font-weight="normal" officeooo:rsid="0d26f515" style:font-size-asian="12pt" style:font-style-asian="normal" style:font-weight-asian="normal" style:font-size-complex="12pt" style:font-style-complex="normal" style:font-weight-complex="normal"/>
    </style:style>
    <style:style style:name="T288" style:family="text">
      <style:text-properties style:font-name="Liberation Serif" fo:font-size="12pt" fo:font-weight="normal" officeooo:rsid="0dc4e2b6" style:font-size-asian="12pt" style:font-weight-asian="normal" style:font-size-complex="12pt" style:font-weight-complex="normal"/>
    </style:style>
    <style:style style:name="T289" style:family="text">
      <style:text-properties style:font-name="Liberation Serif" fo:font-size="12pt" fo:font-weight="normal" officeooo:rsid="0dc698ba" style:font-size-asian="12pt" style:font-weight-asian="normal" style:font-size-complex="12pt" style:font-weight-complex="normal"/>
    </style:style>
    <style:style style:name="T290" style:family="text">
      <style:text-properties officeooo:rsid="0a891f38"/>
    </style:style>
    <style:style style:name="T291" style:family="text">
      <style:text-properties officeooo:rsid="0b5796aa"/>
    </style:style>
    <style:style style:name="T292" style:family="text">
      <style:text-properties officeooo:rsid="0b630e9b"/>
    </style:style>
    <style:style style:name="T293" style:family="text">
      <style:text-properties officeooo:rsid="0b68ba34"/>
    </style:style>
    <style:style style:name="T294" style:family="text">
      <style:text-properties fo:font-weight="bold" officeooo:rsid="0b6d38b3" style:font-weight-asian="bold" style:font-weight-complex="bold"/>
    </style:style>
    <style:style style:name="T295" style:family="text">
      <style:text-properties officeooo:rsid="0b6eee13"/>
    </style:style>
    <style:style style:name="T296" style:family="text">
      <style:text-properties officeooo:rsid="0b7387d6"/>
    </style:style>
    <style:style style:name="T297" style:family="text">
      <style:text-properties officeooo:rsid="0b7798ef"/>
    </style:style>
    <style:style style:name="T298" style:family="text">
      <style:text-properties officeooo:rsid="0b91af45"/>
    </style:style>
    <style:style style:name="T299" style:family="text">
      <style:text-properties officeooo:rsid="0b935683"/>
    </style:style>
    <style:style style:name="T300" style:family="text">
      <style:text-properties officeooo:rsid="0b9d9cba"/>
    </style:style>
    <style:style style:name="T301" style:family="text">
      <style:text-properties officeooo:rsid="0ba01651"/>
    </style:style>
    <style:style style:name="T302" style:family="text">
      <style:text-properties officeooo:rsid="0ba2ad50"/>
    </style:style>
    <style:style style:name="T303" style:family="text">
      <style:text-properties officeooo:rsid="0ba700b8"/>
    </style:style>
    <style:style style:name="T304" style:family="text">
      <style:text-properties officeooo:rsid="0ba71d43"/>
    </style:style>
    <style:style style:name="T305" style:family="text">
      <style:text-properties officeooo:rsid="0ba9b65a"/>
    </style:style>
    <style:style style:name="T306" style:family="text">
      <style:text-properties officeooo:rsid="0baeaf0e"/>
    </style:style>
    <style:style style:name="T307" style:family="text">
      <style:text-properties officeooo:rsid="0bb11903"/>
    </style:style>
    <style:style style:name="T308" style:family="text">
      <style:text-properties officeooo:rsid="0bb5a805"/>
    </style:style>
    <style:style style:name="T309" style:family="text">
      <style:text-properties officeooo:rsid="0bb68c99"/>
    </style:style>
    <style:style style:name="T310" style:family="text">
      <style:text-properties officeooo:rsid="0bb7fa9e"/>
    </style:style>
    <style:style style:name="T311" style:family="text">
      <style:text-properties officeooo:rsid="0bbcf8ba"/>
    </style:style>
    <style:style style:name="T312" style:family="text">
      <style:text-properties officeooo:rsid="0bbe13c8"/>
    </style:style>
    <style:style style:name="T313" style:family="text">
      <style:text-properties officeooo:rsid="0bc1c91d"/>
    </style:style>
    <style:style style:name="T314" style:family="text">
      <style:text-properties officeooo:rsid="0bc3ee85"/>
    </style:style>
    <style:style style:name="T315" style:family="text">
      <style:text-properties officeooo:rsid="0bc738bf"/>
    </style:style>
    <style:style style:name="T316" style:family="text">
      <style:text-properties officeooo:rsid="0bc8bdb2"/>
    </style:style>
    <style:style style:name="T317" style:family="text">
      <style:text-properties officeooo:rsid="0bd09072"/>
    </style:style>
    <style:style style:name="T318" style:family="text">
      <style:text-properties officeooo:rsid="0bd55e21"/>
    </style:style>
    <style:style style:name="T319" style:family="text">
      <style:text-properties officeooo:rsid="0bd5fc96"/>
    </style:style>
    <style:style style:name="T320" style:family="text">
      <style:text-properties officeooo:rsid="0bd9df10"/>
    </style:style>
    <style:style style:name="T321" style:family="text">
      <style:text-properties officeooo:rsid="0be08be0"/>
    </style:style>
    <style:style style:name="T322" style:family="text">
      <style:text-properties officeooo:rsid="0bef9874"/>
    </style:style>
    <style:style style:name="T323" style:family="text">
      <style:text-properties officeooo:rsid="0c010091"/>
    </style:style>
    <style:style style:name="T324" style:family="text">
      <style:text-properties officeooo:rsid="0c0908cb"/>
    </style:style>
    <style:style style:name="T325" style:family="text">
      <style:text-properties officeooo:rsid="0c1a9253"/>
    </style:style>
    <style:style style:name="T326" style:family="text">
      <style:text-properties officeooo:rsid="0c322d1a"/>
    </style:style>
    <style:style style:name="T327" style:family="text">
      <style:text-properties officeooo:rsid="0c368cae"/>
    </style:style>
    <style:style style:name="T328" style:family="text">
      <style:text-properties officeooo:rsid="0c41d86e"/>
    </style:style>
    <style:style style:name="T329" style:family="text">
      <style:text-properties officeooo:rsid="0c47ea90"/>
    </style:style>
    <style:style style:name="T330" style:family="text">
      <style:text-properties officeooo:rsid="0c59bfb2"/>
    </style:style>
    <style:style style:name="T331" style:family="text">
      <style:text-properties fo:background-color="transparent" loext:char-shading-value="0"/>
    </style:style>
    <style:style style:name="T332" style:family="text">
      <style:text-properties officeooo:rsid="0c69bb00" fo:background-color="transparent" loext:char-shading-value="0"/>
    </style:style>
    <style:style style:name="T333" style:family="text">
      <style:text-properties officeooo:rsid="0c6bd8a7" fo:background-color="transparent" loext:char-shading-value="0"/>
    </style:style>
    <style:style style:name="T334" style:family="text">
      <style:text-properties officeooo:rsid="0c6d2d93" fo:background-color="transparent" loext:char-shading-value="0"/>
    </style:style>
    <style:style style:name="T335" style:family="text">
      <style:text-properties officeooo:rsid="0c6ec59c" fo:background-color="transparent" loext:char-shading-value="0"/>
    </style:style>
    <style:style style:name="T336" style:family="text">
      <style:text-properties officeooo:rsid="0c6ffab4" fo:background-color="transparent" loext:char-shading-value="0"/>
    </style:style>
    <style:style style:name="T337" style:family="text">
      <style:text-properties officeooo:rsid="0c71ec5f" fo:background-color="transparent" loext:char-shading-value="0"/>
    </style:style>
    <style:style style:name="T338" style:family="text">
      <style:text-properties officeooo:rsid="0c72fd98" fo:background-color="transparent" loext:char-shading-value="0"/>
    </style:style>
    <style:style style:name="T339" style:family="text">
      <style:text-properties officeooo:rsid="0c7409a6" fo:background-color="transparent" loext:char-shading-value="0"/>
    </style:style>
    <style:style style:name="T340" style:family="text">
      <style:text-properties officeooo:rsid="0c7876c4" fo:background-color="transparent" loext:char-shading-value="0"/>
    </style:style>
    <style:style style:name="T341" style:family="text">
      <style:text-properties officeooo:rsid="0c79c536" fo:background-color="transparent" loext:char-shading-value="0"/>
    </style:style>
    <style:style style:name="T342" style:family="text">
      <style:text-properties officeooo:rsid="0c79f366" fo:background-color="transparent" loext:char-shading-value="0"/>
    </style:style>
    <style:style style:name="T343" style:family="text">
      <style:text-properties officeooo:rsid="0c7bddfb" fo:background-color="transparent" loext:char-shading-value="0"/>
    </style:style>
    <style:style style:name="T344" style:family="text">
      <style:text-properties officeooo:rsid="0c7d4d3d" fo:background-color="transparent" loext:char-shading-value="0"/>
    </style:style>
    <style:style style:name="T345" style:family="text">
      <style:text-properties officeooo:rsid="0c7e6bf2" fo:background-color="transparent" loext:char-shading-value="0"/>
    </style:style>
    <style:style style:name="T346" style:family="text">
      <style:text-properties officeooo:rsid="0c7fbf5b" fo:background-color="transparent" loext:char-shading-value="0"/>
    </style:style>
    <style:style style:name="T347" style:family="text">
      <style:text-properties officeooo:rsid="0c81be79" fo:background-color="transparent" loext:char-shading-value="0"/>
    </style:style>
    <style:style style:name="T348" style:family="text">
      <style:text-properties officeooo:rsid="0c82c73d" fo:background-color="transparent" loext:char-shading-value="0"/>
    </style:style>
    <style:style style:name="T349" style:family="text">
      <style:text-properties officeooo:rsid="0c84afe7" fo:background-color="transparent" loext:char-shading-value="0"/>
    </style:style>
    <style:style style:name="T350" style:family="text">
      <style:text-properties officeooo:rsid="0c85d290" fo:background-color="transparent" loext:char-shading-value="0"/>
    </style:style>
    <style:style style:name="T351" style:family="text">
      <style:text-properties officeooo:rsid="0c86f142" fo:background-color="transparent" loext:char-shading-value="0"/>
    </style:style>
    <style:style style:name="T352" style:family="text">
      <style:text-properties officeooo:rsid="0c87794f" fo:background-color="transparent" loext:char-shading-value="0"/>
    </style:style>
    <style:style style:name="T353" style:family="text">
      <style:text-properties officeooo:rsid="0d724b28" fo:background-color="transparent" loext:char-shading-value="0"/>
    </style:style>
    <style:style style:name="T354" style:family="text">
      <style:text-properties officeooo:rsid="0dc8e9d5" fo:background-color="transparent" loext:char-shading-value="0"/>
    </style:style>
    <style:style style:name="T355" style:family="text">
      <style:text-properties officeooo:rsid="0dca5630" fo:background-color="transparent" loext:char-shading-value="0"/>
    </style:style>
    <style:style style:name="T356" style:family="text">
      <style:text-properties officeooo:rsid="0dcbe038" fo:background-color="transparent" loext:char-shading-value="0"/>
    </style:style>
    <style:style style:name="T357" style:family="text">
      <style:text-properties fo:background-color="#fff5ce" loext:char-shading-value="0"/>
    </style:style>
    <style:style style:name="T358" style:family="text">
      <style:text-properties officeooo:rsid="0c47ea90" fo:background-color="#fff5ce" loext:char-shading-value="0"/>
    </style:style>
    <style:style style:name="T359" style:family="text">
      <style:text-properties officeooo:rsid="09e3ff1c" fo:background-color="#fff5ce" loext:char-shading-value="0"/>
    </style:style>
    <style:style style:name="T360" style:family="text">
      <style:text-properties officeooo:rsid="09f17e11" fo:background-color="#fff5ce" loext:char-shading-value="0"/>
    </style:style>
    <style:style style:name="T361" style:family="text">
      <style:text-properties officeooo:rsid="0cfe5110" fo:background-color="#fff5ce" loext:char-shading-value="0"/>
    </style:style>
    <style:style style:name="T362" style:family="text">
      <style:text-properties officeooo:rsid="0d1282d1" fo:background-color="#fff5ce" loext:char-shading-value="0"/>
    </style:style>
    <style:style style:name="T363" style:family="text">
      <style:text-properties officeooo:rsid="0bbe13c8" fo:background-color="#fff5ce" loext:char-shading-value="0"/>
    </style:style>
    <style:style style:name="T364" style:family="text">
      <style:text-properties officeooo:rsid="0c59bfb2" fo:background-color="#fff5ce" loext:char-shading-value="0"/>
    </style:style>
    <style:style style:name="T365" style:family="text">
      <style:text-properties officeooo:rsid="0b6eee13" fo:background-color="#fff5ce" loext:char-shading-value="0"/>
    </style:style>
    <style:style style:name="T366" style:family="text">
      <style:text-properties officeooo:rsid="0d911c8a" fo:background-color="#fff5ce" loext:char-shading-value="0"/>
    </style:style>
    <style:style style:name="T367" style:family="text">
      <style:text-properties officeooo:rsid="0d92e1df" fo:background-color="#fff5ce" loext:char-shading-value="0"/>
    </style:style>
    <style:style style:name="T368" style:family="text">
      <style:text-properties officeooo:rsid="0d922033" fo:background-color="#fff5ce" loext:char-shading-value="0"/>
    </style:style>
    <style:style style:name="T369" style:family="text">
      <style:text-properties officeooo:rsid="0d9f2b97" fo:background-color="#fff5ce" loext:char-shading-value="0"/>
    </style:style>
    <style:style style:name="T370" style:family="text">
      <style:text-properties officeooo:rsid="0d9f9a47" fo:background-color="#fff5ce" loext:char-shading-value="0"/>
    </style:style>
    <style:style style:name="T371" style:family="text">
      <style:text-properties officeooo:rsid="0da019e5" fo:background-color="#fff5ce" loext:char-shading-value="0"/>
    </style:style>
    <style:style style:name="T372" style:family="text">
      <style:text-properties officeooo:rsid="0b9eb789" fo:background-color="#fff5ce" loext:char-shading-value="0"/>
    </style:style>
    <style:style style:name="T373" style:family="text">
      <style:text-properties officeooo:rsid="0baeaf0e" fo:background-color="#fff5ce" loext:char-shading-value="0"/>
    </style:style>
    <style:style style:name="T374" style:family="text">
      <style:text-properties officeooo:rsid="0dcfc23b" fo:background-color="#fff5ce" loext:char-shading-value="0"/>
    </style:style>
    <style:style style:name="T375" style:family="text">
      <style:text-properties officeooo:rsid="0c9606d0"/>
    </style:style>
    <style:style style:name="T376" style:family="text">
      <style:text-properties officeooo:rsid="0c98f6ab"/>
    </style:style>
    <style:style style:name="T377" style:family="text">
      <style:text-properties fo:language="id" fo:country="ID"/>
    </style:style>
    <style:style style:name="T378" style:family="text">
      <style:text-properties fo:language="id" fo:country="ID" fo:font-style="normal" officeooo:rsid="0ae9b868" style:font-style-asian="normal" style:font-style-complex="normal"/>
    </style:style>
    <style:style style:name="T379" style:family="text">
      <style:text-properties fo:language="id" fo:country="ID" fo:font-style="normal" officeooo:rsid="0ad89fd6" style:font-style-asian="normal" style:font-style-complex="normal"/>
    </style:style>
    <style:style style:name="T380" style:family="text">
      <style:text-properties fo:language="id" fo:country="ID" fo:font-style="normal" officeooo:rsid="0ad9c180" style:font-style-asian="normal" style:font-style-complex="normal"/>
    </style:style>
    <style:style style:name="T381" style:family="text">
      <style:text-properties fo:language="id" fo:country="ID" fo:font-style="normal" officeooo:rsid="0adb1d9e" style:font-style-asian="normal" style:font-style-complex="normal"/>
    </style:style>
    <style:style style:name="T382" style:family="text">
      <style:text-properties fo:language="id" fo:country="ID" fo:font-style="normal" officeooo:rsid="0adbded5" style:font-style-asian="normal" style:font-style-complex="normal"/>
    </style:style>
    <style:style style:name="T383" style:family="text">
      <style:text-properties fo:language="id" fo:country="ID" fo:font-style="normal" officeooo:rsid="0add6f27" style:font-style-asian="normal" style:font-style-complex="normal"/>
    </style:style>
    <style:style style:name="T384" style:family="text">
      <style:text-properties fo:language="id" fo:country="ID" fo:font-style="normal" officeooo:rsid="0adf0a74" style:font-style-asian="normal" style:font-style-complex="normal"/>
    </style:style>
    <style:style style:name="T385" style:family="text">
      <style:text-properties fo:language="id" fo:country="ID" fo:font-style="normal" officeooo:rsid="0aeac2f8" style:font-style-asian="normal" style:font-style-complex="normal"/>
    </style:style>
    <style:style style:name="T386" style:family="text">
      <style:text-properties fo:language="id" fo:country="ID" fo:font-style="normal" officeooo:rsid="0aeb275c" style:font-style-asian="normal" style:font-style-complex="normal"/>
    </style:style>
    <style:style style:name="T387" style:family="text">
      <style:text-properties fo:language="id" fo:country="ID" fo:font-style="normal" officeooo:rsid="0aed0f81" style:font-style-asian="normal" style:font-style-complex="normal"/>
    </style:style>
    <style:style style:name="T388" style:family="text">
      <style:text-properties fo:language="id" fo:country="ID" fo:font-style="normal" officeooo:rsid="0aee3859" style:font-style-asian="normal" style:font-style-complex="normal"/>
    </style:style>
    <style:style style:name="T389" style:family="text">
      <style:text-properties fo:language="id" fo:country="ID" fo:font-style="normal" officeooo:rsid="0aeff57a" style:font-style-asian="normal" style:font-style-complex="normal"/>
    </style:style>
    <style:style style:name="T390" style:family="text">
      <style:text-properties fo:language="id" fo:country="ID" fo:font-style="normal" officeooo:rsid="0af09fe6" style:font-style-asian="normal" style:font-style-complex="normal"/>
    </style:style>
    <style:style style:name="T391" style:family="text">
      <style:text-properties fo:language="id" fo:country="ID" fo:font-style="normal" officeooo:rsid="0af0c25c" style:font-style-asian="normal" style:font-style-complex="normal"/>
    </style:style>
    <style:style style:name="T392" style:family="text">
      <style:text-properties fo:language="id" fo:country="ID" fo:font-style="normal" officeooo:rsid="0af1fe18" style:font-style-asian="normal" style:font-style-complex="normal"/>
    </style:style>
    <style:style style:name="T393" style:family="text">
      <style:text-properties fo:language="id" fo:country="ID" fo:font-style="normal" officeooo:rsid="0af21e8c" style:font-style-asian="normal" style:font-style-complex="normal"/>
    </style:style>
    <style:style style:name="T394" style:family="text">
      <style:text-properties fo:language="id" fo:country="ID" fo:font-style="normal" officeooo:rsid="0af3eddd" style:font-style-asian="normal" style:font-style-complex="normal"/>
    </style:style>
    <style:style style:name="T395" style:family="text">
      <style:text-properties fo:language="id" fo:country="ID" fo:font-style="normal" officeooo:rsid="0af59634" style:font-style-asian="normal" style:font-style-complex="normal"/>
    </style:style>
    <style:style style:name="T396" style:family="text">
      <style:text-properties fo:language="id" fo:country="ID" fo:font-style="normal" officeooo:rsid="0b004217" style:font-style-asian="normal" style:font-style-complex="normal"/>
    </style:style>
    <style:style style:name="T397" style:family="text">
      <style:text-properties fo:language="id" fo:country="ID" fo:font-style="normal" officeooo:rsid="0af680ae" style:font-style-asian="normal" style:font-style-complex="normal"/>
    </style:style>
    <style:style style:name="T398" style:family="text">
      <style:text-properties fo:language="id" fo:country="ID" fo:font-style="normal" officeooo:rsid="0af7c2b4" style:font-style-asian="normal" style:font-style-complex="normal"/>
    </style:style>
    <style:style style:name="T399" style:family="text">
      <style:text-properties fo:language="id" fo:country="ID" fo:font-style="normal" officeooo:rsid="0af8f94a" style:font-style-asian="normal" style:font-style-complex="normal"/>
    </style:style>
    <style:style style:name="T400" style:family="text">
      <style:text-properties fo:language="id" fo:country="ID" fo:font-style="normal" officeooo:rsid="0af905a6" style:font-style-asian="normal" style:font-style-complex="normal"/>
    </style:style>
    <style:style style:name="T401" style:family="text">
      <style:text-properties fo:language="id" fo:country="ID" fo:font-style="normal" officeooo:rsid="0afaf957" style:font-style-asian="normal" style:font-style-complex="normal"/>
    </style:style>
    <style:style style:name="T402" style:family="text">
      <style:text-properties fo:language="id" fo:country="ID" fo:font-style="normal" officeooo:rsid="0cde8479" style:font-style-asian="normal" style:font-style-complex="normal"/>
    </style:style>
    <style:style style:name="T403" style:family="text">
      <style:text-properties fo:language="id" fo:country="ID" fo:font-style="normal" officeooo:rsid="0cdebc8b" style:font-style-asian="normal" style:font-style-complex="normal"/>
    </style:style>
    <style:style style:name="T404" style:family="text">
      <style:text-properties fo:language="id" fo:country="ID" fo:font-style="normal" officeooo:rsid="0ce23e25" style:font-style-asian="normal" style:font-style-complex="normal"/>
    </style:style>
    <style:style style:name="T405" style:family="text">
      <style:text-properties fo:language="id" fo:country="ID" fo:font-style="normal" officeooo:rsid="0ce38267" style:font-style-asian="normal" style:font-style-complex="normal"/>
    </style:style>
    <style:style style:name="T406" style:family="text">
      <style:text-properties fo:language="id" fo:country="ID" fo:font-style="normal" officeooo:rsid="0ce3d578" style:font-style-asian="normal" style:font-style-complex="normal"/>
    </style:style>
    <style:style style:name="T407" style:family="text">
      <style:text-properties fo:language="id" fo:country="ID" fo:font-style="normal" officeooo:rsid="0ce4152e" style:font-style-asian="normal" style:font-style-complex="normal"/>
    </style:style>
    <style:style style:name="T408" style:family="text">
      <style:text-properties fo:language="id" fo:country="ID" fo:font-style="normal" officeooo:rsid="0cf05441" style:font-style-asian="normal" style:font-style-complex="normal"/>
    </style:style>
    <style:style style:name="T409" style:family="text">
      <style:text-properties fo:language="id" fo:country="ID" fo:font-style="normal" officeooo:rsid="0d422009" style:font-style-asian="normal" style:font-style-complex="normal"/>
    </style:style>
    <style:style style:name="T410" style:family="text">
      <style:text-properties fo:language="id" fo:country="ID" fo:font-style="normal" officeooo:rsid="0d75cd9d" style:font-style-asian="normal" style:font-style-complex="normal"/>
    </style:style>
    <style:style style:name="T411" style:family="text">
      <style:text-properties fo:language="id" fo:country="ID" fo:font-style="normal" officeooo:rsid="0d762713" style:font-style-asian="normal" style:font-style-complex="normal"/>
    </style:style>
    <style:style style:name="T412" style:family="text">
      <style:text-properties fo:language="id" fo:country="ID" fo:font-style="normal" officeooo:rsid="0d77ea96" style:font-style-asian="normal" style:font-style-complex="normal"/>
    </style:style>
    <style:style style:name="T413" style:family="text">
      <style:text-properties fo:language="id" fo:country="ID" fo:font-style="normal" officeooo:rsid="0d7959ec" style:font-style-asian="normal" style:font-style-complex="normal"/>
    </style:style>
    <style:style style:name="T414" style:family="text">
      <style:text-properties fo:language="id" fo:country="ID" fo:font-style="normal" officeooo:rsid="0d7a28be" style:font-style-asian="normal" style:font-style-complex="normal"/>
    </style:style>
    <style:style style:name="T415" style:family="text">
      <style:text-properties fo:language="id" fo:country="ID" fo:font-style="normal" style:text-underline-style="none" style:font-style-asian="normal" style:font-style-complex="normal"/>
    </style:style>
    <style:style style:name="T416" style:family="text">
      <style:text-properties fo:language="id" fo:country="ID" fo:font-style="normal" style:text-underline-style="none" officeooo:rsid="0b0c47ce" style:font-style-asian="normal" style:font-style-complex="normal"/>
    </style:style>
    <style:style style:name="T417" style:family="text">
      <style:text-properties fo:language="id" fo:country="ID" fo:font-style="normal" style:text-underline-style="none" officeooo:rsid="0b0d5de2" style:font-style-asian="normal" style:font-style-complex="normal"/>
    </style:style>
    <style:style style:name="T418" style:family="text">
      <style:text-properties fo:language="id" fo:country="ID" fo:font-style="normal" style:text-underline-style="none" officeooo:rsid="0b0d927c" style:font-style-asian="normal" style:font-style-complex="normal"/>
    </style:style>
    <style:style style:name="T419" style:family="text">
      <style:text-properties fo:language="id" fo:country="ID" fo:font-style="normal" style:text-underline-style="none" officeooo:rsid="0b0eac3b" style:font-style-asian="normal" style:font-style-complex="normal"/>
    </style:style>
    <style:style style:name="T420" style:family="text">
      <style:text-properties fo:language="id" fo:country="ID" fo:font-style="normal" style:text-underline-style="none" officeooo:rsid="0b103c95" style:font-style-asian="normal" style:font-style-complex="normal"/>
    </style:style>
    <style:style style:name="T421" style:family="text">
      <style:text-properties fo:language="id" fo:country="ID" fo:font-style="normal" style:text-underline-style="none" officeooo:rsid="0b11203d" style:font-style-asian="normal" style:font-style-complex="normal"/>
    </style:style>
    <style:style style:name="T422" style:family="text">
      <style:text-properties fo:language="id" fo:country="ID" fo:font-style="normal" style:text-underline-style="none" officeooo:rsid="0b1129c3" style:font-style-asian="normal" style:font-style-complex="normal"/>
    </style:style>
    <style:style style:name="T423" style:family="text">
      <style:text-properties fo:language="id" fo:country="ID" fo:font-style="normal" style:text-underline-style="none" officeooo:rsid="0b11926e" style:font-style-asian="normal" style:font-style-complex="normal"/>
    </style:style>
    <style:style style:name="T424" style:family="text">
      <style:text-properties fo:language="id" fo:country="ID" fo:font-style="normal" style:text-underline-style="none" officeooo:rsid="0b419a27" style:font-style-asian="normal" style:font-style-complex="normal"/>
    </style:style>
    <style:style style:name="T425" style:family="text">
      <style:text-properties fo:language="id" fo:country="ID" fo:font-style="normal" style:text-underline-style="none" officeooo:rsid="0b3caf1c" style:font-style-asian="normal" style:font-style-complex="normal"/>
    </style:style>
    <style:style style:name="T426" style:family="text">
      <style:text-properties fo:language="id" fo:country="ID" fo:font-style="normal" style:text-underline-style="none" officeooo:rsid="0ce9111e" style:font-style-asian="normal" style:font-style-complex="normal"/>
    </style:style>
    <style:style style:name="T427" style:family="text">
      <style:text-properties fo:language="id" fo:country="ID" fo:font-style="normal" style:text-underline-style="none" officeooo:rsid="0cf94905" style:font-style-asian="normal" style:font-style-complex="normal"/>
    </style:style>
    <style:style style:name="T428" style:family="text">
      <style:text-properties fo:language="id" fo:country="ID" fo:font-style="normal" style:text-underline-style="none" officeooo:rsid="0b4609cf" style:font-style-asian="normal" style:font-style-complex="normal"/>
    </style:style>
    <style:style style:name="T429" style:family="text">
      <style:text-properties fo:language="id" fo:country="ID" fo:font-style="normal" style:text-underline-style="none" officeooo:rsid="0b47bf5a" style:font-style-asian="normal" style:font-style-complex="normal"/>
    </style:style>
    <style:style style:name="T430" style:family="text">
      <style:text-properties fo:language="id" fo:country="ID" fo:font-style="normal" style:text-underline-style="none" officeooo:rsid="0d4dff82" style:font-style-asian="normal" style:font-style-complex="normal"/>
    </style:style>
    <style:style style:name="T431" style:family="text">
      <style:text-properties fo:language="id" fo:country="ID" fo:font-style="normal" style:text-underline-style="none" officeooo:rsid="0b48ebd0" style:font-style-asian="normal" style:font-style-complex="normal"/>
    </style:style>
    <style:style style:name="T432" style:family="text">
      <style:text-properties fo:language="id" fo:country="ID" fo:font-style="normal" style:text-underline-style="none" officeooo:rsid="0b4bb559" style:font-style-asian="normal" style:font-style-complex="normal"/>
    </style:style>
    <style:style style:name="T433" style:family="text">
      <style:text-properties fo:language="id" fo:country="ID" fo:font-style="normal" style:text-underline-style="none" officeooo:rsid="0d4c9a80" style:font-style-asian="normal" style:font-style-complex="normal"/>
    </style:style>
    <style:style style:name="T434" style:family="text">
      <style:text-properties fo:language="id" fo:country="ID" fo:font-style="normal" style:text-underline-style="none" officeooo:rsid="0d49e213" style:font-style-asian="normal" style:font-style-complex="normal"/>
    </style:style>
    <style:style style:name="T435" style:family="text">
      <style:text-properties fo:language="id" fo:country="ID" fo:font-style="normal" style:text-underline-style="none" officeooo:rsid="0d4ac814" style:font-style-asian="normal" style:font-style-complex="normal"/>
    </style:style>
    <style:style style:name="T436" style:family="text">
      <style:text-properties fo:language="id" fo:country="ID" fo:font-style="normal" style:text-underline-style="none" officeooo:rsid="0d4bfdf1" style:font-style-asian="normal" style:font-style-complex="normal"/>
    </style:style>
    <style:style style:name="T437" style:family="text">
      <style:text-properties fo:language="id" fo:country="ID" fo:font-style="normal" style:text-underline-style="none" officeooo:rsid="0b4c75ca" style:font-style-asian="normal" style:font-style-complex="normal"/>
    </style:style>
    <style:style style:name="T438" style:family="text">
      <style:text-properties fo:language="id" fo:country="ID" fo:font-style="normal" style:text-underline-style="none" officeooo:rsid="0b4ded6b" style:font-style-asian="normal" style:font-style-complex="normal"/>
    </style:style>
    <style:style style:name="T439" style:family="text">
      <style:text-properties fo:language="id" fo:country="ID" fo:font-style="normal" style:text-underline-style="none" officeooo:rsid="0d4f7f18" style:font-style-asian="normal" style:font-style-complex="normal"/>
    </style:style>
    <style:style style:name="T440" style:family="text">
      <style:text-properties fo:language="id" fo:country="ID" fo:font-style="normal" style:text-underline-style="none" officeooo:rsid="0d51592d" style:font-style-asian="normal" style:font-style-complex="normal"/>
    </style:style>
    <style:style style:name="T441" style:family="text">
      <style:text-properties fo:language="id" fo:country="ID" fo:font-style="normal" style:text-underline-style="none" officeooo:rsid="0b4f1caf" style:font-style-asian="normal" style:font-style-complex="normal"/>
    </style:style>
    <style:style style:name="T442" style:family="text">
      <style:text-properties fo:language="id" fo:country="ID" fo:font-style="normal" style:text-underline-style="none" officeooo:rsid="0d5263f1" style:font-style-asian="normal" style:font-style-complex="normal"/>
    </style:style>
    <style:style style:name="T443" style:family="text">
      <style:text-properties fo:language="id" fo:country="ID" fo:font-style="normal" style:text-underline-style="none" officeooo:rsid="0b4f71d6" style:font-style-asian="normal" style:font-style-complex="normal"/>
    </style:style>
    <style:style style:name="T444" style:family="text">
      <style:text-properties fo:language="id" fo:country="ID" fo:font-style="normal" style:text-underline-style="none" officeooo:rsid="0b512ecc" style:font-style-asian="normal" style:font-style-complex="normal"/>
    </style:style>
    <style:style style:name="T445" style:family="text">
      <style:text-properties fo:language="id" fo:country="ID" fo:font-style="normal" style:text-underline-style="none" officeooo:rsid="0b52d70a" style:font-style-asian="normal" style:font-style-complex="normal"/>
    </style:style>
    <style:style style:name="T446" style:family="text">
      <style:text-properties fo:language="id" fo:country="ID" fo:font-style="normal" style:text-underline-style="none" officeooo:rsid="0d52eb95" style:font-style-asian="normal" style:font-style-complex="normal"/>
    </style:style>
    <style:style style:name="T447" style:family="text">
      <style:text-properties fo:language="id" fo:country="ID" fo:font-style="normal" style:text-underline-style="none" officeooo:rsid="0d53b116" style:font-style-asian="normal" style:font-style-complex="normal"/>
    </style:style>
    <style:style style:name="T448" style:family="text">
      <style:text-properties fo:language="id" fo:country="ID" fo:font-style="normal" style:text-underline-style="none" officeooo:rsid="0d55929e" style:font-style-asian="normal" style:font-style-complex="normal"/>
    </style:style>
    <style:style style:name="T449" style:family="text">
      <style:text-properties fo:language="id" fo:country="ID" fo:font-style="normal" style:text-underline-style="none" officeooo:rsid="0d56c9df" style:font-style-asian="normal" style:font-style-complex="normal"/>
    </style:style>
    <style:style style:name="T450" style:family="text">
      <style:text-properties fo:language="id" fo:country="ID" fo:font-style="normal" style:text-underline-style="none" officeooo:rsid="0d7b7b3c" style:font-style-asian="normal" style:font-style-complex="normal"/>
    </style:style>
    <style:style style:name="T451" style:family="text">
      <style:text-properties fo:language="id" fo:country="ID" fo:font-style="normal" style:text-underline-style="none" officeooo:rsid="0d7c4b90" style:font-style-asian="normal" style:font-style-complex="normal"/>
    </style:style>
    <style:style style:name="T452" style:family="text">
      <style:text-properties fo:language="id" fo:country="ID" fo:font-style="normal" style:text-underline-style="none" officeooo:rsid="0d7d69e4" style:font-style-asian="normal" style:font-style-complex="normal"/>
    </style:style>
    <style:style style:name="T453" style:family="text">
      <style:text-properties fo:language="id" fo:country="ID" fo:font-style="normal" style:text-underline-style="none" officeooo:rsid="0d7dd71a" style:font-style-asian="normal" style:font-style-complex="normal"/>
    </style:style>
    <style:style style:name="T454" style:family="text">
      <style:text-properties fo:language="id" fo:country="ID" fo:font-style="normal" style:text-underline-style="none" officeooo:rsid="0d7f22aa" style:font-style-asian="normal" style:font-style-complex="normal"/>
    </style:style>
    <style:style style:name="T455" style:family="text">
      <style:text-properties fo:language="id" fo:country="ID" fo:font-style="normal" style:text-underline-style="none" officeooo:rsid="0d7f3990" style:font-style-asian="normal" style:font-style-complex="normal"/>
    </style:style>
    <style:style style:name="T456" style:family="text">
      <style:text-properties fo:language="id" fo:country="ID" fo:font-style="normal" style:text-underline-style="none" officeooo:rsid="0d812d07" style:font-style-asian="normal" style:font-style-complex="normal"/>
    </style:style>
    <style:style style:name="T457" style:family="text">
      <style:text-properties fo:language="id" fo:country="ID" fo:font-style="normal" style:text-underline-style="none" officeooo:rsid="0d822b58" style:font-style-asian="normal" style:font-style-complex="normal"/>
    </style:style>
    <style:style style:name="T458" style:family="text">
      <style:text-properties fo:language="id" fo:country="ID" fo:font-style="normal" style:text-underline-style="none" officeooo:rsid="0d83580b" style:font-style-asian="normal" style:font-style-complex="normal"/>
    </style:style>
    <style:style style:name="T459" style:family="text">
      <style:text-properties fo:language="id" fo:country="ID" fo:font-style="normal" style:text-underline-style="none" officeooo:rsid="0d853ee8" style:font-style-asian="normal" style:font-style-complex="normal"/>
    </style:style>
    <style:style style:name="T460" style:family="text">
      <style:text-properties fo:language="id" fo:country="ID" fo:font-style="normal" style:text-underline-style="none" officeooo:rsid="0d864f14" style:font-style-asian="normal" style:font-style-complex="normal"/>
    </style:style>
    <style:style style:name="T461" style:family="text">
      <style:text-properties fo:language="id" fo:country="ID" fo:font-style="normal" style:text-underline-style="none" officeooo:rsid="0d8678b4" style:font-style-asian="normal" style:font-style-complex="normal"/>
    </style:style>
    <style:style style:name="T462" style:family="text">
      <style:text-properties fo:language="id" fo:country="ID" fo:font-style="normal" style:text-underline-style="none" officeooo:rsid="0d87f461" style:font-style-asian="normal" style:font-style-complex="normal"/>
    </style:style>
    <style:style style:name="T463" style:family="text">
      <style:text-properties fo:language="id" fo:country="ID" fo:font-style="normal" style:text-underline-style="none" officeooo:rsid="0d882e71" style:font-style-asian="normal" style:font-style-complex="normal"/>
    </style:style>
    <style:style style:name="T464" style:family="text">
      <style:text-properties fo:language="id" fo:country="ID" fo:font-style="normal" style:text-underline-style="none" officeooo:rsid="0d8678b4" fo:background-color="#fff5ce" loext:char-shading-value="0" style:font-style-asian="normal" style:font-style-complex="normal"/>
    </style:style>
    <style:style style:name="T465" style:family="text">
      <style:text-properties fo:language="id" fo:country="ID" fo:font-style="italic" style:text-underline-style="none" style:font-style-asian="italic" style:font-style-complex="italic"/>
    </style:style>
    <style:style style:name="T466" style:family="text">
      <style:text-properties fo:language="id" fo:country="ID" fo:font-style="italic" style:text-underline-style="none" officeooo:rsid="0cfaec40" style:font-style-asian="italic" style:font-style-complex="italic"/>
    </style:style>
    <style:style style:name="T467" style:family="text">
      <style:text-properties fo:language="id" fo:country="ID" fo:font-style="italic" style:text-underline-style="none" officeooo:rsid="0d7b7b3c" style:font-style-asian="italic" style:font-style-complex="italic"/>
    </style:style>
    <style:style style:name="T468" style:family="text">
      <style:text-properties fo:language="id" fo:country="ID" fo:font-style="italic" officeooo:rsid="0a819a00" style:font-style-asian="italic" style:font-style-complex="italic"/>
    </style:style>
    <style:style style:name="T469" style:family="text">
      <style:text-properties fo:language="id" fo:country="ID" fo:font-style="italic" officeooo:rsid="0cd1e180" style:font-style-asian="italic" style:font-style-complex="italic"/>
    </style:style>
    <style:style style:name="T470" style:family="text">
      <style:text-properties fo:language="id" fo:country="ID" fo:font-style="italic" officeooo:rsid="0d75cd9d" style:font-style-asian="italic" style:font-style-complex="italic"/>
    </style:style>
    <style:style style:name="T471" style:family="text">
      <style:text-properties fo:language="id" fo:country="ID" fo:font-style="italic" officeooo:rsid="0d762713" style:font-style-asian="italic" style:font-style-complex="italic"/>
    </style:style>
    <style:style style:name="T472" style:family="text">
      <style:text-properties fo:language="id" fo:country="ID" fo:font-style="italic" officeooo:rsid="0d77ea96" style:font-style-asian="italic" style:font-style-complex="italic"/>
    </style:style>
    <style:style style:name="T473" style:family="text">
      <style:text-properties fo:language="id" fo:country="ID" fo:font-style="italic" officeooo:rsid="0d7959ec" style:font-style-asian="italic" style:font-style-complex="italic"/>
    </style:style>
    <style:style style:name="T474" style:family="text">
      <style:text-properties fo:language="id" fo:country="ID" fo:font-style="italic" officeooo:rsid="0d7a28be" style:font-style-asian="italic" style:font-style-complex="italic"/>
    </style:style>
    <style:style style:name="T475" style:family="text">
      <style:text-properties fo:language="id" fo:country="ID" officeooo:rsid="0a819a00"/>
    </style:style>
    <style:style style:name="T476" style:family="text">
      <style:text-properties fo:language="id" fo:country="ID" officeooo:rsid="0cd2bc4e"/>
    </style:style>
    <style:style style:name="T477" style:family="text">
      <style:text-properties fo:language="id" fo:country="ID" officeooo:rsid="0cd3b4c7"/>
    </style:style>
    <style:style style:name="T478" style:family="text">
      <style:text-properties fo:language="id" fo:country="ID" officeooo:rsid="0cfaec40"/>
    </style:style>
    <style:style style:name="T479" style:family="text">
      <style:text-properties fo:language="id" fo:country="ID" officeooo:rsid="0d043416"/>
    </style:style>
    <style:style style:name="T480" style:family="text">
      <style:text-properties fo:language="id" fo:country="ID" officeooo:rsid="0d04bfe6"/>
    </style:style>
    <style:style style:name="T481" style:family="text">
      <style:text-properties officeooo:rsid="0caf1a8c"/>
    </style:style>
    <style:style style:name="T482" style:family="text">
      <style:text-properties officeooo:rsid="0caf457a"/>
    </style:style>
    <style:style style:name="T483" style:family="text">
      <style:text-properties officeooo:rsid="0cb0c26e"/>
    </style:style>
    <style:style style:name="T484" style:family="text">
      <style:text-properties officeooo:rsid="0cb2b475"/>
    </style:style>
    <style:style style:name="T485" style:family="text">
      <style:text-properties officeooo:rsid="0cb31bdc"/>
    </style:style>
    <style:style style:name="T486" style:family="text">
      <style:text-properties officeooo:rsid="0cb47953"/>
    </style:style>
    <style:style style:name="T487" style:family="text">
      <style:text-properties officeooo:rsid="0cb66332"/>
    </style:style>
    <style:style style:name="T488" style:family="text">
      <style:text-properties officeooo:rsid="0cb7b9a8"/>
    </style:style>
    <style:style style:name="T489" style:family="text">
      <style:text-properties officeooo:rsid="0cb88c0d"/>
    </style:style>
    <style:style style:name="T490" style:family="text">
      <style:text-properties officeooo:rsid="0cb9b187"/>
    </style:style>
    <style:style style:name="T491" style:family="text">
      <style:text-properties officeooo:rsid="0cbb4ad2"/>
    </style:style>
    <style:style style:name="T492" style:family="text">
      <style:text-properties officeooo:rsid="0cbba244"/>
    </style:style>
    <style:style style:name="T493" style:family="text">
      <style:text-properties officeooo:rsid="0cbc4863"/>
    </style:style>
    <style:style style:name="T494" style:family="text">
      <style:text-properties officeooo:rsid="0cbcd728"/>
    </style:style>
    <style:style style:name="T495" style:family="text">
      <style:text-properties officeooo:rsid="0cc73596"/>
    </style:style>
    <style:style style:name="T496" style:family="text">
      <style:text-properties officeooo:rsid="0cc9ad3d"/>
    </style:style>
    <style:style style:name="T497" style:family="text">
      <style:text-properties officeooo:rsid="0cc9d907"/>
    </style:style>
    <style:style style:name="T498" style:family="text">
      <style:text-properties officeooo:rsid="0ccabaa6"/>
    </style:style>
    <style:style style:name="T499" style:family="text">
      <style:text-properties officeooo:rsid="0cfb240d"/>
    </style:style>
    <style:style style:name="T500" style:family="text">
      <style:text-properties officeooo:rsid="0cfeab8e"/>
    </style:style>
    <style:style style:name="T501" style:family="text">
      <style:text-properties officeooo:rsid="0d00e973"/>
    </style:style>
    <style:style style:name="T502" style:family="text">
      <style:text-properties officeooo:rsid="0d02841c"/>
    </style:style>
    <style:style style:name="T503" style:family="text">
      <style:text-properties officeooo:rsid="0d066e72"/>
    </style:style>
    <style:style style:name="T504" style:family="text">
      <style:text-properties officeooo:rsid="0d0a295f"/>
    </style:style>
    <style:style style:name="T505" style:family="text">
      <style:text-properties officeooo:rsid="0d0ddcec"/>
    </style:style>
    <style:style style:name="T506" style:family="text">
      <style:text-properties officeooo:rsid="0d0ff0b6"/>
    </style:style>
    <style:style style:name="T507" style:family="text">
      <style:text-properties officeooo:rsid="0d25da85"/>
    </style:style>
    <style:style style:name="T508" style:family="text">
      <style:text-properties officeooo:rsid="0d56ced4"/>
    </style:style>
    <style:style style:name="T509" style:family="text">
      <style:text-properties officeooo:rsid="0d57fc13"/>
    </style:style>
    <style:style style:name="T510" style:family="text">
      <style:text-properties officeooo:rsid="0d587edd"/>
    </style:style>
    <style:style style:name="T511" style:family="text">
      <style:text-properties officeooo:rsid="0d59366c"/>
    </style:style>
    <style:style style:name="T512" style:family="text">
      <style:text-properties officeooo:rsid="0d59929c"/>
    </style:style>
    <style:style style:name="T513" style:family="text">
      <style:text-properties officeooo:rsid="0d5a54a9"/>
    </style:style>
    <style:style style:name="T514" style:family="text">
      <style:text-properties officeooo:rsid="0d6c62f6"/>
    </style:style>
    <style:style style:name="T515" style:family="text">
      <style:text-properties officeooo:rsid="0d6d60be"/>
    </style:style>
    <style:style style:name="T516" style:family="text">
      <style:text-properties officeooo:rsid="0d700a60"/>
    </style:style>
    <style:style style:name="T517" style:family="text">
      <style:text-properties officeooo:rsid="0d92c759"/>
    </style:style>
    <style:style style:name="T518" style:family="text">
      <style:text-properties officeooo:rsid="0d9381c4"/>
    </style:style>
    <style:style style:name="T519" style:family="text">
      <style:text-properties officeooo:rsid="0d9511ef"/>
    </style:style>
    <style:style style:name="T520" style:family="text">
      <style:text-properties officeooo:rsid="0d97a609"/>
    </style:style>
    <style:style style:name="T521" style:family="text">
      <style:text-properties officeooo:rsid="0d993004"/>
    </style:style>
    <style:style style:name="T522" style:family="text">
      <style:text-properties officeooo:rsid="0d9b4449"/>
    </style:style>
    <style:style style:name="T523" style:family="text">
      <style:text-properties officeooo:rsid="0da17f6a"/>
    </style:style>
    <style:style style:name="T524" style:family="text">
      <style:text-properties officeooo:rsid="0da356e6"/>
    </style:style>
    <style:style style:name="T525" style:family="text">
      <style:text-properties officeooo:rsid="0da4dd7e"/>
    </style:style>
    <style:style style:name="T526" style:family="text">
      <style:text-properties officeooo:rsid="0da82e70"/>
    </style:style>
    <style:style style:name="T527" style:family="text">
      <style:text-properties officeooo:rsid="0da8d0ad"/>
    </style:style>
    <style:style style:name="T528" style:family="text">
      <style:text-properties officeooo:rsid="0da9eb12"/>
    </style:style>
    <style:style style:name="T529" style:family="text">
      <style:text-properties officeooo:rsid="0dacf678"/>
    </style:style>
    <style:style style:name="T530" style:family="text">
      <style:text-properties officeooo:rsid="0dae3a88"/>
    </style:style>
    <style:style style:name="T531" style:family="text">
      <style:text-properties officeooo:rsid="0dafde34"/>
    </style:style>
    <style:style style:name="T532" style:family="text">
      <style:text-properties officeooo:rsid="0db380ec"/>
    </style:style>
    <style:style style:name="T533" style:family="text">
      <style:text-properties officeooo:rsid="0db476ac"/>
    </style:style>
    <style:style style:name="T534" style:family="text">
      <style:text-properties officeooo:rsid="0db61a83"/>
    </style:style>
    <style:style style:name="T535" style:family="text">
      <style:text-properties officeooo:rsid="0db6d693"/>
    </style:style>
    <style:style style:name="T536" style:family="text">
      <style:text-properties officeooo:rsid="0db7f1a2"/>
    </style:style>
    <style:style style:name="T537" style:family="text">
      <style:text-properties officeooo:rsid="0db80a24"/>
    </style:style>
    <style:style style:name="T538" style:family="text">
      <style:text-properties officeooo:rsid="0db8d9e5"/>
    </style:style>
    <style:style style:name="T539" style:family="text">
      <style:text-properties officeooo:rsid="0dbdfc72"/>
    </style:style>
    <style:style style:name="T540" style:family="text">
      <style:text-properties officeooo:rsid="0dbf637d"/>
    </style:style>
    <style:style style:name="T541" style:family="text">
      <style:text-properties officeooo:rsid="0dc03bc3"/>
    </style:style>
    <style:style style:name="T542" style:family="text">
      <style:text-properties officeooo:rsid="0dc1fb45"/>
    </style:style>
    <style:style style:name="T543" style:family="text">
      <style:text-properties officeooo:rsid="0dc293ac"/>
    </style:style>
    <style:style style:name="T544" style:family="text">
      <style:text-properties officeooo:rsid="0dc42263"/>
    </style:style>
    <style:style style:name="T545" style:family="text">
      <style:text-properties officeooo:rsid="0dc698ba"/>
    </style:style>
    <style:style style:name="T546" style:family="text">
      <style:text-properties officeooo:rsid="0dc7ff39"/>
    </style:style>
    <style:style style:name="T547" style:family="text">
      <style:text-properties officeooo:rsid="0dc8e9d5"/>
    </style:style>
    <text:list-style style:name="L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99in" fo:text-indent="0.1598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B 1</text:p>
      <text:h text:style-name="P72" text:outline-level="1">Keberadaan dan Keesaan Allah</text:h>
      <text:p text:style-name="P10">Keberadaan Allah <text:span text:style-name="T207">memiliki banyak bukti yang sangat sulit untuk dibantah. Beberapa ulama yang mulia bahkan mengatakan bahwa Allah adalah zat yang paling nyata, akan tetapi mereka yang tidak memiliki pemahaman tidak akan bisa melihat-Nya. </text:span><text:span text:style-name="T359">Yang lainnya berkata perwujudan-Nya begitu nyata sehingga menutupi-Nya dari pengamatan secara langsung.</text:span></text:p>
      <text:p text:style-name="P12">Akan tetapi, pengaruh yang besar dari positifisme dan materialisme terhadap sains dan umat manusia pada masa sekarang ini membuat sebuah keharusan untuk membahas <text:span text:style-name="T501">dalil-dalil</text:span><text:span text:style-name="T376"> </text:span>semacam itu. <text:span text:style-name="T208">Karena adalah hal yang umum dalam pandangan ilmiah untuk menyederhanakan keberadaan (eksistensi) sesuatu pada apa yang dirasakan secara langsung, ini akan membutakan kita terhadap suatu dimensi keberadaan yang begitu luas nan jauh </text:span><text:span text:style-name="T502">namun gaib dari pengamatan kita</text:span><text:span text:style-name="T208">. Untuk menghilangkan tabir yang tercipta, kita akan meninjau secara singkat beberapa bukti tradisional mengenai keberadaan Allah. </text:span></text:p>
      <text:p text:style-name="P13">Sebelum memulainya, mari kita bercermin pada sebuah fakta sejarah yang sederhana: <text:span text:style-name="T357">sejak permulaan kehidupan manusia, teramat banyak </text:span><text:span text:style-name="T360">dan sifatnya </text:span><text:span text:style-name="T357">mayoritas manusia yang percaya tentang keberadaan Allah. </text:span><text:s/><text:span text:style-name="T357">Kepercayaan ini saja sudah cukup untuk menetapkan keberadaan Allah itu sendiri.</text:span> <text:s/><text:span text:style-name="T209">Orang-orang yang tidak beriman tidak bisa mengatakan bahwa mereka <text:s/>lebih pandai ketimbang orang-orang yang beriman. Beberapa dari ilmuwan yang paling kreatif, juga para pakar, peneliti adalah orang-orang yang beriman, seperti halnya pakar di bidangnya: para nabi dan wali-wali. </text:span></text:p>
      <text:p text:style-name="P14">Ditambah lagi, orang-orang biasanya kebingungan membedakan antara penolakan kita terhadap keberadaan sesuatu dengan penerimaan kita akan ketidakberadaan sesuatu. <text:span text:style-name="T210">Jika yang pertama sekedar mengingkari, maka yang kedua adalah memastikan sesuatu dan ini membutuhkan bukti. Tidak satupun yang pernah membuktikan ketidakberadaan Allah, karena untuk melakukan hal tersebut adalah hal yang mustahil, di mana ada tidak terhitung banyaknya dalil yang membuktikan keberadaannya. <text:s/>Hal ini dapat diperjelas dengan menggunakan perumpamaan berikut. </text:span></text:p>
      <text:p text:style-name="P15"><text:soft-page-break/>Bayangkan sebuah <text:span text:style-name="T481">istana</text:span> <text:span text:style-name="T481">yang memiliki </text:span>seribu pintu untuk masuk ke dalamnya, di mana 999 dari pintu tersebut adalah terbuka dan satu di antaranya kelihatan seperti tertutup. <text:span text:style-name="T211">Jika diberikan hal ini, maka sangat tidak beralasan untuk mengatakan bahwa </text:span><text:span text:style-name="T481">istana</text:span><text:span text:style-name="T211"> </text:span><text:span text:style-name="T481">itu </text:span><text:span text:style-name="T211">tidak bisa dimasuki. Orang-orang yang tidak beriman (kafir atau mungkin ateis) adalah seperti seseorang, yang ingin memastikan bahwa </text:span><text:span text:style-name="T481">istana</text:span><text:span text:style-name="T211"> </text:span><text:span text:style-name="T481">itu </text:span><text:span text:style-name="T211">tidak bisa dimasuki, menutup perhatiannya (juga orang lain) hanya pada pintu yang kelihatan tertutup tersebut. </text:span></text:p>
      <text:h text:style-name="P73" text:outline-level="2">Dalil-<text:span text:style-name="T507">Dalil</text:span> Tradisional Bagi Keberadaan Allah</text:h>
      <text:list xml:id="list893374390" text:style-name="L1">
        <text:list-item>
          <text:p text:style-name="P76"><text:span text:style-name="T465">Segala </text:span><text:span text:style-name="T466">sesuatu</text:span><text:span text:style-name="T465"> sifatnya tidak pasti, karena setara baginya untuk bisa ada atau tidak ada</text:span><text:span text:style-name="T377">. Segala </text:span><text:span text:style-name="T478">sesuatu</text:span><text:span text:style-name="T377"> bisa saja ada pada waktu tertentu dan di mana saja, dalam bentuk apapun, dan dengan sifat-sifat apapun. Tidak ada satupun atau tidak seorang pun yang memiliki peran dalam menentukan dalam cara bagaimana, pada waktu kapan, serta tempatnya, bagi sesuatu untuk bisa ada, atau sifat-sifat dan ciri-cirinya. Jadi, harus ada sebuah </text:span><text:span text:style-name="T479">kekuasaan</text:span><text:span text:style-name="T377"> yang memilih antara adanya dia atau tidak adanya dia, dan </text:span><text:span text:style-name="T479">kekuasaan</text:span><text:span text:style-name="T377"> itu harus memberinya sifat-sifat yang unik. </text:span><text:span text:style-name="T479">Kekuasaan</text:span><text:span text:style-name="T377"> ini haruslah tidak </text:span><text:span text:style-name="T279">terbatas</text:span><text:span text:style-name="T377">, memiliki keinginan yang mutlak, dan memiliki pengetahuan yang mencakup segala </text:span><text:span text:style-name="T480">hal</text:span><text:span text:style-name="T377">. Sudah pasti, itu adalah Allah.</text:span></text:p>
        </text:list-item>
        <text:list-item>
          <text:p text:style-name="P108"><text:span text:style-name="T25">Segala sesuatu berubah.</text:span> Dengan demikian ia <text:span text:style-name="T482">terlingkup </text:span>di <text:span text:style-name="T503">dalam</text:span> ruang dan waktu tertentu, yang artinya ia memiliki awal dan juga memiliki akhir. <text:span text:style-name="T357">Suatu hal yang berawal, membutuhkan sesuatu yang tidak berawal <text:s/>untuk menjadikannya ada, karena ia tidak mungkin berawal dengan sendirinya,</text:span> sebab jika demikian ini akan menimbulkan pergeseran siapa yang lebih awal hingga tak berhingga. Karena akal tidak mungkin menerima situasi tersebut, sesuatu yang paling awal yang hadir dengan sendirinya, cukup dengan sendirinya, dan kebal terhadap perubahan itu lah yang <text:s/>dibutuhkan. <text:s/>Dia yang paling awa<text:span text:style-name="T482">l</text:span> <text:span text:style-name="T483">ini </text:span><text:span text:style-name="T484">adalah </text:span>Allah.</text:p>
        </text:list-item>
        <text:list-item>
          <text:p text:style-name="P86"><text:span text:style-name="T3">Hidup penuh dengan misteri</text:span> (ilmuwan tidak bisa menjelaskannya dengan sebab-sebab kebendaan atau menemukan asal mulanya) dan transparan (dalam artian menampilkan daya krea<text:span text:style-name="T485">tif</text:span>). Dengan hal ini, maka kehidupan akan mengatakan: “Allah lah yang menciptakanku.”</text:p>
        </text:list-item>
        <text:list-item>
          <text:p text:style-name="P87"><text:span text:style-name="T3">Segala sesuatu yang ada, dan alam semesta keseluruhannya, memperlihatkan harmoni dan keteraturan padanya dan dalam hubungannya dengan yang lainnya. </text:span>Keberadaan satu bagian menghendaki keberadaan yang lain secara keseluruhan, dan keberadaannya secara keseluruhan <text:soft-page-break/>menghendaki keberadaan bagian-bagiannya agar bisa ada. Sebagai contoh, sebuah sel yang rusak bisa saja akan merusakkan seluruh tubuh. Demikian pula, sebuah pohon membutuhkan kerja sama dan saling menopang dari keberadaan udara, air, tanah, juga saling kerja sama antara satu dengan lainnya untuk bisa ada. Keharmonisan dan kekompakan ini akan <text:span text:style-name="T504">menandakan</text:span> pada keteraturan dari <text:span text:style-name="T486">Sang P</text:span>encipta, yang mengetahui hubungan dan karakteristik dari segala hal, dan bisa memerintah segala hal. Sang Pencipta ini adalah Allah.</text:p>
        </text:list-item>
        <text:list-item>
          <text:p text:style-name="P106"><text:span text:style-name="T3">Segala </text:span><text:span text:style-name="T13">makhluk</text:span><text:span text:style-name="T3"> memperlihatkan limpahan karya seni yang menyilaukan.</text:span> Namun itu bisa dihadirkan, seperti yang kita lihat, dengan begitu cepat dan mudah. Lebih lanjut, <text:span text:style-name="T505">makhluk</text:span> dibagi ke dalam tak terhitung jumlahnya dari famili, jenis, dan spesies, dan bahkan pecahan yang lebih kecil lagi, semuanya hadir dengan jumlah yang begitu melimpah. Kendatipun demikian, kita tidak melihat apapun melainkan keteraturan, karya seni, dan ketenangan dalam ciptaan tersebut. Ini menunjukkan keberadaan sesuatu yang memiliki kekuasaan dan pengetahuan yang mutlak, yakni Allah.</text:p>
        </text:list-item>
        <text:list-item>
          <text:p text:style-name="P106"><text:span text:style-name="T3">Segala </text:span><text:span text:style-name="T14">hal</text:span><text:span text:style-name="T3"> yang diciptakan memiliki tujuan</text:span>. Ambil contohnya pada ekologi. Segala sesuatu, bagaimanapun tidak berarti <text:span text:style-name="T506">kelihatannya</text:span>, akan tetapi memiliki peran serta tujuan yang penting. Rantai penciptaan hingga pada umat manusia, yang merupakan ujungnya, sudah jelas diarahkan untuk tujuan akhir. Pohon penghasil buah memiliki tujuan untuk menghasilkan buah, dan keseluruhan hidupnya diarahkan untuk tujuan itu. Demikian pula, “pohon penciptaan” akan menghasilkan umat manusia sebagai buahnya yang paling akhir dan paling lengkap. Tidak ada satupun yang sia-sia; melainkan, segala benda, kegiatan, dan kejadian memiliki tujuan. Ini menghendaki <text:span text:style-name="T499">Sesuatu </text:span><text:span text:style-name="T487">Yang Maha Bijaksana </text:span><text:span text:style-name="T514">(</text:span><text:span text:style-name="T15">al-Hakim</text:span><text:span text:style-name="T514">)</text:span><text:span text:style-name="T487"> </text:span>yang menginginkan tujuan tertentu dalam penciptaan. Karena hanya umat manusia yang dapat memahami tujuan tersebut, maka kebijaksanaan dalam penciptaan menghendaki adanya <text:s/>Allah.</text:p>
        </text:list-item>
        <text:list-item>
          <text:p text:style-name="P106"><text:span text:style-name="T3">Segala makhluk hidup dan tak hidup tidak akan bisa mendapatkan kebutuhannya dengan sendirinya.</text:span> Sebagai contoh, alam semesta hanya bisa bekerja dan mempertahankan <text:span text:style-name="T487">keberadaannya</text:span> hanya dengan adanya hukum-<text:span text:style-name="T488">hukum</text:span> alam semisal pertumbuhan, reproduksi, tarikan dan tolakan. Namun apa yang disebut sebagai “hukum alam” ini sama sekali tidak memiliki bentuk <text:span text:style-name="T489">luar</text:span>, terlihat, <text:span text:style-name="T490">dan wujud </text:span><text:span text:style-name="T489">material</text:span>; mereka semua benda mati. <text:s/>Bagaimana sesuatu yang hakikatnya adalah benda mati, yang sama sekali <text:soft-page-break/>tidak memiliki pengetahuan dan kesadaran, akan bertanggung jawab terhadap penciptaan yang penuh keajaiban yang menginginkan kekuasaan yang mutlak serta pengetahuan yang mutlak, kebijaksanaan, kehendak, dan kecenderungan? Jadi, sesuatu yang memiliki sifat-sifat ini haruslah yang menciptakan “hukum alam” ini dan menggunakannya sebagai tirai untuk menutupi tindakan-<text:span text:style-name="T489">N</text:span>ya <text:span text:style-name="T499">untuk</text:span> tujuan tertentu.</text:p>
        </text:list-item>
        <text:list-item>
          <text:p text:style-name="P106"><text:span text:style-name="T3">Tanaman menginginkan udara dan air, demikian pula panas dan cahaya, untuk bisa bertahan hidup</text:span>. Dapatkah mereka mencukupi keinginan mereka sendiri? Kebutuhan manusia sangat tidak terbatas. Beruntungnya, segala kebutuhan kita yang paling dasar, sejak awal kita di dalam kandungan hingga kematian, disediakan oleh seseorang yang bisa menyediakannya dan memilih untuk melakukannya. Ketika kita memasuki kehidupan di dunia ini, kita mendapati bahwa segala sesuatu telah disiapkan untuk memenuhi kebutuhan indra kita dan kebutuhan intelektual dan kebutuhan spiritual kita. Ini dengan jelas menunjukkan bahwa <text:span text:style-name="T491">S</text:span>esuatu <text:span text:style-name="T491">Y</text:span>ang <text:span text:style-name="T491">M</text:span>aha <text:span text:style-name="T491">Pemurah </text:span><text:span text:style-name="T515">(</text:span><text:span text:style-name="T16">al-Kariim</text:span><text:span text:style-name="T515">) </text:span>dan <text:span text:style-name="T491">M</text:span>aha <text:span text:style-name="T491">M</text:span>engetahui <text:span text:style-name="T515">(</text:span><text:span text:style-name="T20">al-Aliim</text:span><text:span text:style-name="T515">) </text:span>memberikannya untuk segala makhluk ciptaa<text:span text:style-name="T492">n-</text:span><text:span text:style-name="T493">N</text:span>ya dengan cara yang sangat luar biasa, dan mengakibatkan segala <text:span text:style-name="T494">sesuatu </text:span>untuk saling bekerja sama untuk tujuan tersebut.</text:p>
        </text:list-item>
        <text:list-item>
          <text:p text:style-name="P77"><text:span text:style-name="T281">Segala </text:span><text:span text:style-name="T282">sesuatu di dalam </text:span><text:span text:style-name="T281">alam semesta, bagaimanapun jaraknya, saling membantu satu sama lain.</text:span><text:span text:style-name="T283"> Keadaan saling membantu satu sama lain adalah sangat menyeluruh </text:span><text:span text:style-name="T287">sehingga</text:span><text:span text:style-name="T283">, sebagai contoh, hampir </text:span><text:span text:style-name="T284">segala sesuatu</text:span><text:span text:style-name="T283">, di antaranya adalah udara dan air, api dan tanah, matahari dan langit, membantu kita dengan cara yang </text:span><text:span text:style-name="T284">luar</text:span><text:span text:style-name="T283"> <text:s/>biasa dan telah ditentukan sebelumnya. Sel-sel </text:span><text:span text:style-name="T285">di </text:span><text:span text:style-name="T283">dalam tubuh kita, organ-organ, dan sistem-sistem bekerja bersama-sama untuk membuat kita tetap hidup. Tanah dan udara, air dan panas, serta bakteri saling bekerja sama untuk memberi manfaat bagi tanaman. Aktivitas tersebut, yang memperlihatkan pengetahuan dan </text:span><text:span text:style-name="T285">maksud yang sadar</text:span><text:span text:style-name="T283">, yang dilakukan oleh </text:span><text:span text:style-name="T285">makhluk yang tidak memiliki kesadaran </text:span><text:span text:style-name="T283">menunjukkan </text:span><text:span text:style-name="T285">keberadaan </text:span><text:span text:style-name="T286">pengatur</text:span><text:span text:style-name="T285"> yang luar biasa</text:span><text:span text:style-name="T283">. </text:span><text:span text:style-name="T286">Pengatur ini adalah Allah. </text:span></text:p>
        </text:list-item>
        <text:list-item>
          <text:p text:style-name="P87"><text:span text:style-name="T272">Sebelum umat manusia mulai mengotori udara, air dan tanah, segala </text:span><text:span text:style-name="T273">sesuatu</text:span><text:span text:style-name="T272"> di alam secara terus menerus dibersihkan dan dimurnikan.</text:span><text:span text:style-name="T213"> Bahkan sekarang, ia tetap mempertahankan kemurniannya yang asli di berbagai kawasan, sebagian besar karena kehidupan moderen belum mengambil tempat </text:span><text:span text:style-name="T228">di situ</text:span><text:span text:style-name="T213">. </text:span><text:span text:style-name="T266">Pernahkah kamu mempertanyakan kenapa alam begitu bersih? Mengapa <text:s/>hutan begitu bersih, meskipun begitu banyaknya </text:span><text:soft-page-break/><text:span text:style-name="T266">hewan yang mati di sana setiap hari? </text:span><text:span text:style-name="T213">Jika semua lalat yang dilahirkan di musim panas tetap bertahan hidup, <text:s/>maka permukaan bumi akan ditutupi seluruhnya dengan lapisan lalat-lalat yang mati. Tidak ada yang sia-sia di alam, karena di setiap kematian adalah awal bagi kelahiran. Sebagai contoh, jasad yang mati akan membusuk dan diserap oleh tanah. Unsur-unsur mati dan dimunculkan kembali pada tanaman; tanaman yang mati di dalam perut binatang dan manusia akan dinaikkan ke statusnya yang lebih <text:s/>tinggi. Siklus kehidupan dan kematian adalah salah satu faktor yang tetap membuat alam semesta menjadi bersih dan murni. Bakteri dan serangga, angin dan hujan, lubang hitam dan oksigen dalam tubuh makhluk hidup semua mempertahankan kemurnian </text:span><text:span text:style-name="T229">pada</text:span><text:span text:style-name="T213"> alam. Kemurnian </text:span><text:span text:style-name="T229">menandakan</text:span><text:span text:style-name="T213"> pada </text:span><text:span text:style-name="T234">S</text:span><text:span text:style-name="T213">esuatu </text:span><text:span text:style-name="T234">Y</text:span><text:span text:style-name="T213">ang </text:span><text:span text:style-name="T234">M</text:span><text:span text:style-name="T233">aha </text:span><text:span text:style-name="T234">S</text:span><text:span text:style-name="T213">uci </text:span><text:span text:style-name="T264">(</text:span><text:span text:style-name="T278">al-Quddus</text:span><text:span text:style-name="T264">)</text:span><text:span text:style-name="T213">, yang sifat-sifatnya juga termasuk pada kebersihan dan kemurnian.</text:span></text:p>
        </text:list-item>
        <text:list-item>
          <text:p text:style-name="P106"><text:span text:style-name="T3">Tak terhitung jumlahnya </text:span><text:span text:style-name="T10">umat</text:span><text:span text:style-name="T3"> manusia yang telah hidup sejak Adam dan Hawa diciptakan.</text:span> Meskipun memiliki awal yang sama yakni pada sperma dan sel telur, dibentuk dari makanan yang sama yang dimakan oleh orang tuanya dan tersusun oleh struktur dan unsur yang sama, namun setiap orang memiliki wajah yang unik. Sains tidak bisa menjelaskan keunikan yang sangat ajaib ini. Tidak bisa dijelaskan oleh susunan kromosom atau DNA, karena perbedaan ini dimulai sejak awal pembeda-bedaan individu di dunia ini. Lagi pula, perbedaan ini tidak hanya pada wajah; semua manusia adalah unik dalam karakteristiknya, keinginannya, ambisi, dan kemampuan, <text:s/>dan seterusnya. Ketika anggota dari spesies binatang adalah hampir sama semuanya dan menampakkan tidak adanya perbedaan dalam kelakuannya, namun tiap individu dari manusia seperti berada pada spesies yang berbeda yang memiliki dunia tersendiri dalam cakupan dunia umat manusia. Ini tentu saja menunjukkan <text:span text:style-name="T495">sesuatu yang memiliki kebebasan dalam memilih secara </text:span>mutlak dan <text:span text:style-name="T495">dengan </text:span>pengetahuan <text:span text:style-name="T495">yang </text:span>mencakup segala hal: dialah Allah.</text:p>
        </text:list-item>
        <text:list-item>
          <text:p text:style-name="P106"><text:span text:style-name="T3">Kita membutuhkan setidaknya 15 tahun untuk mengarahkan kehidupan kita dan memahami apa yang baik dan apa yang buruk</text:span>. Akan tetapi banyak binatang memiliki pengetahuan tersebut segera setelah mereka dilahirkan. Sebagai contoh, anak bebek dapat berenang segera setelah mereka menetas, dan semut mulai menggali sarangnya di tanah ketika mereka mulai meninggalkan <text:s/>kepompongnya. Lebah dan laba-laba dengan cepat memahami bagaimana membuat sarang lebah dan jaring laba-laba, yang merupakan karya seni yang memukau yang tidak bisa kita tiru. Siapa <text:soft-page-break/>yang mengajarkan belut yang lahir di perairan Eropa untuk menemukan jalan ke rumahnya di Pasifik? Bukankah perpindahan burung-burung adalah hal yang misterius? Bagaimana kamu menjelaskan fakta menakjubkan tersebut selain menganggapnya sebagai arahan atau panduan oleh Sesuatu yang mengetahui segala hal, dan telah mengatur alam semesta dan para penghuninya dengan cara di mana setiap ciptaan bisa mengarahkan kehidupannya?</text:p>
        </text:list-item>
        <text:list-item>
          <text:p text:style-name="P106"><text:span text:style-name="T3">Meskipun begitu melimpahnya kemajuan dalam ilmu pengetahuan, kita masih tetap saja tidak dapat menjelaskan kehidupan itu sendiri.</text:span> Kehidupan adalah pemberian dari <text:span text:style-name="T496">Dia Yang Maha H</text:span>idup <text:span text:style-name="T516">(</text:span><text:span text:style-name="T19">al-Hayyu</text:span><text:span text:style-name="T516">)</text:span>, yang meniupkan ruh ke dalam setiap embrio.<text:span text:style-name="T357"> Kita memiliki pemahaman </text:span><text:span text:style-name="T361">yang </text:span><text:span text:style-name="T357">sedikit mengenai ruh dan hubungannya dengan raga, akan tetapi ketidaktahuan kita tidak </text:span><text:span text:style-name="T362">menandakan</text:span><text:span text:style-name="T357"> bahwa ruh itu tidak ada</text:span>. <text:span text:style-name="T500">R</text:span>uh dikirim di sini untuk disempurnakan dan untuk mencapai keadaan yang sesuai <text:span text:style-name="T497">bagi</text:span> kehidupan selanjutnya.</text:p>
        </text:list-item>
        <text:list-item>
          <text:p text:style-name="P106"><text:span text:style-name="T3">Kesadaran kita adalah pusat dari kecenderungan kita terhadap baik dan buruk</text:span>. Setiap orang akan merasakan kesadaran ini kadang-kadang, <text:s/>dan sebagian besar orang akan berpaling kepada Allah pada kesempatan tertentu. Bagi kita, kecenderungan ini dan keimanan kepada-Nya adalah hal yang <text:span text:style-name="T498">fitrah</text:span>. <text:span text:style-name="T357">Bahkan jika kita secara sadar mengingkari Allah, namun alam bawah sadar kita kadang-kadang menunjukkan keimanan kepada-Nya. </text:span><text:s/>Al-Quran menyebutkan hal ini pada beberapa ayat:</text:p>
        </text:list-item>
      </text:list>
      <text:p text:style-name="P16"><text:span text:style-name="T212">Dia-lah </text:span><text:span text:style-name="T235">Tuhan yang menjadikan kamu dapat berjalan di daratan, (berlayar) di lautan. Sehingga apabila kamu berada di dalam bahtera, dan meluncur lah bahtera itu membawa orang-orang yang ada di dalamnya dengan tiupan angin yang baik, dan mereka bergembira karenanya, datanglah angin badai, dan (apabila) gelombang dari segenap penjuru menimpanya, dan mereka yakin bahwa mereka telah terkepung (bahaya), maka mereka berdoa kepada Allah dengan mengikhlaskan ketaatan kepada-Nya semata-mata. (Mereka berkata): “</text:span><text:span text:style-name="T274">Sesungguhnya jika Engkau menyelamatkan kami dari bahaya ini, pastilah kami akan termasuk orang-orang yang bersyukur.</text:span><text:span text:style-name="T235">” (</text:span><text:span text:style-name="T265">Al-Quran </text:span><text:span text:style-name="T235">10:22) </text:span></text:p>
      <text:p text:style-name="P70"><text:span text:style-name="T235">M</text:span><text:span text:style-name="T212">aka Ibrahim membuat berhala-berhala itu </text:span><text:span text:style-name="T236">hancur berpotong-potong, </text:span><text:span text:style-name="T237">kecuali yang terbesar (induk) dari patung-patung yang lain; agar mereka kembali (untuk bertanya) kepadanya. </text:span><text:span text:style-name="T238">Mereka berkata: “Siapakah yang melakukan perbuatan ini terhadap tuhan-tuhan kami, sesungguhnya dia termasuk orang-orang yang zalim.” Mereka berkata: “kami dengar ada se</text:span><text:soft-page-break/><text:span text:style-name="T238">orang pemuda yang </text:span><text:span text:style-name="T239">mencela berhala-berhala ini yang bernama Ibrahim.</text:span><text:span text:style-name="T238">” </text:span><text:span text:style-name="T240">Mereka berkata: “</text:span><text:span text:style-name="T241">(Kalau demikian) <text:s/></text:span><text:span text:style-name="T242">bawalah dia dengan cara yang dapat dilihat orang banyak, </text:span><text:span text:style-name="T243">agar mereka menyaksikan.</text:span><text:span text:style-name="T240">” </text:span><text:span text:style-name="T244">Mereka bertanya: “Apakah kamu, yang melakukan </text:span><text:span text:style-name="T245">perbuatan ini terhadap tuhan-tuhan kami, hai Ibrahim?</text:span><text:span text:style-name="T244">” </text:span><text:span text:style-name="T246">Ibrahim menjawab: “Sebenarnya patung yang besar </text:span><text:span text:style-name="T247">itulah </text:span><text:span text:style-name="T248">yang </text:span><text:span text:style-name="T249">melakukannya</text:span><text:span text:style-name="T248">, </text:span><text:span text:style-name="T250">maka tanyakanlah </text:span><text:span text:style-name="T251">kepada berhala </text:span><text:span text:style-name="T252">itu, </text:span><text:span text:style-name="T253">jika mereka dapat berbicara.</text:span><text:span text:style-name="T246">” </text:span><text:span text:style-name="T254">Maka mereka telah kembali kepada kesadaran mereka dan lalu berkata: “</text:span><text:span text:style-name="T255">Sesungguhnya kamu sekalian </text:span><text:span text:style-name="T256">adalah orang-orang yang menganiaya (diri sendiri),</text:span><text:span text:style-name="T254">” </text:span><text:span text:style-name="T256">kemudian kepala mereka jadi tertunduk (lalu berkata): “Sesungguhnya kamu (hai Ibrahim) telah mengetahui bahwa berhala-berhala itu tidak dapat berbicara.” Ibrahim berkata: “Maka mengapakah kamu menyembah selain Allah sesuatu yang tidak dapat memberi manfaat sedikitpun dan tidak (pula) memberi mudharat kepada kamu?” Ah (celakalah) kamu dan apa yang kamu sembah selain Allah. Maka apakah kamu tidak memahami? Mereka berkata: “</text:span><text:span text:style-name="T257">Bakarlah dia dan bantulah tuhan-tuhan kamu, jika kamu benar-benar hendak bertindak.</text:span><text:span text:style-name="T256">” </text:span><text:span text:style-name="T214">(</text:span><text:span text:style-name="T265">Al-Quran </text:span><text:span text:style-name="T214">2</text:span><text:span text:style-name="T258">1</text:span><text:span text:style-name="T214">:58:68) </text:span></text:p>
      <text:p text:style-name="P11"><text:span text:style-name="T214">J</text:span><text:span text:style-name="T212">adi, ruh atau jiwa manusia dan kesadaran adalah dalil yang kuat bagi keberadaan Allah. </text:span></text:p>
      <text:list xml:id="list3635912848" text:style-name="L2">
        <text:list-item>
          <text:p text:style-name="P88"><text:span text:style-name="T268">Manusia memiliki kecenderungan terhadap kebaikan dan keindahan, </text:span><text:span text:style-name="T275">akhlak</text:span><text:span text:style-name="T268"> dan nilai-nilai moral, dan </text:span><text:span text:style-name="T269">menjauhi kejahatan dan keburukan</text:span><text:span text:style-name="T215">. </text:span><text:span text:style-name="T216">Dengan demikian, kecuali </text:span><text:span text:style-name="T259">dicemari</text:span><text:span text:style-name="T216"> oleh faktor dan kondisi dari luar, kita biasanya akan mencari kebaikan yang universal dan nilai-nilai moral. </text:span><text:span text:style-name="T217">Ini ternyata merupakan </text:span><text:span text:style-name="T260">akhlak </text:span><text:span text:style-name="T218">dan moralitas yang sama yang diajarkan oleh semua agama </text:span><text:span text:style-name="T230">yang diturunkan dari sisi Allah</text:span><text:span text:style-name="T218">. Sejarah sudah menyaksikan, bahwa umat manusia selalu memiliki agama tertentu untuk dipeluk. Seperti halnya tidak ada sistem lain </text:span><text:span text:style-name="T219">yang bisa menggantikan agama dalam kehidupan manusia, </text:span><text:span text:style-name="T231">n</text:span><text:span text:style-name="T219">abi-nabi dan orang-orang beragama adalah yang paling mempengaruhi kita dan meninggalkan jejak yang cukup membekas bagi kita. Ini merupakan bukti yang tidak terbantahkan bagi adanya Allah yang satu.</text:span></text:p>
        </text:list-item>
        <text:list-item>
          <text:p text:style-name="P89"><text:span text:style-name="T267">Kita merasakan adanya intuisi dan emosi yang merupakan pesan dari </text:span><text:span text:style-name="T276">dimensi</text:span><text:span text:style-name="T267"> non materi</text:span><text:span text:style-name="T212">. Di antaranya, </text:span><text:span text:style-name="T220">intuisi tentang keabadian akan </text:span><text:span text:style-name="T261">membangkitkan pada diri kita keinginan </text:span><text:span text:style-name="T220">terhadap keabadian, yang </text:span><text:span text:style-name="T212"><text:s/></text:span><text:span text:style-name="T220">sudah kita upayakan dengan berbagai cara. </text:span><text:span text:style-name="T221">Akan tetapi, keinginan </text:span><text:span text:style-name="T262">ini</text:span><text:span text:style-name="T221"> hanya bisa diwujudkan melalui keimanan dan beribadah kepada Dia </text:span><text:span text:style-name="T232">Y</text:span><text:span text:style-name="T221">ang </text:span><text:span text:style-name="T232">A</text:span><text:span text:style-name="T221">badi yang mengilhami kita akan hal itu. </text:span><text:span text:style-name="T222">Kebahagiaan sesungguhnya dari manusia berada pada pemenuhan keinginan akan keabadian.</text:span></text:p>
        </text:list-item>
        <text:list-item>
          <text:p text:style-name="P90"><text:soft-page-break/><text:span text:style-name="T270">Jika beberapa pembohong datang </text:span><text:span text:style-name="T277">ke</text:span><text:span text:style-name="T270">pada kita beberapa kali dan mengatakan hal yang sama, kita bisa saja, tanpa adanya informasi yang bisa dipercaya, percaya kepada mereka</text:span><text:span text:style-name="T223">. </text:span><text:span text:style-name="T224">Namun ketika puluhan ribu </text:span><text:span text:style-name="T263">para </text:span><text:span text:style-name="T224">nabi yang tidak pernah berbohong, ratusan ribu </text:span><text:span text:style-name="T263">para </text:span><text:span text:style-name="T224">wali, dan jutaan orang-orang beriman, semuanya mengambil kejujuran sebagai pilar paling penting dari keimanan, dan semuanya setuju dengan keberadaan Allah, maka apakah masuk akal untuk menolak kesaksian mereka dan menerima berita dari beberapa orang pembohong?</text:span></text:p>
        </text:list-item>
        <text:list-item>
          <text:p text:style-name="P91"><text:span text:style-name="T271">Bukti bagi Al-Quran sebagai kitab yang diturunkan dari langit juga merupakan bukti bagi keberadaan Allah</text:span><text:span text:style-name="T225">. </text:span><text:span text:style-name="T226">Al-Quran mengajarkan dengan penuh penekanan dan perhatian, seperti halnya juga Al-Kitab Perjanjian Lama dan Perjanjian Baru, tentang keberadaan Allah. </text:span><text:span text:style-name="T227">Tambahan lagi, puluhan ribu nabi-nabi telah dikirim untuk membimbing umat manusia kepada kebenaran. Semuanya dikenal karena kejujurannya dan sifat-sifat terpuji lainnya, dan semuanya mementingkan pada ajakan mengenai keberadaan dan keesaan Allah.</text:span></text:p>
        </text:list-item>
      </text:list>
      <text:h text:style-name="P73" text:outline-level="2"><text:span text:style-name="T106">D</text:span><text:span text:style-name="T34">alil</text:span><text:span text:style-name="T121">-Dalil</text:span><text:span text:style-name="T34"> Bagi Keesaan Allah</text:span></text:h>
      <text:list xml:id="list3944018095" text:style-name="L3">
        <text:list-item>
          <text:p text:style-name="P78"><text:span text:style-name="T468">Segala sesuatu yang </text:span><text:span text:style-name="T469">ada</text:span><text:span text:style-name="T468"> menunjukkan Keesaan Allah</text:span><text:span text:style-name="T475">. Sebagai contoh, </text:span><text:span text:style-name="T476">dari </text:span><text:span text:style-name="T475">begitu banyaknya dalil bagi keberadaan dan keesaan Allah, mari kita tinjau kehidupan: Dia menciptakan </text:span><text:span text:style-name="T280">banyak hal </text:span><text:span text:style-name="T475">dari satu hal, dan menciptakan satu hal dari banyak hal. Dia membuat tak terhitung jumlahnya sistem dan organ-organ pada tubuh binatang dari pembuahan sperma yang tersusun atas air dan cairan. Sesuatu yang mampu melakukan ini haruslah Dia yang satu yang mutlak dan sangat berkuasa. Sesuatu yang mengubah dengan penuh keteraturan segala unsur yang terkandung pada berbagai <text:s/>jenis tumbuh-tumbuhan atau makan</text:span><text:span text:style-name="T476">an</text:span><text:span text:style-name="T475"> binatang lainnya menjadi </text:span><text:span text:style-name="T477">bentuk </text:span><text:span text:style-name="T475">tubuh </text:span><text:span text:style-name="T477">tertentu </text:span><text:span text:style-name="T475">dan anggota-anggota </text:span><text:span text:style-name="T477">badan </text:span><text:span text:style-name="T475">dari binatang itu, menggunakan bahan makanan tadi untuk menenun kulit yang unik pada masing-masing binatang </text:span><text:span text:style-name="T477">tersebut</text:span><text:span text:style-name="T475">, sudah pasti Dia </text:span><text:span text:style-name="T477">yang esa </text:span><text:span text:style-name="T475">yang paling berkuasa dan paling mengetahui.</text:span></text:p>
        </text:list-item>
        <text:list-item>
          <text:p text:style-name="P92"><text:span text:style-name="T4">Udara menggambarkan keesaan-Nya</text:span><text:span text:style-name="T290">.</text:span><text:span text:style-name="T35"> </text:span><text:span text:style-name="T36">Sebuah peng</text:span><text:span text:style-name="T123">h</text:span><text:span text:style-name="T36">antar yang ajaib, yang meng</text:span><text:span text:style-name="T123">h</text:span><text:span text:style-name="T36">antarkan tak terhitung jumlahnya bunyi, suara, gambar, dan banyak hal lainnya secara serempak, tanpa kebingungan, tanpa menghalangi yang lain. </text:span><text:span text:style-name="T37">Ini menunjukkan bahwa terdapat Sesuatu, yang tanpa sekutu, yang menciptakan, dan mengendalikan, dan mengatur segala sesuatu sesuai dengan kebijaksanaan-Nya.</text:span></text:p>
        </text:list-item>
        <text:list-item>
          <text:p text:style-name="P93"><text:soft-page-break/><text:span text:style-name="T5">Alam semesta laksana sebuah pohon yang tumbuh dari bibit yang berisi </text:span><text:span text:style-name="T11">rencana</text:span><text:span text:style-name="T5"> yang menyeluruh untuk kelangsungan hidupnya</text:span><text:span text:style-name="T38">. </text:span><text:span text:style-name="T39">Segala sesuatu saling terkait satu sama lain. Sebagai contoh, sebuah partikel pada pupil mata, <text:s/>memiliki hubungan </text:span><text:span text:style-name="T122">dengan </text:span><text:span text:style-name="T39">tanggung jawab terhadap mata, demikian pula dengan kepala; </text:span><text:span text:style-name="T40">kekuatan untuk berkembang biak, tarikan, dan dorongan; vena dan arteri, saraf motoris dan sensoris yang mengantarkan darah dan mengoperasikan sistem di tubuh; </text:span><text:span text:style-name="T41">dan dengan bagian tubuh lainnya. Ini tentu saja menunjukkan bahwa seluruh tubuh, termasuk setiap partikel, merupakan hasil karya Dia yang abadi </text:span><text:span text:style-name="T127">(</text:span><text:span text:style-name="T17">al-Baqi</text:span><text:span text:style-name="T127">)</text:span><text:span text:style-name="T41">, dan </text:span><text:span text:style-name="T126">M</text:span><text:span text:style-name="T41">aha </text:span><text:span text:style-name="T126">K</text:span><text:span text:style-name="T41">uasa </text:span><text:span text:style-name="T126">(</text:span><text:span text:style-name="T16">al-Malik</text:span><text:span text:style-name="T126">)</text:span><text:span text:style-name="T41">, dan yang </text:span><text:span text:style-name="T107">menjalankan</text:span><text:span text:style-name="T41"> segala sesuatu dengan perintah-Nya </text:span><text:span text:style-name="T128">(</text:span><text:span text:style-name="T18">al-Muhaimin</text:span><text:span text:style-name="T128">)</text:span><text:span text:style-name="T41">.</text:span></text:p>
        </text:list-item>
      </text:list>
      <text:p text:style-name="P17"><text:span text:style-name="T41">S</text:span><text:span text:style-name="T34">ebuah molekul udara, bisa saja mengunjungi bunga dan buah-buahan apa saja, dan bekerja di dalamnya. </text:span><text:span text:style-name="T197">Jika molekul pengembara ini tidak tunduk dan diatur oleh perintah </text:span><text:span text:style-name="T198">dari</text:span><text:span text:style-name="T197"> Dia yang maha kuasa, maka molekul ini harus mengetahui seluruh sistem dan struktur dari semua tanaman dan buah-buahan, dan bagaimana mereka dibentuk, hingga ke hal yang paling </text:span><text:span text:style-name="T199">detail</text:span><text:span text:style-name="T197"> dan paling rumit. </text:span><text:span text:style-name="T42">Jadi, molekul udara ini menunjukkan keesaan Allah seperti halnya matahari, yang berpasangan dengan </text:span><text:span text:style-name="T43">cahaya, tanah, dan air. </text:span><text:span text:style-name="T44">Dan seperti <text:s/>yang kita </text:span><text:span text:style-name="T108">ketahui</text:span><text:span text:style-name="T44">, </text:span><text:span text:style-name="T45">ilmu pengetahuan mengatakan bahwa </text:span><text:span text:style-name="T46">bahan dasar bagi </text:span><text:span text:style-name="T47">segala sesuatu adalah hidrogen, oksigen, karbon, dan nitrogen. </text:span></text:p>
      <text:p text:style-name="P18"><text:span text:style-name="T47">B</text:span><text:span text:style-name="T34">enih dari segala tanaman penghasil bunga dan buah-buahan disusun oleh hidrogen, oksigen, karbon, dan nitrogen. </text:span><text:span text:style-name="T48">Mereka hanya berbeda oleh <text:s/>karena adanya program </text:span><text:span text:style-name="T49">yang ditanamkan </text:span><text:span text:style-name="T124">di dalamnya</text:span><text:span text:style-name="T109"> </text:span><text:span text:style-name="T49">oleh </text:span><text:span text:style-name="T50">k</text:span><text:span text:style-name="T49">ehendak Allah. <text:s/></text:span><text:span text:style-name="T51">Jika kita menaruh beberapa jenis bibit dalam sebuah pot bunga yang terisi tanah, yang tentu memiliki unsur-unsur tertentu, maka tiap tanaman akan mengambil bentuk dan lekukannya yang unik nan mengagumkan. </text:span><text:span text:style-name="T52">Jika partikel-partikelnya tidak ditundukkan dan diarahkan oleh Sesuatu yang mengetahui segala hal pada tanaman baik sifat, ciri, struktur, siklus hidup, dan </text:span><text:span text:style-name="T110">situasi</text:span><text:span text:style-name="T52">nya; </text:span><text:span text:style-name="T53">Sesuatu yang menganugerahkan segala </text:span><text:span text:style-name="T109">sesuatu </text:span><text:span text:style-name="T53">dengan apa yang cocok dan dibutuhkan olehnya; </text:span><text:span text:style-name="T54">dan </text:span><text:span text:style-name="T55">Sebuah Kekuatan </text:span><text:span text:style-name="T109">pada mana segala sesuatu ditundukkan </text:span><text:span text:style-name="T55">tanpa perlawanan, </text:span><text:span text:style-name="T109">maka tentu saja di sana akan timbul persoalan. </text:span></text:p>
      <text:p text:style-name="P19"><text:span text:style-name="T55">J</text:span><text:span text:style-name="T34">ika dibuat lebih mudah, </text:span><text:span text:style-name="T56">tanpa </text:span><text:span text:style-name="T57">campur tangan Allah, maka tiap partikel dari tanah akan berisi “</text:span><text:span text:style-name="T6">pabrik </text:span><text:span text:style-name="T12">non-material</text:span><text:span text:style-name="T57">” </text:span><text:span text:style-name="T58">yang menentukan segala</text:span><text:span text:style-name="T111"> hal</text:span><text:span text:style-name="T58"> yang akan terjadi pada tanaman tersebut. </text:span><text:span text:style-name="T64">Ia</text:span><text:span text:style-name="T59"> juga </text:span><text:span text:style-name="T64">akan </text:span><text:span text:style-name="T59">membutuhkan bengkel dengan jumlah yang sama dengan jumlah tanaman penghasil bu</text:span><text:soft-page-break/><text:span text:style-name="T59">nga dan buah-buahan </text:span><text:span text:style-name="T64">yang ada</text:span><text:span text:style-name="T59">, sehingga di setiap bengkel itu akan menghasilkan</text:span><text:span text:style-name="T60"> produk-produk yang unik yang sesuai dengan keperluan tanaman tadi. </text:span><text:span text:style-name="T61">Jika tidak, maka </text:span><text:span text:style-name="T125">se</text:span><text:span text:style-name="T61">tiap tanaman harus memiliki </text:span><text:span text:style-name="T62">pengetahuan serta kekuasaan yang sangat luas sehingga dapat menciptakan dirinya sendiri. </text:span><text:span text:style-name="T200">Jadi dengan <text:s/>tidak adanya Allah, maka sama saja dengan mengatakan ada terdapat begitu banyak Tuhan sebanyak jumlah partikel </text:span><text:span text:style-name="T201">yang </text:span><text:span text:style-name="T202">ada </text:span><text:span text:style-name="T200">di tanah. Yang merupakan kepercayaan yang tidak masuk akal. <text:s/></text:span></text:p>
      <text:p text:style-name="P20"><text:span text:style-name="T63">S</text:span><text:span text:style-name="T34">etiap partikel berisi </text:span><text:span text:style-name="T111">dua </text:span><text:span text:style-name="T34">saksi yang bisa dipercaya </text:span><text:span text:style-name="T65">yang merupakan syarat bagi keberadaan dan keesaan Sang Pencipta. </text:span><text:span text:style-name="T66">Pertama, </text:span><text:span text:style-name="T67">sang partikel dapat melakukan banyak tindakan </text:span><text:span text:style-name="T68">yang cukup berarti, </text:span><text:span text:style-name="T69">meskipun ia sama sekali tidak memiliki </text:span><text:span text:style-name="T122">kekuasaan</text:span><text:span text:style-name="T69">. </text:span><text:span text:style-name="T70">Kedua, dengan bertindak sesuai dengan keteraturan alam semesta, maka setiap partikel akan memperlihatkan kesadaran </text:span><text:span text:style-name="T112">yang universal</text:span><text:span text:style-name="T70"> meskipun ia tidak memiliki kehidupan. Tiap partikel </text:span><text:span text:style-name="T71">akan diuji melalui ketidakmampuannya sehingga membutuhkan adanya </text:span><text:span text:style-name="T113">Sesuatu </text:span><text:span text:style-name="T72">Yang Maha Kuasa, dan dengan bertindak sesuai dengan keteraturan </text:span><text:span text:style-name="T112">yang universal</text:span><text:span text:style-name="T72"> terhadap keesaan-Nya. </text:span></text:p>
      <text:list xml:id="list320495985" text:style-name="L4">
        <text:list-item>
          <text:p text:style-name="P94"><text:span text:style-name="T34">Setiap orang adalah bentuk mini dari alam semesta, </text:span><text:span text:style-name="T73">buah dari pohon penciptaan </text:span><text:span text:style-name="T113">atau </text:span><text:span text:style-name="T73">alam semesta; </text:span><text:span text:style-name="T74">dan benih dari dunia ini, </text:span><text:span text:style-name="T75">karena setiap </text:span><text:span text:style-name="T76">dari kita akan terdiri </text:span><text:span text:style-name="T114">dari </text:span><text:span text:style-name="T77">sampel dari semua makhluk hidup lainnya. Itu seperti halnya jika setiap orang adalah tetesan yang disuling dari alam semesta, yang memiliki keseimbangan yang paling halus dan paling sensitif. Untuk menghasilkan makhluk hidup yang seperti itu dan untuk bisa menjadi Tuhannya menghendaki adanya kendali terhadap seluruh alam semesta.</text:span></text:p>
        </text:list-item>
        <text:list-item>
          <text:p text:style-name="P95"><text:span text:style-name="T78">Dengan hal ini,</text:span><text:span text:style-name="T79"> kita </text:span><text:span text:style-name="T80">dapat mengerti bahwa hal-hal yang berikut mewakili stempel yang unik </text:span><text:span text:style-name="T114">bagi Sang </text:span><text:span text:style-name="T80">Pencipta segala hal, Penguasa </text:span><text:span text:style-name="T129">Y</text:span><text:span text:style-name="T80">ang </text:span><text:span text:style-name="T129">M</text:span><text:span text:style-name="T80">aha </text:span><text:span text:style-name="T129">A</text:span><text:span text:style-name="T80">gung </text:span><text:span text:style-name="T130">(</text:span><text:span text:style-name="T21">al-Azhiim</text:span><text:span text:style-name="T130">) </text:span><text:span text:style-name="T80">dari alam semesta: membuat seekor lebah sebagai petunjuk bagi banyak hal; </text:span><text:span text:style-name="T81">menuliskan banyak sifat-sifat alam semesta pada diri manusia; <text:s/>termasuk program bagi siklus kehidupan pohon beringin dalam bibit kecil dari pohon beringin; </text:span><text:span text:style-name="T82">memperlihatkan kerja dari nama-nama-Nya yang terwujudkan di seluruh alam semesta pada hati manusia; dan terekam dalam ingatan kita, ditempatkan pada tempat yang sanga</text:span><text:span text:style-name="T115">t</text:span><text:span text:style-name="T82"> kecil, namun memiliki informasi yang cukup untuk memenuhi seluruh perpustakaan, serta segala daftar kejadian di seluruh alam semesta.</text:span></text:p>
        </text:list-item>
        <text:list-item>
          <text:p text:style-name="P96"><text:span text:style-name="T83">Segala kehidupan adalah sebuah simfoni dari saling tolong menolong satu sama lain. </text:span><text:span text:style-name="T84">Seperti juga organ dan anggota tubuh yang hidup, sistem-sistem dan sel-sel, </text:span><text:span text:style-name="T85">maka segala bagian dari alam semesta saling menopang satu sama lain. Sebagai contoh, udara dan air, tanah dan matahari, bekerja </text:span><text:soft-page-break/><text:span text:style-name="T85">sama sehingga memungkinkan bagi sebuah apel bisa hadir menjadi ada. Seperti halnya bagian-bagian dari sebuah pabrik atau batu penyusun sebuah tempat, </text:span><text:span text:style-name="T86">segala ciptaan saling mendukung dan menolong satu sama lain, dan bekerja sama untuk kebutuhan satu sama lain dalam keteraturan yang begitu sempurna. </text:span><text:span text:style-name="T87">Dengan usaha bersama, mereka melayani makhluk hidup. </text:span><text:span text:style-name="T88">Unsur-unsur pada tanah membantu tanaman untuk membuatnya bisa hadir dan bertahan hidup. Sebagian besar binatang hidup bergantung pada tanaman, dan manusia hidup bergantung pada tanaman dan binatang. </text:span><text:span text:style-name="T89">Jadi, unsur-unsur akan membentuk fondasi dasar bagi penyusun dari bentuk fisik makhluk hidup.</text:span></text:p>
        </text:list-item>
      </text:list>
      <text:p text:style-name="P21"><text:span text:style-name="T34">Dengan tunduk pada </text:span><text:span text:style-name="T116">penerapan dari </text:span><text:span text:style-name="T90">aturan yang saling menopang </text:span><text:span text:style-name="T116">ini</text:span><text:span text:style-name="T90">, yang diterapkan di seluruh alam semesta </text:span><text:span text:style-name="T116">mulai </text:span><text:span text:style-name="T90">dari matahari dan bulan, malam dan siang, musim panas dan musim dingin, </text:span><text:span text:style-name="T116">agar</text:span><text:span text:style-name="T90"> tanaman </text:span><text:span text:style-name="T116">bisa menopang </text:span><text:span text:style-name="T90">binatang yang kelaparan dan membutuhkannya, </text:span><text:span text:style-name="T116">kemudian </text:span><text:span text:style-name="T90">binatang </text:span><text:span text:style-name="T116">menopang </text:span><text:span text:style-name="T90">manusia, </text:span><text:span text:style-name="T91">nutrisi menopang kebutuhan bayi, kemudian partikel-partikel pada buah-buahan dan tanaman menopang sel-sel di tubuh, itu <text:s/>menunjukkan bahwa mereka bertindak berdasarkan kekuasaan sesuatu yang tunggal, Pengasuh </text:span><text:span text:style-name="T131">Y</text:span><text:span text:style-name="T91">ang </text:span><text:span text:style-name="T131">M</text:span><text:span text:style-name="T91">aha </text:span><text:span text:style-name="T131">P</text:span><text:span text:style-name="T91">emurah, dan dalam perintah dari Dia yang </text:span><text:span text:style-name="T117">satu, Sang </text:span><text:span text:style-name="T91">Pengatur yang paling bijaksana. </text:span></text:p>
      <text:list xml:id="list2558875805" text:style-name="L5">
        <text:list-item>
          <text:p text:style-name="P79"><text:span text:style-name="T379">Pemeliharaan alam semesta dan kebaikan dari kebijaksanaan alam semesta nampak jelas dalam setiap ciptaan yang </text:span><text:span text:style-name="T380">bermanfaat</text:span><text:span text:style-name="T379">. </text:span><text:span text:style-name="T381">Ini, bersamaan dengan </text:span><text:span text:style-name="T403">melengkapi dengan anugerah</text:span><text:span text:style-name="T382"> </text:span><text:span text:style-name="T381">yang </text:span><text:span text:style-name="T403">menyeluruh </text:span><text:span text:style-name="T382">serta ke</text:span><text:span text:style-name="T402">ber</text:span><text:span text:style-name="T382">langsungan alam semesta yang dibutuhkan oleh </text:span><text:span text:style-name="T403">anugerah </text:span><text:span text:style-name="T382">tersebut </text:span><text:span text:style-name="T402">untuk</text:span><text:span text:style-name="T382"> memberikan </text:span><text:span text:style-name="T383">segala </text:span><text:span text:style-name="T384">makhluk hidup makanan, membentuk </text:span><text:span text:style-name="T409">stempel</text:span><text:span text:style-name="T403"> </text:span><text:span text:style-name="T384">bagi keesaan Allah dengan begitu menakjubkan di mana setiap orang bisa melihat dan memahaminya.</text:span></text:p>
        </text:list-item>
      </text:list>
      <text:p text:style-name="P22"><text:span text:style-name="T92">S</text:span><text:span text:style-name="T34">egala makhluk, </text:span><text:span text:style-name="T93">khususnya yang sudah hidup, </text:span><text:span text:style-name="T94">harus memenuhi keinginan dan kebutuhannya agar </text:span><text:span text:style-name="T118">tetap </text:span><text:span text:style-name="T94">bisa hidup. </text:span><text:span text:style-name="T95">Ini berlaku </text:span><text:span text:style-name="T96">entah makhluk yang dimaksud adalah seluruhnya atau hanya sebagian, sebuah individu atau spesies. Akan tetapi mereka tidak dapat memenuhi bahkan kebutuhannya yang paling kecil. </text:span><text:span text:style-name="T97">Malahan, semua kebutuhan mereka didapatkan dengan cara yang tidak terduga dan dari tempat yang tidak terduga juga, </text:span><text:span text:style-name="T98">dengan </text:span><text:span text:style-name="T99">pemilihan waktu dan instruksi yang tepat, dengan cara yang sesuai dan dengan kebijaksanaan yang sempurna. </text:span><text:span text:style-name="T100">Semua ini menunjukkan keberadaan dari Sesuatu </text:span><text:span text:style-name="T131">Y</text:span><text:span text:style-name="T100">ang </text:span><text:span text:style-name="T131">M</text:span><text:span text:style-name="T100">aha </text:span><text:span text:style-name="T131">B</text:span><text:span text:style-name="T100">ijaksana dan </text:span><text:span text:style-name="T131">M</text:span><text:span text:style-name="T100">aha </text:span><text:span text:style-name="T131">M</text:span><text:span text:style-name="T100">ulia </text:span><text:span text:style-name="T131">(</text:span><text:span text:style-name="T22">al-Majid</text:span><text:span text:style-name="T131">)</text:span><text:span text:style-name="T100">, Pemberi anugerah yang meliputi segala hal. </text:span></text:p>
      <text:list xml:id="list4293708270" text:style-name="L6">
        <text:list-item>
          <text:p text:style-name="P80"><text:span text:style-name="T378">Mari kita tinjau matahari. Mulai dari planet hingga tetes-tetes air, pe</text:span><text:soft-page-break/><text:span text:style-name="T378">cahan gelas, dan butiran salju yang </text:span><text:span text:style-name="T404">berkilauan</text:span><text:span text:style-name="T378">, </text:span><text:span text:style-name="T385">pancaran cahaya dari matahari nampak pada mereka. Jika kamu tidak menyetujui bahwa </text:span><text:span text:style-name="T386">matahari kecil yang terlihat pada segala </text:span><text:span text:style-name="T408">sesuatu </text:span><text:span text:style-name="T386">ini hanyalah pantulannya, maka kamu harus menyetujui keberadaan matahari pada tiap tetes air, pecahan gelas dan setiap </text:span><text:span text:style-name="T387">benda transparan</text:span><text:span text:style-name="T386"> yang menghadap ke arah matahari. Apakah ini masuk akal?</text:span></text:p>
        </text:list-item>
      </text:list>
      <text:p text:style-name="P23"><text:span text:style-name="T203">J</text:span><text:span text:style-name="T196">ika gambaran pantulan tersebut tidak </text:span><text:span text:style-name="T204">di</text:span><text:span text:style-name="T196">katakan berasal dari matahari, maka kamu harus menerima adanya matahari </text:span><text:span text:style-name="T205">yang tak terhitung jumlahnya </text:span><text:span text:style-name="T196">sebagai pengganti matahari yang satu. </text:span><text:span text:style-name="T34">Apakah <text:s/>ini logis? Demikian pula, jika segala sesuatu tidak dikaitkan dengan keberadaan Allah yang </text:span><text:span text:style-name="T119">esa</text:span><text:span text:style-name="T34">, yang memiliki kekuasaan meliputi segala hal, maka kamu harus menerima bahwa terdapat bayak Tuhan di sana sebanyak partikel di alam semesta. Bagaimana kamu bisa menerima hal tersebut? </text:span></text:p>
      <text:list xml:id="list1659598144" text:style-name="L7">
        <text:list-item>
          <text:p text:style-name="P81"><text:span text:style-name="T388">Sepanjang musim panas dan musim dingin, Allah menghidupkan tidak terhitung jumlahnya tanaman dan spesies binatang, </text:span><text:span text:style-name="T405">yang </text:span><text:span text:style-name="T388">tiap anggotanya adalah unik. </text:span><text:span text:style-name="T389">Prosesnya begitu teratur di mana </text:span><text:span text:style-name="T390">tidak ada satupun kebingungan meskipun begitu banyaknya percampuran di sana. </text:span><text:span text:style-name="T391">Dia “menuliskan” di wajah bumi </text:span><text:span text:style-name="T392">individu-individu </text:span><text:span text:style-name="T393">dari spesies </text:span><text:span text:style-name="T394">yang tak terhitung jumlahnya tanpa kesalahan dan tanpa </text:span><text:span text:style-name="T395">kelupaan, </text:span><text:span text:style-name="T396">kekeliruan</text:span><text:span text:style-name="T397"> atau </text:span><text:span text:style-name="T398">ketidakcukupan. Semuanya dilakukan dengan cara </text:span><text:span text:style-name="T405">yang </text:span><text:span text:style-name="T398">paling seimbang, paling </text:span><text:span text:style-name="T399">proporsional, </text:span><text:span text:style-name="T400">paling teratur, dan dengan</text:span><text:span text:style-name="T405"> </text:span><text:span text:style-name="T400">sangat sesuai. </text:span><text:span text:style-name="T401">Ini </text:span><text:span text:style-name="T405">menandakan adanya Sesuatu Yang </text:span><text:span text:style-name="T406">Maha</text:span><text:span text:style-name="T405"> Mulia, </text:span><text:span text:style-name="T406">Sesuatu Yang Tunggal </text:span><text:span text:style-name="T410">(</text:span><text:span text:style-name="T470">al-Wahid</text:span><text:span text:style-name="T410">)</text:span><text:span text:style-name="T406"> Yang Maha Berkuasa, Maha Bijaksana, dan Maha Pemurah, dan Maha Indah </text:span><text:span text:style-name="T411">(</text:span><text:span text:style-name="T471">al-Jalil</text:span><text:span text:style-name="T411">)</text:span><text:span text:style-name="T406">, Sesuatu yang memiliki kekuasaan yang tidak terbatas </text:span><text:span text:style-name="T412">(</text:span><text:span text:style-name="T472">Malikul Mulk</text:span><text:span text:style-name="T412">)</text:span><text:span text:style-name="T401">, </text:span><text:span text:style-name="T406">yang pengetahuan-Nya meliputi segala </text:span><text:span text:style-name="T407">hal </text:span><text:span text:style-name="T413">(</text:span><text:span text:style-name="T473">al-Aliim</text:span><text:span text:style-name="T413">)</text:span><text:span text:style-name="T406">, dan kehendak-Nya mampu untuk mengatur seluruh alam semesta </text:span><text:span text:style-name="T414">(</text:span><text:span text:style-name="T474">al-Muhaimin</text:span><text:span text:style-name="T414">)</text:span><text:span text:style-name="T406">. </text:span></text:p>
        </text:list-item>
      </text:list>
      <text:p text:style-name="P24"><text:span text:style-name="T101">Coba kita lihat apa yang terjadi pada saat musim </text:span><text:span text:style-name="T120">semi</text:span><text:span text:style-name="T101"> dan musim panas. Banyaknya campur tangan Allah pada kedua musim tersebut sangat ajaib dalam kaitannya dengan jangkauannya, kecepatannya, dan kebebasannya, demikian </text:span><text:span text:style-name="T120">pula</text:span><text:span text:style-name="T101"> dalam </text:span><text:span text:style-name="T102">hal jumlah dan urutannya, </text:span><text:span text:style-name="T103">keindahan dan penciptaannya. </text:span><text:span text:style-name="T104">Hanya Dia yang satu dengan pengetahuan tidak terbatas <text:s/>serta kekuasaan yang sangat luas yang bisa memiliki “</text:span><text:span text:style-name="T7">stempel</text:span><text:span text:style-name="T104">” </text:span><text:span text:style-name="T134">semacam itu. </text:span><text:span text:style-name="T135">Stempel semacam </text:span><text:span text:style-name="T179">itu </text:span><text:span text:style-name="T135">hanya akan bisa diberikan kepada Dia yang satu yang berada di mana saja </text:span><text:span text:style-name="T136">meskipun dia tidak berdiam di mana pun, </text:span><text:span text:style-name="T182">M</text:span><text:span text:style-name="T136">aha </text:span><text:span text:style-name="T182">H</text:span><text:span text:style-name="T136">adir </text:span><text:span text:style-name="T182">(</text:span><text:span text:style-name="T30">al-Wasi</text:span><text:span text:style-name="T182">)</text:span><text:span text:style-name="T136"> dan maha melihat </text:span><text:span text:style-name="T182">(</text:span><text:span text:style-name="T30">al-Bashiir</text:span><text:span text:style-name="T182">)</text:span><text:span text:style-name="T136">, tidak ada satu pun yang bisa bersembunyi dari-Nya juga tidak satu pun yang sulit bagi-Nya, dan </text:span><text:soft-page-break/><text:span text:style-name="T136">semua partikel-partikel dan bintang-bintang adalah setara dengan kekuasaan-Nya. </text:span></text:p>
      <text:list xml:id="list2695381033" text:style-name="L8">
        <text:list-item>
          <text:p text:style-name="P82"><text:span text:style-name="T416">Benih yang ditaburkan di pekarangan akan menunjukkan bahwa pekarangan dan benih tersebut </text:span><text:span text:style-name="T426">kepunyaan</text:span><text:span text:style-name="T416"> </text:span><text:span text:style-name="T426">dari </text:span><text:span text:style-name="T416">pemiliknya. </text:span><text:span text:style-name="T417">Demikian pula, </text:span><text:span text:style-name="T418">unsur-unsur fundamental </text:span><text:span text:style-name="T419">dari kehidupan (misalnya udara, air, dan tanah) adalah hadir di mana-mana </text:span><text:span text:style-name="T420">meskipun </text:span><text:span text:style-name="T426">begitu sederhananya </text:span><text:span text:style-name="T420">dan </text:span><text:span text:style-name="T421">sifat-sifatnya yang sama. </text:span><text:span text:style-name="T422">Tanaman dan binatang ditemukan di mana-mana, kendatipun hakikatnya mereka memiliki sifat-sifat yang sama </text:span><text:span text:style-name="T423">yang berlawanan dengan beragamanya kondisi dari kehidupan.</text:span></text:p>
        </text:list-item>
      </text:list>
      <text:p text:style-name="P25"><text:span text:style-name="T137">S</text:span><text:span text:style-name="T133">emua ini dikendalikan oleh </text:span><text:span text:style-name="T138">Sang </text:span><text:span text:style-name="T180">Pencipta</text:span><text:span text:style-name="T174"> yang tunggal yang menunjukkan banyak</text:span><text:span text:style-name="T138"> keajaiban. </text:span><text:span text:style-name="T139">Setiap tanaman, buah-buahan, dan binatang adalah stempel, </text:span><text:span text:style-name="T140">atau sebuah bendera, atau tanda tangan dari Sang </text:span><text:span text:style-name="T180">Pencipta</text:span><text:span text:style-name="T140"> tersebut. </text:span><text:span text:style-name="T141">Di manapun mereka ditemukan, </text:span><text:span text:style-name="T142">mereka akan mengatakan dengan lidahnya: “</text:span><text:span text:style-name="T26">Sesuatu yang menjadikanku stempel Dia lah yang menciptakan tempat ini. Sesuatu yang </text:span><text:span text:style-name="T27">menjadikanku </text:span><text:span text:style-name="T26">bendera </text:span><text:span text:style-name="T27">Dia </text:span><text:span text:style-name="T26">lah yang </text:span><text:span text:style-name="T28">memiliki tempat ini. Sesuatu yang menjadikanku tanda tangan Dia lah yang menyulam tanah ini</text:span><text:span text:style-name="T143">.</text:span><text:span text:style-name="T142">” Dengan</text:span><text:span text:style-name="T143"> kata lain, hanya Sesuatu yang menggenggam seluruh unsur-unsur dengan Kekuasaan-Nya lah yang bisa memiliki dan mempertahankan kehidupan paling kecil sekalipun. </text:span><text:span text:style-name="T144">Siapa saja bisa melihat </text:span><text:span text:style-name="T145">bahwa hanya Dia yang memiliki kekuasaan terhadap semua jenis tanaman dan binatang dapat memiliki, mempertahankan, dan mengatur bahkan yang paling sederhana dari mereka. </text:span></text:p>
      <text:p text:style-name="P26"><text:span text:style-name="T145">S</text:span><text:span text:style-name="T133">ungguh, dengan lidah yang sama dengan lidah yang lainnya, setiap individu akan berkata: “</text:span><text:span text:style-name="T25">hanya Sesuatu yang memiliki spesies ku lah yang bisa memilikiku.</text:span><text:span text:style-name="T133">” </text:span><text:span text:style-name="T146">Pada lidah yang terikat dengan matahari, dan hubungan yang saling membutuhkan dengan langit, bumi, dan planet-planet lainnya akan berkata: “</text:span><text:span text:style-name="T29">hanya Sesuatu yang bisa memiliki semua ini lah yang bisa memilikiku.</text:span><text:span text:style-name="T146">”</text:span><text:span text:style-name="T133"> </text:span><text:span text:style-name="T184">Jika sebuah apel bisa memiliki kesadaran dan seseorang berkata ke salah satu dari mereka: “</text:span><text:span text:style-name="T32">Kamu adalah hasil karya seniku</text:span><text:span text:style-name="T184">,” sang apel akan membalas: “</text:span><text:span text:style-name="T32">Diamlah! Jika kamu bisa menciptakan seluruh apel, atau setidaknya jika kamu bisa membuang dengan mudah segala pohon penghasil buah di planet ini dan semua pemberian dari Dia yang maha pemurah yang mendatangkannya dari anugerahnya yang mulia, dalam satu muatan kapal, maka hanya dengan itu kamu bisa mengatakan bahwa kamu pemilikku.</text:span><text:span text:style-name="T184">” </text:span></text:p>
      <text:p text:style-name="P27"><text:span text:style-name="T147">K</text:span><text:span text:style-name="T133">arena setiap buah-buahan bergantung pada satu hukum pertumbuhan dari </text:span><text:span text:style-name="T175">s</text:span><text:span text:style-name="T133">atu </text:span><text:span text:style-name="T175">p</text:span><text:span text:style-name="T148">usat, maka mudah pula untuk menghasilkan satu atau banyak <text:s/></text:span><text:soft-page-break/><text:span text:style-name="T148">buah lainnya. </text:span><text:span text:style-name="T149">Dengan kata lain, </text:span><text:span text:style-name="T150">agar </text:span><text:span text:style-name="T151">beberapa pusat bisa menghasilkan satu biji buah itu sama mahal dan sulitnya </text:span><text:span text:style-name="T152">seperti </text:span><text:span text:style-name="T153">mempersiapkan sebuah pohon; </text:span><text:span text:style-name="T154">dan untuk menghasilkan peralatan yang dibutuhkan oleh seorang prajurit akan membutuhkan seluruh pabrik yang digunakan untuk memperlengkapi seluruh <text:s/>pasukan. Intinya adalah: ketika sebuah hasil terhubung dengan banyak individu yang bergantung pada beberapa pusat, maka akan ada banyaknya kesusahan sebanyak individu yang dilibatkan. </text:span><text:span text:style-name="T155">Jadi, </text:span><text:span text:style-name="T161">kemudahan</text:span><text:span text:style-name="T156"> yang mengagumkan yang terlihat pada banyak spesies muncul dari adanya </text:span><text:span text:style-name="T176">satu </text:span><text:span text:style-name="T156">kesatuan. </text:span></text:p>
      <text:p text:style-name="P28"><text:span text:style-name="T185">Kesesuaian</text:span><text:span text:style-name="T183"> dan kemiripan dalam beberapa sifat-sifat dasar dan bentuk-bentuk dasar yang terlihat pada semua anggota dari spesies, dan dalam pembagian genus, merupakan bukti bahwa mereka adalah hasil karya Sang </text:span><text:span text:style-name="T186">Pencipta</text:span><text:span text:style-name="T183"> yang satu, karena mereka “</text:span><text:span text:style-name="T31">diukir</text:span><text:span text:style-name="T183">” dengan pena yang sama dan menggunakan </text:span><text:span text:style-name="T187">stempel </text:span><text:span text:style-name="T183">yang sama</text:span><text:span text:style-name="T133">. </text:span><text:span text:style-name="T161">Kemudahan</text:span><text:span text:style-name="T157"> yang teramati dalam kemunculan mereka </text:span><text:span text:style-name="T162">menjadi ada </text:span><text:span text:style-name="T157">menghendaki bahwa mereka adalah karya Sang </text:span><text:span text:style-name="T158">Pencipta </text:span><text:span text:style-name="T159">yang satu. Jika tidak, maka itu adalah hal yang sulit untuk menjadikan mereka </text:span><text:span text:style-name="T162">ada </text:span><text:span text:style-name="T159">sehingga genus dan spesies yang dimaksud tidak akan </text:span><text:span text:style-name="T160">pernah hadir</text:span><text:span text:style-name="T159">. </text:span></text:p>
      <text:p text:style-name="P29"><text:span text:style-name="T188"><text:s/></text:span><text:span text:style-name="T189">Kesimpulannya: Ketika dihubungkan dengan Allah yang maha suci, </text:span><text:span text:style-name="T190">semua hal menjadi mudah layaknya satu kesatuan; ketika dihubungkan dengan sebabnya, satu hal saja bisa menjadi begitu sulit layaknya segala hal.</text:span><text:span text:style-name="T162"> </text:span><text:span text:style-name="T163">Sebagai akibatnya, kemurahan dan kemudahan yang dijumpai di alam, </text:span><text:span text:style-name="T164">juga jumlahnya yang melimpah, menunjukkan </text:span><text:span text:style-name="T165">adanya stempel </text:span><text:span text:style-name="T166">keesaan</text:span><text:span text:style-name="T165">. </text:span><text:span text:style-name="T166">Jika kelimpahan dan kemurahan dari buah-buahan tidak dimiliki oleh </text:span><text:span text:style-name="T177">Dia</text:span><text:span text:style-name="T166"> </text:span><text:span text:style-name="T168">Y</text:span><text:span text:style-name="T166">ang </text:span><text:span text:style-name="T168">T</text:span><text:span text:style-name="T166">unggal</text:span><text:span text:style-name="T167">, </text:span><text:span text:style-name="T168">maka kita tidak akan dapat membelinya bahkan jika memberikan seluruh dunia. </text:span><text:span text:style-name="T191">Bagaimana kita bisa membayar </text:span><text:span text:style-name="T192">hubungan yang </text:span><text:span text:style-name="T193">memiliki </text:span><text:span text:style-name="T192">kesadaran dan penuh tujuan </text:span><text:span text:style-name="T193">antara </text:span><text:span text:style-name="T194">tanah dan udara, air dan matahari, <text:s/>panas matahari dan bibit, dan banyak hal lainnya yang membuat kehadiran dari sebuah delima <text:s/>menjadi mungkin? </text:span><text:span text:style-name="T169">Semua faktor ini adalah sadar sifatnya dan dikendalikan oleh Sang Pencipta Yang Satu, yakni Allah Yang Maha Suci. </text:span><text:span text:style-name="T195">Ongkos bagi sebuah delima atau buah-buahan lainnya adalah seluruh alam semesta. </text:span></text:p>
      <text:list xml:id="list15356218" text:style-name="L9">
        <text:list-item>
          <text:p text:style-name="P83"><text:span text:style-name="T424">Kehidupan, yang merupakan perwujudan kemurahan Allah, adalah dalil dan bukti bagi keesaan Allah, juga merupakan perwujudan dar</text:span><text:span text:style-name="T427">i itu</text:span><text:span text:style-name="T424">. </text:span><text:span text:style-name="T425"><text:s/></text:span><text:span text:style-name="T424">Kematian, yang merupakan perwujudan Keagungan Allah, adalah dalil dan bukti bagi Keesaan-Nya.</text:span></text:p>
        </text:list-item>
      </text:list>
      <text:p text:style-name="P30"><text:span text:style-name="T133">Sebagai contoh,</text:span><text:span text:style-name="T178"> </text:span><text:span text:style-name="T133">gelembung pada permukaan sungai akan memperli</text:span><text:soft-page-break/><text:span text:style-name="T133">hatkan gambar matahari, cahaya, dan pantulannya, seperti halnya semua benda-benda yang transparan. </text:span><text:span text:style-name="T170">Fakta-fakta ini merupakan saksi bagi keberadaan matahari. </text:span><text:span text:style-name="T171">Kendatipun gelembung-gelembung kadang-kadang menghilang (misalnya ketika mereka lewat di bawah jembatan), </text:span><text:span text:style-name="T172">kelanjutan dari pantulan matahari yang begitu indah serta cahayanya yang </text:span><text:span text:style-name="T181">tidak putus</text:span><text:span text:style-name="T172"> pada gelembung-gelembung berikutnya membuktikan bahwa gambar matahari (yang nampak, menghilang, dan kemudian muncul lagi) datang dari keabadian pada matahari yang muncul dari ketinggian. Dengan demikian, penampakan dari gelembung-gelembung yang berkilauan ini menunjukkan adanya keberadaan matahari, dan lenyapnya menunjukkan </text:span><text:span text:style-name="T173">kesatuan dan kesinambungan. </text:span></text:p>
      <text:p text:style-name="P9"><text:span text:style-name="T428">D</text:span><text:span text:style-name="T429">engan cara yang sama, </text:span><text:span text:style-name="T430">para makhluk berada</text:span><text:span text:style-name="T431"> dalam aliran yang terus-menerus </text:span><text:span text:style-name="T432">yang </text:span><text:span text:style-name="T433">disaksikan</text:span><text:span text:style-name="T434"> melalui</text:span><text:span text:style-name="T432"> keberadaan dan kehidupannya </text:span><text:span text:style-name="T435">hingga </text:span><text:span text:style-name="T432">keharusan akan keberadaan dan keesaan </text:span><text:span text:style-name="T436">dari</text:span><text:span text:style-name="T432"> </text:span><text:span text:style-name="T436">S</text:span><text:span text:style-name="T432">uatu zat yang mesti ada. </text:span><text:span text:style-name="T437">Mereka </text:span><text:span text:style-name="T433">menjadi saksi</text:span><text:span text:style-name="T437"> </text:span><text:span text:style-name="T438">keesaan-Nya, keabadian-Nya, dan kekekalan-Nya melalui </text:span><text:span text:style-name="T439">pembusukan dan </text:span><text:span text:style-name="T438">kematian</text:span><text:span text:style-name="T439">nya</text:span><text:span text:style-name="T438"> </text:span><text:span text:style-name="T439">mereka</text:span><text:span text:style-name="T438">. </text:span><text:span text:style-name="T439">Makhluk-makhluk yang indah dan halus yang </text:span><text:span text:style-name="T440">diperbaharui dan dihadirkan kembali</text:span><text:span text:style-name="T441">, </text:span><text:span text:style-name="T442">bersamaan </text:span><text:span text:style-name="T441">dengan pergantian siang dan malam, </text:span><text:span text:style-name="T443">juga pergantian musim, </text:span><text:span text:style-name="T444">dan perjalanan waktu </text:span><text:span text:style-name="T445">menunjukkan keberadaan, keesaan, </text:span><text:span text:style-name="T442">dan kekekalan dari Suatu yang ditinggikan dan abadi yang menunjukkan keindahan wajahnya yang terus-menerus. Pembusukan dan kematian mereka, bersamaan dengan sebab yang nampak bagi kehidupannya, menunjukkan bahwa sebab-sebab (materi atau alami) hanyalah sekedar tirai. <text:s/>Ini dengan tepat membuktikan semua karya seni, tulisan, dan perwujudan ini adalah sebuah karya seni yang secara tetap diperbaharui, tulisan yang selalu berubah, dan cermin yang bergerak dari Suatu Zat yang Esa dan Maha Mulia. </text:span></text:p>
      <text:list xml:id="list1835884891" text:style-name="L10">
        <text:list-item>
          <text:p text:style-name="P75"><text:span text:style-name="T446">Sudah pasti, </text:span><text:span text:style-name="T447">rancangan yang sempurna dan hiasan dari istana yang sempurna menandakan tindakan yang sempurna dari Sang Pencipta. Ini memulai rangkaian keterkaitan berikut: tindakan yang sempurna menunjukkan nama yang sempurna dari sang pembuat (yang menentukan kedudukannya), yang menunjukkan sifat-sifat yang sempurna dari sang pembuat (yang merupakan asal mula dari karya seninya), yang menunjukkan kemampuan yang sempurna dan kapasitas yang paling penting dari sang pembuat, yang menunjukkan kesempurnaan dari sifat-sifat pokok dari sang pembuat. </text:span></text:p>
        </text:list-item>
      </text:list>
      <text:p text:style-name="P71"><text:span text:style-name="T447">D</text:span><text:span text:style-name="T415">engan cara yang sama, </text:span><text:span text:style-name="T448">pekerjaan </text:span><text:span text:style-name="T451">dan </text:span><text:span text:style-name="T448">karya seni yang bebas dari kesalahan yang terdapat pada setiap makhluk yang penuh keteraturan </text:span><text:soft-page-break/><text:span text:style-name="T449">menandakan pada tindakan yang sempurna dari sebuah Agen yang maha kuasa dan bertindak degan sangat efektif. Fakta ini memulai rangkaian berikutnya: tindakan yang begitu sempurna tersebut menandakan pada nama-nama yang sempurna dari Suatu Agen yang maha mulia, yang menandakan serta memastikan adanya suatu kesempurnaan dari </text:span><text:span text:style-name="T451">sifat-sifat</text:span><text:span text:style-name="T449"> dari </text:span><text:span text:style-name="T462">Ses</text:span><text:span text:style-name="T449">uatu yang maha sempurna </text:span><text:span text:style-name="T450">(</text:span><text:span text:style-name="T467">al-Azhiim</text:span><text:span text:style-name="T450">)</text:span><text:span text:style-name="T449"> </text:span><text:span text:style-name="T451">yang dikenal dengan nama-</text:span><text:span text:style-name="T462">nama</text:span><text:span text:style-name="T451"> tersebut</text:span><text:span text:style-name="T449">, yang menandakan </text:span><text:span text:style-name="T452">dan memastikan </text:span><text:span text:style-name="T449">kesempurnaan </text:span><text:span text:style-name="T453">pada kapasitas dan kualitas </text:span><text:span text:style-name="T463">yang paling pokok </text:span><text:span text:style-name="T454">dari </text:span><text:span text:style-name="T463">Se</text:span><text:span text:style-name="T458">s</text:span><text:span text:style-name="T454">uatu Yang Maha Sempurna </text:span><text:span text:style-name="T455">yang dikenakan dengan sifat-sifat tersebut, </text:span><text:span text:style-name="T456">yang menandakan </text:span><text:span text:style-name="T457">pada kesempurnaan </text:span><text:span text:style-name="T458">dari Sesuatu </text:span><text:span text:style-name="T459">yang memiliki sifat-sifat </text:span><text:span text:style-name="T460">dan kapasitas </text:span><text:span text:style-name="T459">tersebut </text:span><text:span text:style-name="T460">yang mana segala jenis kesempurnaan di alam semesta adalah tanda bagi kesempurnaan-Nya, petunjuk bagi kemuliaan-Nya, </text:span><text:span text:style-name="T461">dan pengibaratan bagi keindahan-Nya. </text:span><text:span text:style-name="T464">Kesemuanya adalah bayangan yang lemah dan buram jika dibandingkan dengan hakikat-Nya yang begitu sempurna</text:span><text:span text:style-name="T461">. </text:span></text:p>
      <text:h text:style-name="P74" text:outline-level="2">Dalil <text:s/>Yang Salah Tentang Asal Mula dari Keberadaan</text:h>
      <text:p text:style-name="P10">Pemahaman orang-orang abad pertengahan <text:span text:style-name="T291">mengenai keberadaan dan sifat-sifat alam semesta telah didukung oleh otoritas Gereja Katolik. Gereja, yang bersandar pada Wahyu yang diturunkan (Alkitab) yang sudah mengalami perubahan seiring berjalannya waktu, </text:span><text:span text:style-name="T508">menganggap</text:span><text:span text:style-name="T291"> sains moderen sebagai ancaman terhadap kewenangannya, dan </text:span><text:span text:style-name="T509">menghadapinya</text:span><text:span text:style-name="T291"> dengan permusuhan. Keretakan antara sains dan agama makin mendalam hingga keduanya menjadi tidak bisa dipertemukan. Pada akhirnya, agama berpindah ke dalam domain keimanan yang buta dan ritual yang menghibur dianggap asing bagi </text:span><text:span text:style-name="T510">sains</text:span><text:span text:style-name="T291">. Jadi, sains tidak lagi bisa tunduk pada otoritas keagamaan. Penjelasan Darwin mengenai evolusi </text:span><text:span text:style-name="T512">menutupnya</text:span><text:span text:style-name="T291"> dan mempopulerkan ide bahwa keberadaan kita adalah bermula dengan sendirinya dan berlangsung dengan sendirinya, sebuah proses yang </text:span><text:span text:style-name="T511">tercipta</text:span><text:span text:style-name="T291"> dengan sendirinya berdasarkan hukum yang suatu saat nanti akan bisa dipahami sepenuhnya (dan kemudian hingga derajat tertentu dapat dimanipulasi) oleh umat manusia. </text:span></text:p>
      <text:p text:style-name="P31">Tidak semua ilmuwan yang menyetujui bahwa sebab dari alam atau apa yang disebut sebagai hukum alam bisa menjelaskan <text:span text:style-name="T293">semua</text:span> fenomena. Sebelum membahas masalah ini, kita harus menekankan bahwa seluruh nabi, tidak peduli waktu dan tempatnya, setuju tentang bagaimana keberadaan bermula dan bagaimana itu terus berlangsung dan dipertahankan, dan <text:soft-page-break/>segala hal lainnya yang berhubungan dengan <text:span text:style-name="T292">kehidupan dan keberadaan (eksistensi). Ketika sejumlah besar ilmuwan setuju dengan para Nabi, beberapa ilmuwan dan filsuf yang lebih memilih naturalisme dan materialisme memiliki perbedaan yang sangat besar dalam penjelasannya. Beberapa menghubungkan kreatifitas dan keabadian, demikian halnya kehidupan dan kesadaran, semata-mata dengan materi. Yang lainnya menggunakan dalil bahwa alam sifatnya abadi dan hadir dengan sendirinya dan segala sesuatu bisa dijelaskan dengan sebab alami dan dengan menggunakan hukum alam. Sementara ada pula, karena tidak bisa menjelaskan asal mula kehidupan, jatuh pada gagasan semacam kebetulan dan keharusan. </text:span></text:p>
      <text:p text:style-name="P32">Poin-poin berikut akan menunjukkan betapa kemustahilan untuk menjelaskan eksistensi tanpa menyetujui keberadaan dan keesaan Allah. </text:p>
      <text:p text:style-name="P32"><text:span text:style-name="T294">Alam, Hukum Alam dan Sebab</text:span> </text:p>
      <text:list xml:id="list3600571373" text:style-name="L11">
        <text:list-item>
          <text:p text:style-name="P97">Hukum alam sifatnya hanya pada nama saja (nominal) namun tidak memiliki bentuk yang aktual. Mereka sifatnya adalah proposisi-<text:span text:style-name="T517">proposisi</text:span> yang ditawarkan sebagai penjelasan dari peristiwa-peristiwa atau fenomena-fenomena tertentu, <text:span text:style-name="T295">dan menyebut akan adanya gaya imajiner yang disimpulkan dari pergerakan atau hubungan antara tiap kejadian atau fenomena. Hukum gravitasi, perkembangbiakan dan pertumbuhan dari makhluk hidup, tarikan dan tolakan magnetis, serta lainnya bukanlah suatu entitas yang dapat dipastikan melalui indra kita atau dengan menggunakan perkakas sains. <text:s/></text:span><text:span text:style-name="T365">Sebagai contoh, bagaimanapun benarnya hukum gravitasi, dapatkah kita menghakimi bahwa alam semesta (sesuatu di mana hukum ini bekerja) bisa hadir karena adanya hukum tersebut? </text:span><text:span text:style-name="T366">Apakah</text:span><text:span text:style-name="T365"> beralasan untuk menganggap bahwa </text:span><text:span text:style-name="T374">sebab</text:span><text:span text:style-name="T365"> dari <text:s/>keberadaan dari segala </text:span><text:span text:style-name="T367">sesuatu</text:span><text:span text:style-name="T365">, bahkan kecerdasan dan kesadaran dari makhluk hidup, </text:span><text:span text:style-name="T368">kepada </text:span><text:span text:style-name="T365">proposisi-proposisi?</text:span></text:p>
        </text:list-item>
        <text:list-item>
          <text:p text:style-name="P98">Hukum alam dan sebab-sebab di alam disimpulkan dari pergerakan atau hubungan antara kejadian atau fenomena yang teramati di alam semesta. Dengan demikian, karena mereka bergantung pada faktor eksternal, mereka sama sekali tidak bisa dikatakan mandiri juga tidak bisa dikatakan hadir dengan sendirinya.</text:p>
        </text:list-item>
        <text:list-item>
          <text:p text:style-name="P98">Keberadaan alam semesta, demikian pula peristiwa dan fenomena sifatnya tidak pasti <text:span text:style-name="T297">(kontingen)</text:span>. <text:span text:style-name="T296">Jadi tidak ada satupun padanya yang harus ada, <text:s/>karena sama saja kemungkinannya <text:s/>untuk ada atau tidak ada. Terdapat hampir tidak terhingga jumlahnya sel-sel pada embrio yang bisa </text:span><text:soft-page-break/><text:span text:style-name="T296">dikunjungi oleh partikel makanan. Sesuatu yang keberadaannya tidak pasti ada atau tidaknya tidak bisa bersifat abadi, karena seseorang bisa saja lebih memilih keberadaannya ketimbang ketidakberadaannya atau sekedar kemungkinannya untuk ada.</text:span></text:p>
        </text:list-item>
        <text:list-item>
          <text:p text:style-name="P99">Sebagaimana hal lainnya yang tidak pasti adanya di mana harus berada di ruang dan waktu tertentu, mereka semua harus memiliki awal. Sesuatu yang memiliki awal sudah pasti akan memiliki akhir, jadi dengan demikian tidak bisa bersifat abadi.</text:p>
        </text:list-item>
        <text:list-item>
          <text:p text:style-name="P100">Sebab di alam saling membutuhkan satu sama lain untuk bisa memberikan hasil. Sebagai contoh, apel membutuhkan <text:s/>bunga apel untuk bisa hadir, bunga membutuhkan dahan, dahan membutuhkan pohon, dan seterusnya, seperti halnya bibit membutuhkan tanah, udara, dan kelembapan, untuk bisa bertunas dan tumbuh. Setiap sebab juga bertindak sebagai hasil, kecuali jika kita menerima ada banyak Tuhan di sana sebanyak jumlah sebab, maka kita harus melihat pada suatu sebab yang tunggal di luar dari rantai sebab dan hasilnya (sebab dan akibat).</text:p>
        </text:list-item>
        <text:list-item>
          <text:p text:style-name="P101">Agar sebuah hasil bisa hadir, ada tak terhingga jumlahnya sebab yang harus bekerja sama dalam suatu cara yang terkoordinasi dan bisa dipercaya di mana mereka bisa disebut sebagai “hukum alam.” Coba tinjau ini: agar supaya bisa hadir, maka sebuah apel membutuhkan saling kerja sama antara udara dan tanah, matahari dan air, serta kemiringan 23 derajat dari sumbu <text:s/>bumi, dan aturan yang begitu kompleks mengenai pembuahan dan pertumbuhan bagi bibit dan tanaman. <text:span text:style-name="T357">Dapatkah sebab-sebab serta hukum-hukum yang sifatnya buta, dan tuli, bodoh dan tidak sadar datang bersama-sama dengan sukarela untuk menciptakan makhluk hidup? Apakah kamu benar-benar berpikir bahwa mereka bisa membentuk diri manusia, di mana semuanya adalah hidup dan memiliki kesadaran, cerdas dan bertanggung jawab, dan dapat menjawab pertanyaan tentang niat dan tindakannya?</text:span></text:p>
        </text:list-item>
        <text:list-item>
          <text:p text:style-name="P102">Sebuah bibit kecil berisi pohon yang besar. Manusia, sebuah ciptaan yang teramat rumit, tumbuh dari sebuah sel telur yang dibuahi oleh sperma yang ukurannya mikroskopis. Adakah hubungan yang tepat atau perbandingan yang bisa diterima antara sebab dan akibat di sini? Dapatkah sesuatu yang sangat lemah dan sederhana, bodoh dan tidak hidup akan memberikan hasil yang sangat kuat dan kompleks, cerdas dan memiliki pengaruh besar bagi kehidupan?</text:p>
        </text:list-item>
        <text:list-item>
          <text:p text:style-name="P103">Semua fenomena dan proses di alam memiliki kebalikannya: misalnya <text:soft-page-break/>utara dan selatan, positif dan negatif, panas dan dingin, <text:s/>keindahan dan keburukan, siang dan malam, tarikan dan dorongan, membeku dan mencair, menguap dan mengembun, dan seterusnya. <text:s/>Sesuatu yang memiliki lawan atau kebalikan<text:span text:style-name="T518">nya</text:span>, yang <text:span text:style-name="T519">membutuhkan</text:span> lawannya agar bisa ada, <text:s/>tidak mungkin lah bertindak sebagai <text:span text:style-name="T520">S</text:span>ang <text:span text:style-name="T520">P</text:span>encipta atau <text:span text:style-name="T520">Sesuatu</text:span> <text:span text:style-name="T520">Y</text:span>ang <text:span text:style-name="T520">P</text:span>aling <text:span text:style-name="T520">A</text:span>wal.</text:p>
        </text:list-item>
        <text:list-item>
          <text:p text:style-name="P103"><text:span text:style-name="T298">Meskipun segala segala sebab yang diperlukan bagi adanya </text:span><text:span text:style-name="T521">akibat</text:span><text:span text:style-name="T298"> telah dihadirkan, namun </text:span><text:span text:style-name="T521">akibat</text:span><text:span text:style-name="T298"> tersebut tidak selalu muncul seperti yang diharapkan. Sebaliknya, sesuatu bisa saja terjadi dan hadir keberadaannya tanpa adanya sebab yang bisa kita kenal dan kita pahami. Juga, penyebab yang sama tidak selalu menimbulkan </text:span><text:span text:style-name="T522">akibat</text:span><text:span text:style-name="T298"> yang sama. Inilah sebabnya beberapa ilmuwan menolak </text:span>kausalitas sebagai cara menjelaskan berbagai hal dan peristiwa.</text:p>
        </text:list-item>
        <text:list-item>
          <text:p text:style-name="P104">Di antara berbagai sebab, manusia adalah yang paling mampu dan paling menonjol, karena kita dibedakan oleh adanya kecerdasan, <text:s/>kesadaran, tekad, dan banyak kemampuan lain serta indra luar dan dalam serta perasaan. Namun kita masih saja sangat lemah dan tidak berdaya di mana bahkan sebuah mikroba dapat menimbulkan sakit yang teramat sangat bagi kita. <text:span text:style-name="T357">Jika bahkan kita tidak memiliki </text:span><text:span text:style-name="T369">peran dalam </text:span><text:span text:style-name="T357">kehadiran kita </text:span><text:span text:style-name="T369">hingga menjadi ada</text:span><text:span text:style-name="T357">, dan bahkan tidak memiliki kendali terhadap kerja dalam tubuh kita, </text:span><text:span text:style-name="T370">apakah mungkin ada </text:span><text:span text:style-name="T357">sebab lainnya </text:span><text:span text:style-name="T370">yang </text:span><text:span text:style-name="T371">memiliki</text:span><text:span text:style-name="T357"> suatu kreativitas?</text:span></text:p>
        </text:list-item>
        <text:list-item>
          <text:p text:style-name="P105">Kaum materialis <text:span text:style-name="T525">menggunakan</text:span> <text:span text:style-name="T523">keterkaitan</text:span> <text:span text:style-name="T524">dari</text:span> <text:span text:style-name="T527">beberapa </text:span><text:span text:style-name="T526">peristiwa</text:span> sebagai hubungan sebab dan akibat. Jika dua peristiwa <text:s/>hadir secara bersamaan, mereka akan membayangkan bahwa satu akan menyebabkan lainnya. <text:span text:style-name="T299">Untuk mengingkari adanya Sang Pencipta mereka akan mengemukakan pendapat semisal: “</text:span><text:span text:style-name="T8">air akan menyebabkan tanaman untuk tumbuh</text:span><text:span text:style-name="T299">.” </text:span><text:span text:style-name="T206">Mereka tidak pernah bertanya bagaimana air bisa mengetahui apa yang akan dikerjakan, dan bagaimana mengerjakannya, dan bagaimana ini bisa menghasilkan itu, dan apa kualitas yang dimilikinya sehingga mengakibatkan tanaman menjadi tumbuh?</text:span></text:p>
        </text:list-item>
      </text:list>
      <text:p text:style-name="P33"><text:span text:style-name="T105">A</text:span><text:span text:style-name="T34">pakah air memiliki pengetahuan dan kekuatan untuk menumbuhkan tanaman? Apakah ia mengetahui hukum atau sifat-sifat dari pembentukan tanaman? Jika menghubungkan pertumbuhan tanaman dengan hukum yang ada di alam, apakah mereka bisa mengetahui bagaimana membentuk tanaman tersebut? Terdapat pengetahuan tertentu, keinginan, dan kekuatan <text:s/>yang diperlukan untuk membuat bahkan hal yang paling kecil. Dengan de</text:span><text:soft-page-break/><text:span text:style-name="T34">mikian, bukankah Sesuatu yang memiliki pengetahuan yang </text:span><text:span text:style-name="T132">teramat</text:span><text:span text:style-name="T34"> luas, dan memiliki keinginan dan kekuasaan yang mutlak, diperlukan untuk menciptakan alam semesta yang ajaib, menakjubkan serta sangat rumit, di mana kita hanya memiliki pengetahuan yang sangat sedikit terhadapnya. </text:span></text:p>
      <text:p text:style-name="P34">Tinjau sekuntum bunga. Dari mana keindahannya berasal, siapa yang merancang hubungan antara ia dengan indra penciuman kita, serta penglihatan dan kemampuan <text:span text:style-name="T527">kita </text:span>untuk memaknai? Dapatkah sebuah bibit, tanah atau cahaya matahari, yang mana semuanya tidak memiliki kesadaran, kekuasaan, atau keinginan bahkan hanya untuk membuat sekuntum bunga, apalagi untuk membuatnya terlihat indah? Dapatkah kita, beserta planet ini sebagai <text:span text:style-name="T528">satu-satunya</text:span> yang <text:span text:style-name="T528">memiliki kesadaran dan pengetahuan</text:span>, bisa membuat sekuntum bunga? Sekuntum bunga hanya bisa hadir jika seluruh alam semesta sudah hadir lebih dulu. Untuk menghasilkan sekuntum bunga, dengan demikian, seseorang harus bisa menciptakan seluruh alam semesta. Dengan kata lain, <text:s/>penciptanya harus memiliki kekuasaan, serta pengetahuan, dan kehendak yang mutlak. Semua ini hanya bisa dikaitkan dengan Allah semata. </text:p>
      <text:p text:style-name="P35">Materi Dan Peluang</text:p>
      <text:p text:style-name="P36">Dalil kita terhadap hukum dan sebab di alam <text:span text:style-name="T300">yang sifatnya hadir <text:s/>dengan sendiri, tercukupi dengan sendirinya, dan bahkan pada tahap tertentu abadi, bisa dibenarkan bagi pandangan yang menganggap bahwa kreativitas berasal dari peluang dan materi. </text:span></text:p>
      <text:p text:style-name="P37">Entah itu didefinisikan berdasarkan prinsip-prinsip fisika klasik atau fisika moderen, materi tentu saja bisa berubah dan rentan terhadap pengaruh dari luar. Jadi itu tidak mungkin bersifat abadi atau muncul dengan sendirinya. <text:s/>Juga, karena materi buta dan tuli, tidak bernyawa dan bodoh, tidak memiliki kekuatan dan tidak memiliki kesadaran, bagaimana mungkin itu bisa menjadi asal bagi pengetahuan, kekuatan, dan kesadaran? <text:span text:style-name="T372">Sesuatu tidak bisa menerapkan ke yang lain apa yang tidak dimilikinya sendiri. </text:span></text:p>
      <text:p text:style-name="P38">Ada begitu melimpah bukti tentang susunan, organisasi, dan harmoni yang memiliki tujuan di alam <text:span text:style-name="T301">yang sama sekali tidak <text:s/>masuk akal untuk dianggap sebagai kemungkinan atau kebetulan sebagai penyebabnya. Sebagai contoh, tubuh manusia tersusun dari satu juta protein. Kemungkinan bagi sebuah protein untuk terjadi secara kebetulan adalah sangat kecil. Tanpa kehadiran sesuatu yang lebih cenderung akan keberadaannya dan kemudian menciptakannya; siapa yang memiliki pengetahuan yang mutlak </text:span><text:soft-page-break/><text:span text:style-name="T301">dan menyeluruh untuk bisa mengatur hubungannya dengan protein-protein lain, sel-sel, dan seluruh bagian dari tubuh; dan menempatkannya pada tempat yang seharusnya, <text:s/>sebuah protein bisa saja tidak eksis. Sains hanya bisa menempuh jalurnya yang benar hanya ketika para pelakunya mengakui bahwa Allah yang satu sebagai pencipta segala sesuatu. </text:span></text:p>
      <text:p text:style-name="P39">Eksperimen sederhana berikut bisa membantu kita untuk memahami dalil yang penting ini: </text:p>
      <text:p text:style-name="P39">Overbeck dan rekan kerjanya di Baylor College of Medicine di Houston sedang berusaha untuk mempraktikkan terapi genetik dengan melihat apakah mereka bisa mengubah tikus albino menjadi tikus berwarna. Para peneliti berusaha menyuntikkan gen yang sangat penting <text:span text:style-name="T302">bagi produksi melanin ke dalam sebuah sel dari embrio tikus albino. Mereka kemudian memberi roti pada anak-anak tikus yang dihasilkan, di mana setengahnya membawa gen pada satu bagian kromosom dari tiap pasang kromosom. <text:s/>Dengan menerapkan teori Mendel tentang reproduksi akan diperoleh bahwa sekitar seperempat dari cucunya akan membawa gen pada kedua kromosom atau bersifat homozigot, atau dalam bahasa genetik haruslah berwarna. </text:span></text:p>
      <text:p text:style-name="P40">Namun sang tikus tidak pernah memiliki kesempatan untuk memperoleh warna. <text:s/>“<text:span text:style-name="T9">Hal yang pertama teramati adalah</text:span><text:span text:style-name="T303">,</text:span>” <text:span text:style-name="T303">kata Overbeck, “</text:span><text:span text:style-name="T9">terjadi kematian pada cucu-cucu dari tikus hingga 25% seminggu setelah mereka dilahirkan.</text:span><text:span text:style-name="T303">” Penjelasannya adalah: </text:span></text:p>
      <text:p text:style-name="P41">Gen-gen melanin yang disuntikkan ke dalam embrio tikus albino ternyata memasukkan dirinya pada <text:span text:style-name="T304">gen-gen yang sama sekali tidak berhubungan. Rantai DNA yang tidak biasa yang muncul di tengah-tengah dari gen merusakkan kemampuan dari gen tersebut untuk membuatnya bisa dibaca. Terkadang, ginjal dan pankreas juga rusak, dan sepertinya kerusakannya lah yang menjadi sebab bagi terbunuhnya tikus-tikus. </text:span></text:p>
      <text:p text:style-name="P42"><text:span text:style-name="T305">Overbeck dan rekannya sudah berhasil menemukan lokasi gen pada kromosom tikus dan kemudian berusaha menjabarkan strukturnya. Itu akan memberikan mereka informasi mengenai struktur dari protein yang disimpan </text:span><text:span text:style-name="T513">di </text:span><text:span text:style-name="T305">dalam gen, bagaimana protein itu bekerja, </text:span><text:span text:style-name="T513">serta kapan </text:span><text:span text:style-name="T305">dan <text:s/>di mana itu dihasilkan saat gen kemudian </text:span><text:span text:style-name="T513">dimunculkan atau terlihat (Pen. sisi fenotifnya)</text:span><text:span text:style-name="T305">, apakah gen muncul di seluruh bagian <text:s/>tubuh, atau hanya di bagian kiri saja atau di bagian kanan saja dari embrio yang bersangkutan. Overbeck </text:span><text:span text:style-name="T513">bertanya-tanya</text:span><text:span text:style-name="T305">, “dan kapan gen itu dimunculkan?” </text:span></text:p>
      <text:p text:style-name="P43">Pertanyaan ini kemudian membawa Overbeck kepada sebuah eksperi<text:soft-page-break/>men mengenai transfer gen. “Kami pikir terdapat setidaknya 100 ribu gen,” katanya, “jadi kemungkinan ini terjadi berada dalam satu di antara 100 ribu.” </text:p>
      <text:p text:style-name="P44"><text:span text:style-name="T357">Harus membutuhkan ribuan uji coba, dengan demikian ribuan pula tikus, agar eksperimen tersebut bisa berhasil. Akan tetapi tidak ada uji coba seperti itu di alam.</text:span> Setiap pohon yang ditempatkan di tanah kemudian bertunas dan menghasilkan pohon, kecuali ada yang mencegah itu terjadi. Demikian pula, embrio dalam kandungan tumbuh menjadi makhluk hidup yang sadar yang dilengkapi dengan kemampuan spiritual dan kemampuan intelektual. </text:p>
      <text:p text:style-name="P45">Tubuh manusia merupakan sebuah keajaiban bagi kesimetrisan dan ketidaksimetrisan. Ilmuwan mengetahui bagaimana itu berkembang di kandungan. Apa yang tidak mereka pahami adalah bagaimana <text:span text:style-name="T306">partikel-partikel penyusunnya bisa mencapai embrio dan membedakan mana kiri dan mana kanan, bisa menentukan tempat tertentu pada organ, memasukkan dirinya di tempat yang sesuai, dan memahami hubungan yang begitu kompleks serta kebutuhan dari setiap sel dan organ. </text:span><text:span text:style-name="T373">Proses ini begitu kompleksnya sehingga jika sebuah partikel yang dibutuhkan oleh pupil mata bagian kanan tiba-tiba sampai di telinga, maka embrio akan rusak dan kemudian mati. </text:span></text:p>
      <text:p text:style-name="P46">Sebagai tambahan, segala makhluk hidup terbuat dari unsur-unsur yang sama pada tanah, udara, dan air. <text:span text:style-name="T307">Mereka sangat mirip satu sama lain dalam hubungannya dengan organ-organ dan anggota-anggota tubuhnya. Dan mereka sangat unik seluruhnya dalam kaitannya dengan kelengkapan tubuh, karakteristik, kehendak, dan ambisi. Kekhasan ini sangat bisa diandalkan sehingga kamu bisa langsung diidentifikasi secara pasti hanya dengan sidik jarimu. </text:span></text:p>
      <text:p text:style-name="P47">Bagaimana kita bisa menjelaskan ini? Ada dua alternatif: bisa jadi tiap partikel membawa pengetahuan, kehendak, dan kekuasaan yang tidak terbatas; atau Sesuatu yang memiliki pengetahuan, kehendak, dan kekuasaan tersebut yang menciptakan dan mengatur setiap partikel. <text:s/><text:span text:style-name="T308">Akan tetapi jauh ke belakang kita pergi dalam usaha <text:s/>mengubungkannya dengan sebab dan akibat dan keturunan, maka kedua penjelasan ini masih valid. </text:span></text:p>
      <text:p text:style-name="P48">Bahkan jika keberadaan alam semesta dihubungkan dengan sesuatu yang bukan Allah (misalnya evolusi, sebab akibat, alami, materi, atau peluang dan keharusan), kita tidak bisa mengingkari satu fakta: segala sesuatu menunjukkan, meskipun itu hadir dan bertahan dan mati, pengeta<text:soft-page-break/>huan yang mencakup segala hal serta kekuasaan dan kehendak yang mutlak. Seperti yang kita lihat pada eksperimen Overbeck, satu saja gen yang salah tempat atau salah arah akan mengakibatkan kekacauan atau bahkan bisa mengakhiri kehidupan. Saling terhubungnya segala hal, mulai dari galaksi sampai atom, adalah kenyataan di mana setiap <text:span text:style-name="T309">entitas </text:span>masuk ke dalamnya dan mengetahui fungsi dan tempatnya yang unik. </text:p>
      <text:p text:style-name="P49">Apakah ada pertunjukan yang lebih bagus bagi keberadaan dan pelaksanaan secara bebas dari pengetahuan yang mencakup segala hal, serta kehendak dan keinginan yang mutlak, <text:span text:style-name="T310">di mana partikel-partikel yang memiliki susunan biokimia yang sama akan menghasilkan -- melalui pengaturan yang begitu halus dalam hubungannya satu sama lain -- <text:s/>entitas yang unik serta organisme? Apakah cukup memuaskan untuk menjelaskan ini pada keturunan dan kebetulan, mengingat bahwa penjelasan seperti itu akan bersandar pada Sesuatu yang memiliki pengetahuan yang luas, <text:s/>memiliki kekuasaan serta kehendak yang mutlak? </text:span></text:p>
      <text:p text:style-name="P50">Kita tidak boleh disesatkan oleh fakta yang nampak bahwa segala sesuatu terjadi berdasarkan suatu program, rencana atau proses tertentu. Hal semacam itu adalah tirai yang dihamparkan sepanjang alam semesta – sebuah rangkaian peristiwa yang terus bergerak. <text:span text:style-name="T311">Hukum alam bisa saja disimpulkan dari proses -proses</text:span> <text:span text:style-name="T312">ini, namun mereka sama sekali </text:span><text:span text:style-name="T529">tidak memiliki</text:span><text:span text:style-name="T312"> bentuk yang nyata. </text:span><text:span text:style-name="T363">Kecuali jika kita menghubungkannya dengan alam (atau pada materi atau kebetulan dan kemestian) apa yang seharusnya kita hubungkan dengan Sang penciptanya, maka kita harus menerima bahwa itu, pada hakikatnya dan kenyataannya, mekanisme pencetakan dan bukan mesin cetaknya, sebuah rancangan dan bukan sang perancang, penerima yang pasif dan bukan agen, aturan dan bukan sang pengatur, kumpulan hukum</text:span><text:bookmark text:name="kuning 1"/><text:span text:style-name="T363">- hukum yang hanya namanya saja dan bukan sebuah kekuasaan.</text:span><text:span text:style-name="T363"><text:note text:id="ftn1" text:note-class="footnote"><text:note-citation>1</text:note-citation><text:note-body><text:p text:style-name="P7">Anggap <text:s/>kamu memiliki sepuluh uang koin dan menandainya dari satu sampai sepuluh. Kemudian letakkan di dalam kantong mu dan kocok dengan baik. Kemudian ambillah <text:s/>dalam urutan dari 1 sampai 10, kembalikan masing-masing koin ke dalam kantongmu <text:s/>setiap masing-masing pengambilan. Peluang mu untuk mengambil koin no.1 adalah 1 dalam 10 (Pen. sepersepuluh). Peluang mu mengambil 1 dan 2 secara berurutan adalah 1 dalam 100 (Pen. seperseratus). Peluang mu untuk mengambil 1, 2, dan 3 secara berurutan adalah 1 dalam seribu (Pen. seperseribu). Peluang mu untuk mengambil 1, 2, 3, 4 secara berurutan adalah 1 dalam 10 ribu (Pen. sepersepuluh ribu) dan seterusnya, hingga peluang mu untuk mengambil No. 1 hingga No. 10 secara berurutan akan mencapai pada nilai yang tidak masuk akal yakni satu peluang dalam 10 miliar. </text:p></text:note-body></text:note></text:span></text:p>
      <text:p text:style-name="P51"><text:soft-page-break/>Untuk memahami secara lebih baik mengapa ini <text:span text:style-name="T313">tidak memiliki bagian pada keberadaan, mari kita telaah tujuan, harmoni, dan saling ketergantungan pada ciptaan dengan mengamati fakta yang sederhana. Sekali lagi, Marrison menarik perhatian kita kepada beberapa hal berikut: </text:span></text:p>
      <text:p text:style-name="P52">Bola bumi sekarang sudah bisa dijelaskan dengan dimensinya yang permanen dan masanya sudah bisa ditentukan. <text:s/>Kecepatannya dalam mengorbit mengelilingi matahari bisa dikatakan tidak berubah. Rotasi pada sumbunya sudah ditentukan secara akurat di mana adanya variasi dalam detik dalam satu abad akan mengacaukan perhitungan astronomi. <text:span text:style-name="T314">Andaikan bola bumi lebih besar atau lebih kecil, atau andaikan kecepatannya sedikit berbeda, maka itu akan lebih jauh atau lebih dekat dengan matahari, dan kondisi ini akan berpengaruh terhadap kehidupan segala jenis makhluk, termasuk manusia. </text:span></text:p>
      <text:p text:style-name="P53">Bumi berputar pada porosnya dalam dua puluh empat jam atau dalam laju <text:span text:style-name="T316">seribu</text:span> juta mil per jam. <text:span text:style-name="T315">Anggap </text:span><text:span text:style-name="T375">ia</text:span><text:span text:style-name="T315"> berputar dengan kecepatan ratusan mil per jam. Mengapa tidak? Maka siang dan malam kita akan sepuluh kali lebih lama dari sekarang. Maka panasnya musim panas akan membakar tumbuh-tumbuhan di setiap hari yang panas dan setiap tunas akan membeku di malam hari. Matahari, yang menjadi sumber kehidupan, memiliki suhu permukaan sekitar 12 ribu derajat Fahrenheit, dan bumi kita berada pada posisi cukup jauh sehingga “api abadi” ini bisa cukup menghangatkan namun tidak terlalu panas. Jika suhu rata-rata di bumi berubah cukup drastis hingga lima puluh derajat <text:s/>secara rata-rata tiap tahun, maka semua tumbuh-tumbuhan akan mati, dan manusia akan terpanggang dan membeku bersamanya. Bumi mengorbit matahari dengan laju delapan belas mil per detik. Jika laju revolusi katakanlah enam atau <text:s/>empat puluh mil per detik, maka kita akan terlalu jauh atau terlalu dekat dengan matahari sehingga tidak mungkin bentuk kehidupan kita bisa hadir.</text:span></text:p>
      <text:p text:style-name="P65">Bumi miring pada sudut 23 derajat. Ini memberikan kita <text:span text:style-name="T530">perubahan </text:span>musim. Jika itu tidak dimiringkan, maka kutub-kutub akan berada dalam senja yang abadi. Air yang menguap di samudra akan akan berpindah ke utara dan selatan, akan menghadirkan benua-benua yang penuh dengan es dan menyisakan gurun antara khatulistiwa dan es. </text:p>
      <text:p text:style-name="P54">Bulan berada pada jarak <text:s/>240 ribu mil, maka pasang surut terjadi dua kali sehari yang menjadi penanda kehadirannya. Pasang bisa terjadi sampai ketinggian 50 kaki pada beberapa tempat, dan bahkan kerak bumi mengalami kelengkungan dua kali sehari <text:span text:style-name="T317">akibat tarikan dari bulan. Jika </text:span><text:soft-page-break/><text:span text:style-name="T317">bulan kita katakanlah 50 ribu mil jauhnya alih-alih berada pada jaraknya yang sekarang, maka pasang yang terjadi akan begitu dahsyatnya sehingga dalam dua kali sehari maka daerah-daerah yang rendah pada setiap benua akan berada di bawah air yang <text:s/>menghempas dengan kencang bahkan gunung-gunung akan mengalami pengikisan, <text:s/>dan mungkin saja tidak ada benua yang akan muncul dari kedalaman </text:span><text:span text:style-name="T530">dengan</text:span><text:span text:style-name="T317"> cepat </text:span><text:span text:style-name="T530">sehingga </text:span><text:span text:style-name="T317">bisa hadir saat ini. Bumi akan diguncang dengan kekacauan dan gelombang pasang di udara akan menghasilkan topan yang begitu dahsyat setiap hari. </text:span></text:p>
      <text:p text:style-name="P55">Jika kerak bumi memiliki ketebalan 10 kaki, maka tidak akan ada oksigen, sehingga kehidupan binatang tidak akan mungkin; dan jika samudra <text:span text:style-name="T531">lebih dalam beberapa kaki</text:span>, maka karbon dioksida dan oksigen akan diserap dan kehidupan tumbuh-tumbuhan di permukaan tanah tidak akan dimungkinkan. Jika atmosfer lebih tipis, maka beberapa dari meteor yang sekarang terbakar pada bagian luarnya hingga jutaan per harinya akan menimpa seluruh bagian dari permukaan bumi. </text:p>
      <text:p text:style-name="P56"><text:span text:style-name="T318">Oksigen biasanya terkandung dalam jumlah 21 persen di atmosfer. Sementara seluruh atmosfer sendiri akan menekan permukaan bumi kira-kira sekitar 15 pound </text:span><text:s/><text:span text:style-name="T319">dalam setiap inci persegi pada ketinggian di atas permukaan laut. Oksigen yang hadir di atmosfer merupakan bagian dari tekanan ini, dengan tekanan sebesar tiga pound tiap inci persegi. Sementara sisa oksigen terkunci dalam bentuk senyawa di kerak bumi dan juga menjadi penyusun dari 8/10 air di seluruh dunia. Oksigen adalah nyawa bagi kehidupan untuk setiap binatang darat dan untuk tujuan ini oksigen tidak bisa diperoleh kecuali melalui atmosfer. </text:span></text:p>
      <text:p text:style-name="P57">Pertanyaan muncul <text:span text:style-name="T320">bagaimana senyawa kimia yang aktif ini menghindari penggabungan (dengan unsur lain) dan tersisa di atmosfer dalam proporsi yang tepat yang dibutuhkan bagi kehadiran segala makhluk hidup. Jika misalnya, sebagai contoh, alih-alih 21 persen, jumlahnya adalah 50 persen atau lebih di atmosfer, maka setiap substansi kimia yang bisa terbakar di dunia ini akan begitu mudah terbakar hingga pada taraf sebuah sambaran petir yang menghantam pohon akan memicu kebakaran hutan, yang akan memicu ledakan... Jika oksigen bebas, yang mana merupakan satu dari banyak jutaan senyawa kimia di bumi, diserap, maka kehidupan binatang akan musnah. </text:span></text:p>
      <text:p text:style-name="P58">Ketika manusia bernapas, dia akan menarik oksigen, yang kemudian diambil oleh darah dan disalurkan ke seluruh tubuh. <text:span text:style-name="T321">Oksigen ini akan membakar makanan di setiap sel dengan sangat lambat pada temperatur </text:span><text:soft-page-break/><text:span text:style-name="T321">yang cukup rendah, akan tetapi menghasilkan karbon dioksida dan uap air, sehingga ketika seorang manusia bernapas seperti tungku panasnya, maka ada penjelasan yang menarik di situ. Karbon dioksida kemudian keluar dari paru-parunya dan tidak dapat dihirup kecuali dalam jumlah yang kecil. Kemudian itu akan membuat paru-paru melakukan tindakan berikutnya dan kemudian dalam helaan napas yang berikutnya membuang semua karbon dioksida ke atmosfer. Jadi semua kehidupan binatang <text:s/>menyerap oksigen dan membuang karbon dioksida. Lebih jauh lagi oksigen sangat penting bagi kehidupan karena pengaruhnya terhadap senyawa lainnya <text:s/>dalam darah atau pada tempat lainnya di tubuh, di mana tanpanya maka kehidupan akan berhenti. </text:span></text:p>
      <text:p text:style-name="P59">Di lain pihak, seperti yang sudah diketahui, semua <text:span text:style-name="T322">kehidupan </text:span>tanaman sangat bergantung <text:span text:style-name="T322">pada sebagian kecil dari karbon dioksida yang ada di atmosfer di <text:s/>mana – katakanlah begitu – ia bernapas. Untuk menyatakan reaksi fotosintesis yang begitu kompleks dengan cara yang sesederhana mungkin, daun dari pepohonan bertindak sebagai paru-parunya dan memiliki tenaga (daya) ketika terdapat sinar matahari sehingga bisa memisahkan karbon dioksida menjadi karbon dan oksigen. Dengan kata lain, oksigen dilepaskan dan karbon dipertahankan dan digabungkan dengan hidrogen pada air yang diangkut oleh akar dari tanaman. Dengan reaksi kimia yang menakjubkan, dari unsur-unsur ini akan dihasilkan gula, selulosa dan banyak senyawa kimia lainnya yang kemudian membentuk buah, <text:s/>dan bunga <text:s/>[semuanya memiliki keharuman yang berbeda, rasa, warna dan bentuk, yang sesuai dengan jenis pohon yang ditanam. Dapatkah perbedaan yang begitu banyak ini disebabkan oleh informasi yang ada pada bibit tanaman, yang buta, bodoh, dan tidak sadar?]. Tanaman memberi makan dirinya sendiri dan kemudian menghasilkan cukup makanan untuk memberi makan semua jenis binatang yang ada di permukaan bumi. Pada saat yang bersamaan, tanaman juga mengeluarkan oksigen untuk kita hirup yang mana tanpanya hidup akan berakhir dalam lima menit. Jadi semua tanaman, hutan, rumput, lumut, dan semua kehidupan tumbuhan lainnya, membentuk kehidupannya dari karbon dan air. Binatang mengeluarkan karbon dioksida dan tanaman mengeluarkan oksigen. Jika pertukaran ini tidak terjadi, maka kemungkinannya adalah semua kehidupan binatang dan tanaman akan menggunakan seluruh dari oksigen atau seluruh karbon dioksida, sehingga keseimbangan akan menjadi kacau, di mana satunya menjadi layu atau mati sementara yang lainnya akan mengikuti. </text:span></text:p>
      <text:p text:style-name="P60"><text:soft-page-break/>Hidrogen harus dimasukkan, meskipun kita tidak <text:span text:style-name="T323">bernapas dengan itu. Tanpa hidrogen maka air tidak akan ada, dan kandungan air pada binatang dan tanaman secara mengejutkan sangat besar, dan benar-benar diperlukan. Oksigen, hidrogen, dan karbon dioksida, dan karbon, secara sendiri-sendiri dan dalam hubungannya dengan unsur lainnya, merupakan unsur paling penting bagi kehidupan biologi. Semuanya adalah yang paling penting pada mana kehidupan bergantung. </text:span></text:p>
      <text:p text:style-name="P61">Kita menumpahkan berbagai macam bahan kimia ke dalam laboratorium sistem pencernaan, <text:span text:style-name="T324">yang merupakan laboratorium terbesar di dunia yang sama sekali tidak peduli terhadap apa yang kita masukkan ke dalamnya, di mana bergantung pada apa yang dianggap sebagai proses otomatis yang menjaga kita tetap hidup. Ketika makanan sudah dipecahkan dan kemudian dipersiapkan, mereka kemudian diantarkan terus menerus kepada masing-masing dari miliaran sel-sel – yang jumlahnya lebih besar ketimbang jumlah manusia yang ada </text:span><text:span text:style-name="T532">di </text:span><text:span text:style-name="T324">permukaan bumi. Pengantaran kepada setiap sel-sel haruslah tetap, dan hanya senyawa yang diperlukan oleh tiap-tiap sel </text:span><text:span text:style-name="T532">yang</text:span><text:span text:style-name="T324"> merubahnya menjadi tulang, kuku, otot, rambut, mata, dan gigi, akan diambil oleh sel yang sesuai. Di sini laboratorium kimia akan menghasilkan lebih banyak senyawa ketimbang laboratorium apapun yang telah diciptakan oleh kecerdasan manusia. Di sini sistem pengantaran lebih besar dibandingkan metode apapun dalam transportasi atau distribusi yang sudah dikenal oleh dunia, semuanya dilakukan dengan urutan yang sempurna. Dari sejak kecil, hingga mencapai katakanlah </text:span><text:span text:style-name="T533">usia</text:span><text:span text:style-name="T324"> lima puluh tahun, laboratorium ini tidak pernah mengalami kesalahan yang berarti, walaupun senyawa yang ditanganinya bisa saja berasal dari jutaan jenis yang berbeda dari molekul dan banyak di antaranya yang mematikan. Ketika saluran pendistribusian tiba-tiba saja menjadi lamban karena penggunaan yang lama maka kita akan merasakan kemampuan yang melemah <text:s/>yang menandakan usia yang sudah menua. </text:span></text:p>
      <text:p text:style-name="P62">Ketika makanan yang tepat diserap oleh tiap sel, maka itu tetap adalah sebatas makanan <text:span text:style-name="T534">yang tepat</text:span>. <text:span text:style-name="T325">Proses yang ada di sel sekarang menjadi </text:span><text:span text:style-name="T535">suatu</text:span><text:span text:style-name="T325"> bentuk dari pembakaran, yang menjadi sebab bagi panas di seluruh tubuh. Kamu tidak akan bisa melakukan pembakaran tanpa adanya pemantik. Api harus dinyalakan, <text:s/>dan jadi [kamu dibekali dengannya] sebuah </text:span><text:span text:style-name="T535">percampuran </text:span><text:span text:style-name="T325">kimia yang </text:span><text:span text:style-name="T535">kemudian </text:span><text:span text:style-name="T325">memicu api yang terkendali bagi oksigen, hidrogen, dan karbon pada makanan di tiap sel, sehingga menghasilkan panas yang dibutuhkan dan, seperti halnya bentuk api lain</text:span><text:soft-page-break/><text:span text:style-name="T325">nya, menghasilkan uap air dan karbon dioksida. Karbon dioksida kemudian diangkut oleh darah ke paru-paru, dan di sana itu adalah suatu hal yang membuat mu menarik napas mu agar tetap hidup. Setiap <text:s/>orang akan menghasilkan sekitar dua pound karbon dioksida sehari, namun dengan proses yang menakjubkan bisa mengeluarkannya. Setiap binatang akan mencerna makanan, dan setiap makanan tersebut akan memiliki rumus kimia tertentu yang dibutuhkan oleh tiap individu. Bahkan dalam satu menit rincian senyawa kimia </text:span><text:span text:style-name="T535">yang menjadi penyusun pada</text:span><text:span text:style-name="T325"> darah, akan berbeda di setiap spesies. Di sana, </text:span><text:span text:style-name="T536">dengan demikian, </text:span><text:span text:style-name="T325">akan terjadi proses pembentukan khusus untuk </text:span><text:span text:style-name="T536">masing-masing</text:span><text:span text:style-name="T325"> spesies itu. </text:span></text:p>
      <text:p text:style-name="P63">Dalam kasus infeksi oleh kuman yang berbahaya, sistem juga akan terus mempertahankan pasukannya untuk menghadapinya, dan biasanya mampu mengatasinya dan melindungi struktur keseluruhan dari manusia <text:span text:style-name="T326">dari kematian dini. Tidak ada satupun kombinasi yang ajaib seperti itu bisa mengambil tempat dalam lingkungan mana pun tanpa adanya kehidupan. Dan semua ini dilakukan dengan </text:span><text:span text:style-name="T537">keteraturan</text:span><text:span text:style-name="T326"> yang sempurna, dan </text:span><text:span text:style-name="T537">keteraturan</text:span><text:span text:style-name="T326"> tentu saja berlawanan dengan kebetulan. </text:span></text:p>
      <text:p text:style-name="P64">Apakah ini menghendaki dan <text:span text:style-name="T538">menandakan</text:span> pada Sesuatu yang mengetahui segala <text:s/>urusan kira secara menyeluruh, beserta lingkungannya dan mekanisme yang ada di tubuh. Sesuatu yang mengetahui segala hal dan melakukan apa yang dikehendakinya. <text:span text:style-name="T327">Dalam kata-kata Morrison: “</text:span><text:span text:style-name="T23">tujuan merupakan hal yang paling dasar dalam segala hal, dari hukum yang mengatur seluruh alam semesta sampai pada kombinasi atom yang mempertahankan kehidupan kita. Atom dan molekul pada makhluk hidup akan melakukan hal-hal yang ajaib dan melakukan mekanisme yang menakjubkan, akan tetapi mekanisme tersebut sama sekali tidak berguna, kecuali adanya kecerdasan yang membuat mereka dalam pergerakan dengan tujuan tertentu. <text:s/>Ada </text:span><text:span text:style-name="T24">Kecerdasan yang mengarahkannya </text:span><text:span text:style-name="T23">yang tidak bisa dijelaskan oleh sains, dan sains tidak bisa mengatakan bahwa itu murni bersifat material.</text:span><text:span text:style-name="T327">” </text:span></text:p>
      <text:h text:style-name="P73" text:outline-level="2">Mengapa Allah Menciptakan Hukum Alam dan Sebab-<text:span text:style-name="T539">Sebab</text:span></text:h>
      <text:p text:style-name="P66">Pada kehidupan yang berikutnya, <text:span text:style-name="T540">alam</text:span> bagi kekuasaan Allah, maka Allah akan melaksanakan kehendaknya secara langsung. Karena tidak ada “sebab” maka segala hal akan terjadi secara spontan. <text:span text:style-name="T328">Akan tetapi di sini, dalam dunia yang penuh </text:span><text:span text:style-name="T541">kebijaksanaan</text:span><text:span text:style-name="T328">, maka nama Allah yang <text:s/>maha bi</text:span><text:soft-page-break/><text:span text:style-name="T328">jaksana menghendaki kekuasaannya Allah untuk bertindak di balik tirai sebab-</text:span><text:span text:style-name="T542">sebab</text:span><text:span text:style-name="T328"> dan hukum-</text:span><text:span text:style-name="T543">hukum</text:span><text:span text:style-name="T328"> untuk beberapa alasan, beberapa di antaranya adalah sebagai berikut: </text:span></text:p>
      <text:list xml:id="list3091274631" text:style-name="L12">
        <text:list-item>
          <text:p text:style-name="P84"><text:span text:style-name="T329">Dua hal yang saling bertentangan selalu hadir bersamaan di dunia </text:span><text:span text:style-name="T544">ini</text:span><text:span text:style-name="T329">: kebenaran dan kepalsuan, cahaya dan kegelapan, baik dan jahat, dan seterusnya. Karena kecenderungan kita sebagai manusia menuju pada baik dan buruk, kita akan diuji untuk melihat apakah kita akan menggunakan atau tidak </text:span><text:span text:style-name="T288">akal</text:span><text:span text:style-name="T329"> kita serta kemampuan lainnya pada jalan yang benar dan baik.</text:span><text:span text:style-name="T358"> Kebijaksanaan Allah menghendaki bahwa sebab-sebab dan hukum-hukum harus menutupi pelaksanaan dari Kehendak Allah. Jika Allah mau, maka bisa saja dia menggerakkan planet-planet dengan “tangan-Nya” dalam cara yang bisa kita lihat, atau bisa saja mengaturnya dengan perantaraan malaikat-malaikat yang bisa terlihat. Jika ini yang terjadi, maka kita tidak harus membicarakan tentang hukum-hukum dan sebab-sebab yang terlibat. Untuk menyampaikan perintah-perintah-Nya, bisa saja dia berbicara dengan setiap orang secara langsung, tanpa harus mengutus para Nabi. Untuk membuat kita percaya pada keberadaan-Nya dan keesaan-Nya, maka dia bisa saja menulis nama-Nya pada bintang dan langit. Namun kehadiran kita di dunia ini tidak lagi menjadi tempat ujian bagi hamba-hamba-Nya. Sebagai hasil dari ujian ini, sejak kehadiran Nabi Adam dan Hawa, baik dan buruk mengalir di dunia ini ke dunia berikutnya untuk mengisi pengelompokan pada surga dan neraka.</text:span></text:p>
        </text:list-item>
        <text:list-item>
          <text:p text:style-name="P85"><text:span text:style-name="T330">Seperti cermin yang terdiri dari dua sisi, keberadaan memiliki dua segi atau dimensi: satu yang nampak dan bersifat kebendaan (material), </text:span><text:span text:style-name="T545">alam</text:span><text:span text:style-name="T330"> </text:span><text:span text:style-name="T289">bagi pertentangan</text:span><text:span text:style-name="T330">, dan (pada banyak kasus) </text:span><text:span text:style-name="T545">ketidaksempurnaan</text:span><text:span text:style-name="T330">; dan </text:span><text:span text:style-name="T546">alam</text:span><text:span text:style-name="T330"> spiritual yang sifatnya transparan, murni dan sempurna. Di sana bisa </text:span><text:span text:style-name="T547">s</text:span><text:span text:style-name="T330">aja ada bahkan memang ada kejadian dan fenomena pada dimensi material yang tidak kita suka.</text:span><text:span text:style-name="T364"> Mereka yang tidak pernah merasakan kebijaksanaan Allah di balik segala sesuatu bisa saja mengkritik Allah yang <text:s/>maha suci untuk kejadian dan fenomena tersebut. Untuk mencegah hal tersebut, Allah membuat hukum-hukum dan sebab-sebab di alam sebagai tirai dari tindakan-Nya. <text:s/></text:span><text:span text:style-name="T332">Sebagai contoh agar kita tidak akan mengkritik Allah atau malaikat pencabut nyawa menjadi sebab bagi kematian kita atau orang lain, Allah menciptakan penyakit atau bencana alam (di antara sebab-sebab lainnya) antara diri-Nya </text:span><text:span text:style-name="T354">dengan </text:span><text:span text:style-name="T332">kematian.</text:span></text:p>
        </text:list-item>
      </text:list>
      <text:p text:style-name="P67"><text:span text:style-name="T332">K</text:span><text:span text:style-name="T331">arena ketidaksempurnaan yang hakiki pada dunia ini, maka kita akan merasakan banyak kekurangan dan kesusahan. <text:s/>Menjadi sebuah kemutla</text:span><text:soft-page-break/><text:span text:style-name="T331">kan, bahwa setiap kejadian dan fenomena adalah baik pada hakikatnya dan pada akibat yang ditimbulkan. </text:span><text:span text:style-name="T333">Kapanpun Allah bertindak dan menetapkan sesuatu </text:span><text:span text:style-name="T334">adalah pasti baik, indah, dan adil. Ketidakadilan, kejelekan, <text:s/>dan kejahatan adalah nampak dari luarnya dan hanya sepintas, dan berangkat dari kesalahan dan penyelewengan manusia. </text:span><text:span text:style-name="T335">Sebagai contoh, seorang hakim bisa saja memutuskan perkara kita secara tidak adil, tapi kita harus tahu bahwa takdir membolehkan hal tersebut karena adanya kejahatan yang </text:span><text:span text:style-name="T338">tersembunyi</text:span><text:span text:style-name="T335"> yang pernah kita lakukan. Apapun yang menimpa kita </text:span><text:span text:style-name="T336">adalah akibat kesalahan </text:span><text:span text:style-name="T355">dan</text:span><text:span text:style-name="T336"> kejahatan yang pernah kita lakukan. <text:s/></text:span><text:span text:style-name="T337">Akan tetapi, mereka yang tidak mengerti akan kebijaksanaan Allah di balik setiap kejadian dan fenomena </text:span><text:span text:style-name="T339">akan menghubungkan apa yang nampak sebagai kejelekan dan kejahatan, ketidaksempurnaan dan cela, secara langsung kepada Allah, meskipun dia tidak memiliki cacat atau ketidaksempurnaan. </text:span></text:p>
      <text:p text:style-name="P68"><text:span text:style-name="T339">U</text:span><text:span text:style-name="T331">ntuk mencegah kesalahan tersebut, keagungan dan kebesaran-Nya menghendaki bahwa sebab-sebab dan hukum-hukum di alam untuk menutupi tindakan-Nya, sementara keimanan pada keesaan-Nya menginginkan bahwa setiap sebab-sebab dan hukum-hukum tersebut tidak bisa dihubungkan kepada segala sesuatu selain Allah. </text:span></text:p>
      <text:list xml:id="list2098733099" text:style-name="L13">
        <text:list-item>
          <text:p text:style-name="P107"><text:span text:style-name="T331">Jika Allah yang maha suci </text:span><text:span text:style-name="T353">(</text:span><text:span text:style-name="T33">al-Quddus</text:span><text:span text:style-name="T353">) </text:span><text:span text:style-name="T331">bertindak di sini secara langsung, maka kita tidak akan mungkin mengembangkan sains, bisa mengetahui kebahagiaan, dan bebas dari ketakutan dan kegelisahan. </text:span><text:span text:style-name="T340">Segala puji bagi Allah yang bekerja di balik sebab-sebab dan hukum-hukum di alam, maka kita dapat mengamati dan mempelajari pola dari setiap fenomena. </text:span><text:span text:style-name="T341">Selain itu, </text:span><text:span text:style-name="T342">setiap kejadian adalah sebuah keajaiban. </text:span><text:span text:style-name="T343">Aliran dan perubahan dari kejadian dan fenomena membuatnya bisa dipahami oleh kita, </text:span><text:span text:style-name="T344">dan membangkitkan keinginan kita untuk bertanya dan bercermin darinya, </text:span><text:span text:style-name="T345">yang merupakan faktor dasar dari sains. </text:span><text:span text:style-name="T346">Untuk alasan yang sama, hingga derajat tertentu kita bisa merencanakan dan mengatur segala urusan kita. </text:span><text:span text:style-name="T347">Apa jadinya hidup kita jika kita sama sekali tidak bisa memastikan apakah besok matahari akan bersinar atau tidak?</text:span></text:p>
        </text:list-item>
        <text:list-item>
          <text:p text:style-name="P107"><text:span text:style-name="T348">Siapapun yang memiliki </text:span><text:span text:style-name="T350">sifat-sifat</text:span><text:span text:style-name="T348"> seperti keindahan dan kesempurnaan </text:span><text:span text:style-name="T347"><text:s/></text:span><text:span text:style-name="T349">menginginkan untuk mengetahuinya <text:s/>dan membuatnya untuk diketahui. </text:span><text:span text:style-name="T350">Allah memiliki sifat-sifat </text:span><text:span text:style-name="T349"><text:s/></text:span><text:span text:style-name="T350">keindahan dan kesempurnaan <text:s/>dan tidak bergantung pada apapun dan tidak menginginkan apapun. </text:span><text:span text:style-name="T351">Dia memiliki cinta yang suci dan melebihi batas apapun, dan memiliki keinginan yang suci dalam mewujudkan keindahan-Nya dan kesempurnaan-Nya. </text:span><text:span text:style-name="T352">Jika dia mewujudkan nama</text:span><text:span text:style-name="T356">-nama</text:span><text:span text:style-name="T352"> dan sifat-sifat-Nya secara lang</text:span><text:soft-page-break/><text:span text:style-name="T352">sung, maka kita tidak akan bisa bertahan darinya. Dia kemudian mewujudkannya di balik sebab-sebab dan hukum-hukum, dalam derajat yang dibatasi oleh ruang dan waktu, sehingga kita dapat membangun hubungan dengannya, dan bercermin padanya dan merasakannya. Perwujudan secara bertahap dari nama-nama dan sifat-sifat Allah adalah alasan bagi keingintahuan kita serta mengapa kita bertanya-tanya tentangnya.</text:span></text:p>
        </text:list-item>
      </text:list>
      <text:p text:style-name="P69"><text:span text:style-name="T352">E</text:span><text:span text:style-name="T331">mpat poin ini merupakan penyusun bagi beberapa alasan mengapa Allah bertindak melalui hukum-hukum dan sebab-sebab di ala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Algerian" svg:font-family="Algerian"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judul_20_utama" style:display-name="judul utama" style:family="paragraph" style:parent-style-name="Standard">
      <style:text-properties fo:font-size="13pt" fo:font-weight="bold" officeooo:rsid="0000fd8b" style:font-size-asian="13pt" style:font-weight-asian="bold" style:font-size-complex="13pt" style:font-weight-complex="bold"/>
    </style:style>
    <style:style style:name="paragraf" style:family="paragraph" style:parent-style-name="Standard">
      <style:paragraph-properties fo:margin-left="0in" fo:margin-right="0in" fo:margin-top="0in" fo:margin-bottom="0.0402in" style:contextual-spacing="false" fo:text-align="justify" style:justify-single-word="false" fo:text-indent="0.2799in" style:auto-text-indent="false"/>
      <style:text-properties style:font-name="Liberation Serif" fo:font-family="'Liberation Serif'" style:font-family-generic="roman" style:font-pitch="variable" fo:font-size="12pt" fo:font-weight="normal" officeooo:rsid="002651ba" style:font-size-asian="12pt" style:font-weight-asian="normal" style:font-size-complex="12pt" style:font-weight-complex="normal"/>
    </style:style>
    <style:style style:name="judul_20_-1_20_-1" style:display-name="judul -1 -1" style:family="paragraph" style:parent-style-name="paragraf">
      <style:paragraph-properties fo:margin-left="0in" fo:margin-right="0in" fo:margin-top="0.1in" fo:margin-bottom="0.1402in" style:contextual-spacing="false" fo:text-indent="0in" style:auto-text-indent="false"/>
      <style:text-properties fo:font-size="13pt" fo:font-weight="bold" officeooo:rsid="0055450e"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judul_20_1_20_-_20_2" style:display-name="judul 1 - 2" style:family="paragraph" style:parent-style-name="paragraf">
      <style:paragraph-properties fo:margin-left="0in" fo:margin-right="0in" fo:margin-top="0.1201in" fo:margin-bottom="0.1598in" style:contextual-spacing="false" fo:text-indent="0in" style:auto-text-indent="false"/>
      <style:text-properties fo:font-size="14pt" officeooo:rsid="00d41167" style:font-size-asian="14pt" style:font-size-complex="14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nutup" style:family="paragraph" style:parent-style-name="paragraf">
      <style:text-properties officeooo:rsid="08cc34f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aftar_20_argumen" style:display-name="Daftar argumen" style:family="paragraph" style:parent-style-name="paragraf"/>
    <style:style style:name="Daftar_20_bukti" style:display-name="Daftar bukti" style:family="paragraph" style:parent-style-name="paragraf">
      <style:text-properties officeooo:rsid="0a02c3f3"/>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lgerian" fo:font-size="6pt" fo:language="id" fo:country="ID" fo:font-style="normal" fo:font-weight="normal" officeooo:rsid="009b7296" officeooo:paragraph-rsid="009b7296" style:font-size-asian="6pt" style:font-style-asian="normal" style:font-weight-asian="normal" style:font-size-complex="6pt" style:font-style-complex="normal" style:font-weight-complex="normal"/>
    </style:style>
    <style:style style:name="MP2" style:family="paragraph" style:parent-style-name="Footer">
      <style:paragraph-properties fo:text-align="end" style:justify-single-word="false"/>
      <style:text-properties fo:font-size="10pt" fo:language="id" fo:country="ID" style:font-size-asian="10pt" style:font-size-complex="10pt"/>
    </style:style>
    <style:style style:name="MP3" style:family="paragraph" style:parent-style-name="Header">
      <style:text-properties fo:font-size="15pt" fo:language="id" fo:country="ID" fo:font-weight="bold" officeooo:rsid="09ddaa51" style:font-size-asian="15pt" style:font-weight-asian="bold" style:font-size-complex="15pt" style:font-weight-complex="bold"/>
    </style:style>
    <style:style style:name="MP4" style:family="paragraph" style:parent-style-name="Header">
      <style:paragraph-properties fo:text-align="start" style:justify-single-word="false"/>
      <style:text-properties style:font-name="Algerian" fo:font-size="6pt" fo:language="id" fo:country="ID" officeooo:rsid="0b8b0a49" officeooo:paragraph-rsid="0b8b5ee1" style:font-size-asian="6pt" style:font-size-complex="6pt"/>
    </style:style>
    <style:style style:name="MP5" style:family="paragraph" style:parent-style-name="Footer">
      <style:text-properties fo:font-size="10pt" fo:language="id" fo:country="ID" style:font-size-asian="10pt" style:font-size-complex="10pt"/>
    </style:style>
    <style:style style:name="MP6" style:family="paragraph" style:parent-style-name="Header">
      <style:paragraph-properties fo:text-align="end" style:justify-single-word="false"/>
      <style:text-properties style:font-name="Algerian" fo:font-size="6pt" fo:language="id" fo:country="ID" style:font-size-asian="6pt" style:font-size-complex="6pt"/>
    </style:style>
    <style:style style:name="MT1" style:family="text">
      <style:text-properties officeooo:rsid="009b86ac"/>
    </style:style>
    <style:style style:name="MT2" style:family="text">
      <style:text-properties officeooo:rsid="0b8b0a49"/>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distance-before-sep="0.1201in" style:line-style="solid" style:adjustment="left" style:rel-width="10%"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usage="right">
      <style:page-layout-properties fo:page-width="6in" fo:page-height="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6.9799in" fo:page-height="9in" style:num-format="1" style:print-orientation="portrait" fo:margin-top="0.5in" fo:margin-bottom="0.5in" fo:margin-left="0.9799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text:span text:style-name="MT1">terjemahkan</text:span> oleh Mohammad Fajar</text:p>
      </style:header>
      <style:footer>
        <text:p text:style-name="MP2"><text:page-number text:select-page="current">31</text:page-number></text:p>
      </style:footer>
    </style:master-page>
    <style:master-page style:name="Endnote" style:page-layout-name="Mpm2">
      <style:header>
        <text:p text:style-name="MP3"/>
      </style:header>
    </style:master-page>
    <style:master-page style:name="Footnote" style:page-layout-name="Mpm3"/>
    <style:master-page style:name="Left_20_Page" style:display-name="Left Page" style:page-layout-name="Mpm4" style:next-style-name="Right_20_Page">
      <style:header>
        <text:p text:style-name="MP4">DITERJEMAHKAN OLEH MOHAMMAD FAJAR</text:p>
      </style:header>
      <style:footer>
        <text:p text:style-name="MP5"><text:page-number text:select-page="current">0</text:page-number></text:p>
      </style:footer>
    </style:master-page>
    <style:master-page style:name="Right_20_Page" style:display-name="Right Page" style:page-layout-name="Mpm5" style:next-style-name="Left_20_Page">
      <style:header>
        <text:p text:style-name="MP6"><text:tab/><text:span text:style-name="MT2">DITERJEMAHKAN OLEH MOHAMMAD FAJAR</text:span></text:p>
      </style:header>
      <style:footer>
        <text:p text:style-name="MP2"><text:page-number text:select-page="current">0</text:page-number></text:p>
      </style:footer>
    </style:master-page>
    <style:master-page style:name="First_20_Page" style:display-name="First Page" style:page-layout-name="Mpm6" style:next-style-name="Left_20_Page"/>
    <style:master-page style:name="Index"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21T14:17:31.513000000</meta:creation-date>
    <dc:date>2021-01-22T08:19:00.004000000</dc:date>
    <meta:editing-duration>P8DT12H20M6S</meta:editing-duration>
    <meta:editing-cycles>3354</meta:editing-cycles>
    <meta:generator>LibreOffice/7.0.4.2$Windows_x86 LibreOffice_project/dcf040e67528d9187c66b2379df5ea4407429775</meta:generator>
    <meta:document-statistic meta:table-count="0" meta:image-count="0" meta:object-count="0" meta:page-count="31" meta:paragraph-count="124" meta:word-count="10118" meta:character-count="72657" meta:non-whitespace-character-count="62544"/>
  </office:meta>
</office:document-meta>
</file>